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0.497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1.815cm"/>
    </style:style>
    <style:style style:name="co8" style:family="table-column">
      <style:table-column-properties fo:break-before="auto" style:column-width="1.1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8" style:family="table-cell" style:parent-style-name="Default" style:data-style-name="N2">
      <style:table-cell-properties fo:background-color="#ffffa6"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 style:data-style-name="N2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 style:data-style-name="N2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3faf46" style:text-align-source="fix" style:repeat-content="false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468a1a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b3cac7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cm"/>
    </style:style>
    <style:style style:name="ce43" style:family="table-cell" style:parent-style-name="Default" style:data-style-name="N2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44" style:family="table-cell" style:parent-style-name="Default" style:data-style-name="N2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45" style:family="table-cell" style:parent-style-name="Default" style:data-style-name="N2">
      <style:table-cell-properties fo:background-color="#ffde59"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 style:data-style-name="N2">
      <style:table-cell-properties fo:background-color="#dee6ef"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 style:data-style-name="N2">
      <style:table-cell-properties fo:background-color="#ffb66c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 style:data-style-name="N2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49" style:family="table-cell" style:parent-style-name="Default" style:data-style-name="N2">
      <style:table-cell-properties fo:background-color="#bbe33d" style:text-align-source="fix" style:repeat-content="false" style:vertical-align="middle"/>
      <style:paragraph-properties fo:text-align="center" fo:margin-left="0cm"/>
    </style:style>
    <style:style style:name="ce50" style:family="table-cell" style:parent-style-name="Default" style:data-style-name="N2">
      <style:table-cell-properties fo:background-color="#3faf46" style:text-align-source="fix" style:repeat-content="false" style:vertical-align="middle"/>
      <style:paragraph-properties fo:text-align="center" fo:margin-left="0cm"/>
    </style:style>
    <style:style style:name="ce51" style:family="table-cell" style:parent-style-name="Default" style:data-style-name="N2">
      <style:table-cell-properties fo:background-color="#468a1a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 style:data-style-name="N2">
      <style:table-cell-properties fo:background-color="#b3cac7"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 style:data-style-name="N2">
      <style:table-cell-properties fo:background-color="#dddddd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28" style:family="table-cell" style:parent-style-name="Default">
      <style:text-properties style:use-window-font-color="true"/>
    </style:style>
    <style:style style:name="ce29" style:family="table-cell" style:parent-style-name="Default">
      <style:table-cell-properties fo:background-color="#dddddd"/>
      <style:text-properties style:use-window-font-color="true"/>
    </style:style>
    <style:style style:name="ce72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7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75" style:family="table-cell" style:parent-style-name="Default" style:data-style-name="N2">
      <style:table-cell-properties fo:background-color="#ffffa6" style:text-align-source="fix" style:repeat-content="false" style:vertical-align="middle"/>
      <style:paragraph-properties fo:text-align="center" fo:margin-left="0cm"/>
    </style:style>
    <style:style style:name="ce76" style:family="table-cell" style:parent-style-name="Default" style:data-style-name="N2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77" style:family="table-cell" style:parent-style-name="Default" style:data-style-name="N2">
      <style:table-cell-properties fo:background-color="#b4c7dc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ce16"/>
        <table:table-column table:style-name="co7" table:number-columns-repeated="2" table:default-cell-style-name="ce16"/>
        <table:table-column table:style-name="co8" table:number-columns-repeated="21" table:default-cell-style-name="ce16"/>
        <table:table-column table:style-name="co1" table:number-columns-repeated="16360" table:default-cell-style-name="Default"/>
        <table:table-row table:style-name="ro1">
          <table:table-cell table:number-columns-repeated="3"/>
          <table:table-cell table:style-name="ce14" office:value-type="percentage" office:value="1" calcext:value-type="percentage">
            <text:p>100%</text:p>
          </table:table-cell>
          <table:table-cell table:style-name="ce14" office:value-type="percentage" office:value="0.95" calcext:value-type="percentage">
            <text:p>95%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14" office:value-type="percentage" office:value="0.85" calcext:value-type="percentage">
            <text:p>85%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14" office:value-type="percentage" office:value="0.45" calcext:value-type="percentage">
            <text:p>45%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14" office:value-type="percentage" office:value="0.35" calcext:value-type="percentage">
            <text:p>35%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14" office:value-type="percentage" office:value="0.25" calcext:value-type="percentage">
            <text:p>25%</text:p>
          </table:table-cell>
          <table:table-cell table:style-name="ce14" office:value-type="percentage" office:value="0.2" calcext:value-type="percentage">
            <text:p>20%</text:p>
          </table:table-cell>
          <table:table-cell table:style-name="ce14" office:value-type="percentage" office:value="0.15" calcext:value-type="percentage">
            <text:p>15%</text:p>
          </table:table-cell>
          <table:table-cell table:style-name="ce14" office:value-type="percentage" office:value="0.1" calcext:value-type="percentage">
            <text:p>10%</text:p>
          </table:table-cell>
          <table:table-cell table:style-name="ce14" office:value-type="percentage" office:value="0.0499999999999999" calcext:value-type="percentage">
            <text:p>5%</text:p>
          </table:table-cell>
          <table:table-cell table:style-name="ce14" office:value-type="percentage" office:value="0" calcext:value-type="percentage">
            <text:p>0%</text:p>
          </table:table-cell>
          <table:table-cell table:number-columns-repeated="16360"/>
        </table:table-row>
        <table:table-row table:style-name="ro1">
          <table:table-cell table:style-name="ce30" office:value-type="string" calcext:value-type="string">
            <text:p>SUSOFT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turning</text:p>
          </table:table-cell>
          <table:table-cell table:style-name="ce43" office:value-type="float" office:value="1.2" calcext:value-type="float">
            <text:p>1.20</text:p>
          </table:table-cell>
          <table:table-cell table:style-name="ce43" office:value-type="float" office:value="1.1" calcext:value-type="float">
            <text:p>1.10</text:p>
          </table:table-cell>
          <table:table-cell table:style-name="ce43" office:value-type="float" office:value="0.98" calcext:value-type="float">
            <text:p>0.98</text:p>
          </table:table-cell>
          <table:table-cell table:style-name="ce43" office:value-type="float" office:value="0.92" calcext:value-type="float">
            <text:p>0.92</text:p>
          </table:table-cell>
          <table:table-cell table:style-name="ce43" table:number-columns-repeated="2"/>
          <table:table-cell table:style-name="ce43" office:value-type="float" office:value="0.9" calcext:value-type="float">
            <text:p>0.90</text:p>
          </table:table-cell>
          <table:table-cell table:style-name="ce43"/>
          <table:table-cell table:style-name="ce43" office:value-type="float" office:value="0.85" calcext:value-type="float">
            <text:p>0.85</text:p>
          </table:table-cell>
          <table:table-cell table:style-name="ce43"/>
          <table:table-cell table:style-name="ce43" office:value-type="float" office:value="0.6" calcext:value-type="float">
            <text:p>0.60</text:p>
          </table:table-cell>
          <table:table-cell table:style-name="ce43"/>
          <table:table-cell table:style-name="ce43" office:value-type="float" office:value="0.5" calcext:value-type="float">
            <text:p>0.50</text:p>
          </table:table-cell>
          <table:table-cell table:style-name="ce43"/>
          <table:table-cell table:style-name="ce43" office:value-type="float" office:value="0.35" calcext:value-type="float">
            <text:p>0.35</text:p>
          </table:table-cell>
          <table:table-cell table:style-name="ce43" table:number-columns-repeated="5"/>
          <table:table-cell table:style-name="ce43" office:value-type="float" office:value="0.3" calcext:value-type="float">
            <text:p>0.30</text:p>
          </table:table-cell>
          <table:table-cell table:number-columns-repeated="16360"/>
        </table:table-row>
        <table:table-row table:style-name="ro1">
          <table:table-cell table:style-name="ce30" office:value-type="string" calcext:value-type="string">
            <text:p>SUSOFT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traction</text:p>
          </table:table-cell>
          <table:table-cell table:style-name="ce43" office:value-type="float" office:value="1.2" calcext:value-type="float">
            <text:p>1.20</text:p>
          </table:table-cell>
          <table:table-cell table:style-name="ce43" office:value-type="float" office:value="1.5" calcext:value-type="float">
            <text:p>1.50</text:p>
          </table:table-cell>
          <table:table-cell table:style-name="ce43" office:value-type="float" office:value="0.95" calcext:value-type="float">
            <text:p>0.95</text:p>
          </table:table-cell>
          <table:table-cell table:style-name="ce43"/>
          <table:table-cell table:style-name="ce43" office:value-type="float" office:value="0.9" calcext:value-type="float">
            <text:p>0.90</text:p>
          </table:table-cell>
          <table:table-cell table:style-name="ce43"/>
          <table:table-cell table:style-name="ce43" office:value-type="float" office:value="0.85" calcext:value-type="float">
            <text:p>0.85</text:p>
          </table:table-cell>
          <table:table-cell table:style-name="ce43"/>
          <table:table-cell table:style-name="ce43" office:value-type="float" office:value="0.65" calcext:value-type="float">
            <text:p>0.65</text:p>
          </table:table-cell>
          <table:table-cell table:style-name="ce43"/>
          <table:table-cell table:style-name="ce43" office:value-type="float" office:value="0.5" calcext:value-type="float">
            <text:p>0.50</text:p>
          </table:table-cell>
          <table:table-cell table:style-name="ce43"/>
          <table:table-cell table:style-name="ce43" office:value-type="float" office:value="0.4" calcext:value-type="float">
            <text:p>0.40</text:p>
          </table:table-cell>
          <table:table-cell table:style-name="ce43"/>
          <table:table-cell table:style-name="ce43" office:value-type="float" office:value="0.3" calcext:value-type="float">
            <text:p>0.30</text:p>
          </table:table-cell>
          <table:table-cell table:style-name="ce43" table:number-columns-repeated="5"/>
          <table:table-cell table:style-name="ce43" office:value-type="float" office:value="0.2" calcext:value-type="float">
            <text:p>0.20</text:p>
          </table:table-cell>
          <table:table-cell table:number-columns-repeated="16360"/>
        </table:table-row>
        <table:table-row table:style-name="ro1">
          <table:table-cell table:style-name="ce30" office:value-type="string" calcext:value-type="string">
            <text:p>SUSOFT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topspeed</text:p>
          </table:table-cell>
          <table:table-cell table:style-name="ce43" office:value-type="float" office:value="1.2" calcext:value-type="float">
            <text:p>1.20</text:p>
          </table:table-cell>
          <table:table-cell table:style-name="ce43"/>
          <table:table-cell table:style-name="ce43" office:value-type="float" office:value="1.05" calcext:value-type="float">
            <text:p>1.05</text:p>
          </table:table-cell>
          <table:table-cell table:style-name="ce43"/>
          <table:table-cell table:style-name="ce43" office:value-type="float" office:value="0.87" calcext:value-type="float">
            <text:p>0.87</text:p>
          </table:table-cell>
          <table:table-cell table:style-name="ce43" table:number-columns-repeated="3"/>
          <table:table-cell table:style-name="ce43" office:value-type="float" office:value="0.75" calcext:value-type="float">
            <text:p>0.75</text:p>
          </table:table-cell>
          <table:table-cell table:style-name="ce43"/>
          <table:table-cell table:style-name="ce43" office:value-type="float" office:value="0.45" calcext:value-type="float">
            <text:p>0.45</text:p>
          </table:table-cell>
          <table:table-cell table:style-name="ce43" table:number-columns-repeated="9"/>
          <table:table-cell table:style-name="ce43" office:value-type="float" office:value="0.4" calcext:value-type="float">
            <text:p>0.40</text:p>
          </table:table-cell>
          <table:table-cell table:number-columns-repeated="16360"/>
        </table:table-row>
        <table:table-row table:style-name="ro1">
          <table:table-cell table:style-name="ce31" office:value-type="string" calcext:value-type="string">
            <text:p>SOFT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turning</text:p>
          </table:table-cell>
          <table:table-cell table:style-name="ce44" office:value-type="float" office:value="1.2" calcext:value-type="float">
            <text:p>1.20</text:p>
          </table:table-cell>
          <table:table-cell table:style-name="ce44" office:value-type="float" office:value="1.1" calcext:value-type="float">
            <text:p>1.10</text:p>
          </table:table-cell>
          <table:table-cell table:style-name="ce44" office:value-type="float" office:value="0.98" calcext:value-type="float">
            <text:p>0.98</text:p>
          </table:table-cell>
          <table:table-cell table:style-name="ce44" office:value-type="float" office:value="0.92" calcext:value-type="float">
            <text:p>0.92</text:p>
          </table:table-cell>
          <table:table-cell table:style-name="ce44" table:number-columns-repeated="2"/>
          <table:table-cell table:style-name="ce44" office:value-type="float" office:value="0.9" calcext:value-type="float">
            <text:p>0.90</text:p>
          </table:table-cell>
          <table:table-cell table:style-name="ce44"/>
          <table:table-cell table:style-name="ce44" office:value-type="float" office:value="0.85" calcext:value-type="float">
            <text:p>0.85</text:p>
          </table:table-cell>
          <table:table-cell table:style-name="ce44"/>
          <table:table-cell table:style-name="ce44" office:value-type="float" office:value="0.6" calcext:value-type="float">
            <text:p>0.60</text:p>
          </table:table-cell>
          <table:table-cell table:style-name="ce44"/>
          <table:table-cell table:style-name="ce44" office:value-type="float" office:value="0.5" calcext:value-type="float">
            <text:p>0.50</text:p>
          </table:table-cell>
          <table:table-cell table:style-name="ce44"/>
          <table:table-cell table:style-name="ce44" office:value-type="float" office:value="0.35" calcext:value-type="float">
            <text:p>0.35</text:p>
          </table:table-cell>
          <table:table-cell table:style-name="ce44" table:number-columns-repeated="5"/>
          <table:table-cell table:style-name="ce44" office:value-type="float" office:value="0.3" calcext:value-type="float">
            <text:p>0.30</text:p>
          </table:table-cell>
          <table:table-cell table:number-columns-repeated="16360"/>
        </table:table-row>
        <table:table-row table:style-name="ro1">
          <table:table-cell table:style-name="ce31" office:value-type="string" calcext:value-type="string">
            <text:p>SOFT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traction</text:p>
          </table:table-cell>
          <table:table-cell table:style-name="ce44" office:value-type="float" office:value="1.2" calcext:value-type="float">
            <text:p>1.20</text:p>
          </table:table-cell>
          <table:table-cell table:style-name="ce44" office:value-type="float" office:value="1.5" calcext:value-type="float">
            <text:p>1.50</text:p>
          </table:table-cell>
          <table:table-cell table:style-name="ce44" office:value-type="float" office:value="0.95" calcext:value-type="float">
            <text:p>0.95</text:p>
          </table:table-cell>
          <table:table-cell table:style-name="ce44"/>
          <table:table-cell table:style-name="ce44" office:value-type="float" office:value="0.9" calcext:value-type="float">
            <text:p>0.90</text:p>
          </table:table-cell>
          <table:table-cell table:style-name="ce44"/>
          <table:table-cell table:style-name="ce44" office:value-type="float" office:value="0.85" calcext:value-type="float">
            <text:p>0.85</text:p>
          </table:table-cell>
          <table:table-cell table:style-name="ce44"/>
          <table:table-cell table:style-name="ce44" office:value-type="float" office:value="0.65" calcext:value-type="float">
            <text:p>0.65</text:p>
          </table:table-cell>
          <table:table-cell table:style-name="ce44"/>
          <table:table-cell table:style-name="ce44" office:value-type="float" office:value="0.5" calcext:value-type="float">
            <text:p>0.50</text:p>
          </table:table-cell>
          <table:table-cell table:style-name="ce44"/>
          <table:table-cell table:style-name="ce44" office:value-type="float" office:value="0.4" calcext:value-type="float">
            <text:p>0.40</text:p>
          </table:table-cell>
          <table:table-cell table:style-name="ce44"/>
          <table:table-cell table:style-name="ce44" office:value-type="float" office:value="0.3" calcext:value-type="float">
            <text:p>0.30</text:p>
          </table:table-cell>
          <table:table-cell table:style-name="ce44" table:number-columns-repeated="5"/>
          <table:table-cell table:style-name="ce44" office:value-type="float" office:value="0.2" calcext:value-type="float">
            <text:p>0.20</text:p>
          </table:table-cell>
          <table:table-cell table:number-columns-repeated="16360"/>
        </table:table-row>
        <table:table-row table:style-name="ro1">
          <table:table-cell table:style-name="ce31" office:value-type="string" calcext:value-type="string">
            <text:p>SOFT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topspeed</text:p>
          </table:table-cell>
          <table:table-cell table:style-name="ce44" office:value-type="float" office:value="1.2" calcext:value-type="float">
            <text:p>1.20</text:p>
          </table:table-cell>
          <table:table-cell table:style-name="ce44"/>
          <table:table-cell table:style-name="ce44" office:value-type="float" office:value="1.05" calcext:value-type="float">
            <text:p>1.05</text:p>
          </table:table-cell>
          <table:table-cell table:style-name="ce44"/>
          <table:table-cell table:style-name="ce44" office:value-type="float" office:value="0.87" calcext:value-type="float">
            <text:p>0.87</text:p>
          </table:table-cell>
          <table:table-cell table:style-name="ce44" table:number-columns-repeated="3"/>
          <table:table-cell table:style-name="ce44" office:value-type="float" office:value="0.75" calcext:value-type="float">
            <text:p>0.75</text:p>
          </table:table-cell>
          <table:table-cell table:style-name="ce44"/>
          <table:table-cell table:style-name="ce44" office:value-type="float" office:value="0.45" calcext:value-type="float">
            <text:p>0.45</text:p>
          </table:table-cell>
          <table:table-cell table:style-name="ce44" table:number-columns-repeated="9"/>
          <table:table-cell table:style-name="ce44" office:value-type="float" office:value="0.4" calcext:value-type="float">
            <text:p>0.40</text:p>
          </table:table-cell>
          <table:table-cell table:number-columns-repeated="16360"/>
        </table:table-row>
        <table:table-row table:style-name="ro1">
          <table:table-cell table:style-name="ce32" office:value-type="string" calcext:value-type="string">
            <text:p>MEDIUM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turning</text:p>
          </table:table-cell>
          <table:table-cell table:style-name="ce45" office:value-type="float" office:value="1" calcext:value-type="float">
            <text:p>1.00</text:p>
          </table:table-cell>
          <table:table-cell table:style-name="ce45" office:value-type="float" office:value="0.98" calcext:value-type="float">
            <text:p>0.98</text:p>
          </table:table-cell>
          <table:table-cell table:style-name="ce45" office:value-type="float" office:value="0.95" calcext:value-type="float">
            <text:p>0.95</text:p>
          </table:table-cell>
          <table:table-cell table:style-name="ce45" office:value-type="float" office:value="0.85" calcext:value-type="float">
            <text:p>0.85</text:p>
          </table:table-cell>
          <table:table-cell table:style-name="ce45" table:number-columns-repeated="2"/>
          <table:table-cell table:style-name="ce45" office:value-type="float" office:value="0.65" calcext:value-type="float">
            <text:p>0.65</text:p>
          </table:table-cell>
          <table:table-cell table:style-name="ce45"/>
          <table:table-cell table:style-name="ce45" office:value-type="float" office:value="0.55" calcext:value-type="float">
            <text:p>0.55</text:p>
          </table:table-cell>
          <table:table-cell table:style-name="ce45"/>
          <table:table-cell table:style-name="ce45" office:value-type="float" office:value="0.5" calcext:value-type="float">
            <text:p>0.50</text:p>
          </table:table-cell>
          <table:table-cell table:style-name="ce45"/>
          <table:table-cell table:style-name="ce45" office:value-type="float" office:value="0.4" calcext:value-type="float">
            <text:p>0.40</text:p>
          </table:table-cell>
          <table:table-cell table:style-name="ce45"/>
          <table:table-cell table:style-name="ce45" office:value-type="float" office:value="0.35" calcext:value-type="float">
            <text:p>0.35</text:p>
          </table:table-cell>
          <table:table-cell table:style-name="ce45" table:number-columns-repeated="5"/>
          <table:table-cell table:style-name="ce45" office:value-type="float" office:value="0.3" calcext:value-type="float">
            <text:p>0.30</text:p>
          </table:table-cell>
          <table:table-cell table:number-columns-repeated="16360"/>
        </table:table-row>
        <table:table-row table:style-name="ro1">
          <table:table-cell table:style-name="ce32" office:value-type="string" calcext:value-type="string">
            <text:p>MEDIUM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traction</text:p>
          </table:table-cell>
          <table:table-cell table:number-columns-repeated="2" table:style-name="ce45" office:value-type="float" office:value="1" calcext:value-type="float">
            <text:p>1.00</text:p>
          </table:table-cell>
          <table:table-cell table:style-name="ce45" office:value-type="float" office:value="0.95" calcext:value-type="float">
            <text:p>0.95</text:p>
          </table:table-cell>
          <table:table-cell table:style-name="ce45"/>
          <table:table-cell table:style-name="ce45" office:value-type="float" office:value="0.85" calcext:value-type="float">
            <text:p>0.85</text:p>
          </table:table-cell>
          <table:table-cell table:style-name="ce45"/>
          <table:table-cell table:style-name="ce45" office:value-type="float" office:value="0.8" calcext:value-type="float">
            <text:p>0.80</text:p>
          </table:table-cell>
          <table:table-cell table:style-name="ce45"/>
          <table:table-cell table:style-name="ce45" office:value-type="float" office:value="0.6" calcext:value-type="float">
            <text:p>0.60</text:p>
          </table:table-cell>
          <table:table-cell table:style-name="ce45"/>
          <table:table-cell table:style-name="ce45" office:value-type="float" office:value="0.5" calcext:value-type="float">
            <text:p>0.50</text:p>
          </table:table-cell>
          <table:table-cell table:style-name="ce45"/>
          <table:table-cell table:style-name="ce45" office:value-type="float" office:value="0.4" calcext:value-type="float">
            <text:p>0.40</text:p>
          </table:table-cell>
          <table:table-cell table:style-name="ce45"/>
          <table:table-cell table:style-name="ce45" office:value-type="float" office:value="0.3" calcext:value-type="float">
            <text:p>0.30</text:p>
          </table:table-cell>
          <table:table-cell table:style-name="ce45" table:number-columns-repeated="5"/>
          <table:table-cell table:style-name="ce45" office:value-type="float" office:value="0.2" calcext:value-type="float">
            <text:p>0.20</text:p>
          </table:table-cell>
          <table:table-cell table:number-columns-repeated="16360"/>
        </table:table-row>
        <table:table-row table:style-name="ro1">
          <table:table-cell table:style-name="ce32" office:value-type="string" calcext:value-type="string">
            <text:p>MEDIUM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topspeed</text:p>
          </table:table-cell>
          <table:table-cell table:style-name="ce45" office:value-type="float" office:value="1" calcext:value-type="float">
            <text:p>1.00</text:p>
          </table:table-cell>
          <table:table-cell table:style-name="ce45"/>
          <table:table-cell table:style-name="ce45" office:value-type="float" office:value="0.9" calcext:value-type="float">
            <text:p>0.90</text:p>
          </table:table-cell>
          <table:table-cell table:style-name="ce45"/>
          <table:table-cell table:style-name="ce45" office:value-type="float" office:value="0.85" calcext:value-type="float">
            <text:p>0.85</text:p>
          </table:table-cell>
          <table:table-cell table:style-name="ce45" table:number-columns-repeated="3"/>
          <table:table-cell table:style-name="ce45" office:value-type="float" office:value="0.7" calcext:value-type="float">
            <text:p>0.70</text:p>
          </table:table-cell>
          <table:table-cell table:style-name="ce45"/>
          <table:table-cell table:style-name="ce45" office:value-type="float" office:value="0.5" calcext:value-type="float">
            <text:p>0.50</text:p>
          </table:table-cell>
          <table:table-cell table:style-name="ce45" table:number-columns-repeated="9"/>
          <table:table-cell table:style-name="ce45" office:value-type="float" office:value="0.5" calcext:value-type="float">
            <text:p>0.50</text:p>
          </table:table-cell>
          <table:table-cell table:number-columns-repeated="16360"/>
        </table:table-row>
        <table:table-row table:style-name="ro1">
          <table:table-cell table:style-name="ce33" office:value-type="string" calcext:value-type="string">
            <text:p>HARD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urning</text:p>
          </table:table-cell>
          <table:table-cell table:style-name="ce46" office:value-type="float" office:value="0.85" calcext:value-type="float">
            <text:p>0.85</text:p>
          </table:table-cell>
          <table:table-cell table:style-name="ce46" office:value-type="float" office:value="0.93" calcext:value-type="float">
            <text:p>0.93</text:p>
          </table:table-cell>
          <table:table-cell table:style-name="ce46" office:value-type="float" office:value="0.83" calcext:value-type="float">
            <text:p>0.83</text:p>
          </table:table-cell>
          <table:table-cell table:style-name="ce46" office:value-type="float" office:value="0.78" calcext:value-type="float">
            <text:p>0.78</text:p>
          </table:table-cell>
          <table:table-cell table:style-name="ce46" table:number-columns-repeated="2"/>
          <table:table-cell table:style-name="ce46" office:value-type="float" office:value="0.6" calcext:value-type="float">
            <text:p>0.60</text:p>
          </table:table-cell>
          <table:table-cell table:style-name="ce46"/>
          <table:table-cell table:style-name="ce46" office:value-type="float" office:value="0.5" calcext:value-type="float">
            <text:p>0.50</text:p>
          </table:table-cell>
          <table:table-cell table:style-name="ce46"/>
          <table:table-cell table:style-name="ce46" office:value-type="float" office:value="0.45" calcext:value-type="float">
            <text:p>0.45</text:p>
          </table:table-cell>
          <table:table-cell table:style-name="ce46"/>
          <table:table-cell table:style-name="ce46" office:value-type="float" office:value="0.4" calcext:value-type="float">
            <text:p>0.40</text:p>
          </table:table-cell>
          <table:table-cell table:style-name="ce46"/>
          <table:table-cell table:style-name="ce46" office:value-type="float" office:value="0.35" calcext:value-type="float">
            <text:p>0.35</text:p>
          </table:table-cell>
          <table:table-cell table:style-name="ce46" table:number-columns-repeated="5"/>
          <table:table-cell table:style-name="ce46" office:value-type="float" office:value="0.3" calcext:value-type="float">
            <text:p>0.30</text:p>
          </table:table-cell>
          <table:table-cell table:number-columns-repeated="16360"/>
        </table:table-row>
        <table:table-row table:style-name="ro1">
          <table:table-cell table:style-name="ce33" office:value-type="string" calcext:value-type="string">
            <text:p>HARD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raction</text:p>
          </table:table-cell>
          <table:table-cell table:style-name="ce46" office:value-type="float" office:value="0.85" calcext:value-type="float">
            <text:p>0.85</text:p>
          </table:table-cell>
          <table:table-cell table:style-name="ce46" office:value-type="float" office:value="0.9" calcext:value-type="float">
            <text:p>0.90</text:p>
          </table:table-cell>
          <table:table-cell table:style-name="ce46" office:value-type="float" office:value="0.8" calcext:value-type="float">
            <text:p>0.80</text:p>
          </table:table-cell>
          <table:table-cell table:style-name="ce46"/>
          <table:table-cell table:style-name="ce46" office:value-type="float" office:value="0.8" calcext:value-type="float">
            <text:p>0.80</text:p>
          </table:table-cell>
          <table:table-cell table:style-name="ce46"/>
          <table:table-cell table:style-name="ce46" office:value-type="float" office:value="0.75" calcext:value-type="float">
            <text:p>0.75</text:p>
          </table:table-cell>
          <table:table-cell table:style-name="ce46"/>
          <table:table-cell table:style-name="ce46" office:value-type="float" office:value="0.67" calcext:value-type="float">
            <text:p>0.67</text:p>
          </table:table-cell>
          <table:table-cell table:style-name="ce46"/>
          <table:table-cell table:style-name="ce46" office:value-type="float" office:value="0.53" calcext:value-type="float">
            <text:p>0.53</text:p>
          </table:table-cell>
          <table:table-cell table:style-name="ce46"/>
          <table:table-cell table:style-name="ce46" office:value-type="float" office:value="0.4" calcext:value-type="float">
            <text:p>0.40</text:p>
          </table:table-cell>
          <table:table-cell table:style-name="ce46"/>
          <table:table-cell table:style-name="ce46" office:value-type="float" office:value="0.35" calcext:value-type="float">
            <text:p>0.35</text:p>
          </table:table-cell>
          <table:table-cell table:style-name="ce46" table:number-columns-repeated="5"/>
          <table:table-cell table:style-name="ce46" office:value-type="float" office:value="0.2" calcext:value-type="float">
            <text:p>0.20</text:p>
          </table:table-cell>
          <table:table-cell table:number-columns-repeated="16360"/>
        </table:table-row>
        <table:table-row table:style-name="ro1">
          <table:table-cell table:style-name="ce33" office:value-type="string" calcext:value-type="string">
            <text:p>HARD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opspeed</text:p>
          </table:table-cell>
          <table:table-cell table:style-name="ce46" office:value-type="float" office:value="0.8" calcext:value-type="float">
            <text:p>0.80</text:p>
          </table:table-cell>
          <table:table-cell table:style-name="ce46"/>
          <table:table-cell table:style-name="ce46" office:value-type="float" office:value="0.8" calcext:value-type="float">
            <text:p>0.80</text:p>
          </table:table-cell>
          <table:table-cell table:style-name="ce46"/>
          <table:table-cell table:style-name="ce46" office:value-type="float" office:value="0.75" calcext:value-type="float">
            <text:p>0.75</text:p>
          </table:table-cell>
          <table:table-cell table:style-name="ce46" table:number-columns-repeated="3"/>
          <table:table-cell table:style-name="ce46" office:value-type="float" office:value="0.65" calcext:value-type="float">
            <text:p>0.65</text:p>
          </table:table-cell>
          <table:table-cell table:style-name="ce46"/>
          <table:table-cell table:style-name="ce46" office:value-type="float" office:value="0.6" calcext:value-type="float">
            <text:p>0.60</text:p>
          </table:table-cell>
          <table:table-cell table:style-name="ce46" table:number-columns-repeated="9"/>
          <table:table-cell table:style-name="ce46" office:value-type="float" office:value="0.4" calcext:value-type="float">
            <text:p>0.40</text:p>
          </table:table-cell>
          <table:table-cell table:number-columns-repeated="16360"/>
        </table:table-row>
        <table:table-row table:style-name="ro1">
          <table:table-cell table:style-name="ce8" office:value-type="string" calcext:value-type="string">
            <text:p>SUHARD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turning</text:p>
          </table:table-cell>
          <table:table-cell table:style-name="ce21" office:value-type="float" office:value="0.85" calcext:value-type="float">
            <text:p>0.85</text:p>
          </table:table-cell>
          <table:table-cell table:style-name="ce21" office:value-type="float" office:value="0.93" calcext:value-type="float">
            <text:p>0.93</text:p>
          </table:table-cell>
          <table:table-cell table:style-name="ce21" office:value-type="float" office:value="0.83" calcext:value-type="float">
            <text:p>0.83</text:p>
          </table:table-cell>
          <table:table-cell table:style-name="ce21" office:value-type="float" office:value="0.78" calcext:value-type="float">
            <text:p>0.78</text:p>
          </table:table-cell>
          <table:table-cell table:style-name="ce21" table:number-columns-repeated="2"/>
          <table:table-cell table:style-name="ce21" office:value-type="float" office:value="0.6" calcext:value-type="float">
            <text:p>0.60</text:p>
          </table:table-cell>
          <table:table-cell table:style-name="ce21"/>
          <table:table-cell table:style-name="ce21" office:value-type="float" office:value="0.5" calcext:value-type="float">
            <text:p>0.50</text:p>
          </table:table-cell>
          <table:table-cell table:style-name="ce21"/>
          <table:table-cell table:style-name="ce21" office:value-type="float" office:value="0.45" calcext:value-type="float">
            <text:p>0.45</text:p>
          </table:table-cell>
          <table:table-cell table:style-name="ce21"/>
          <table:table-cell table:style-name="ce21" office:value-type="float" office:value="0.4" calcext:value-type="float">
            <text:p>0.40</text:p>
          </table:table-cell>
          <table:table-cell table:style-name="ce21"/>
          <table:table-cell table:style-name="ce21" office:value-type="float" office:value="0.35" calcext:value-type="float">
            <text:p>0.35</text:p>
          </table:table-cell>
          <table:table-cell table:style-name="ce21" table:number-columns-repeated="5"/>
          <table:table-cell table:style-name="ce21" office:value-type="float" office:value="0.3" calcext:value-type="float">
            <text:p>0.30</text:p>
          </table:table-cell>
          <table:table-cell table:number-columns-repeated="16360"/>
        </table:table-row>
        <table:table-row table:style-name="ro1">
          <table:table-cell table:style-name="ce8" office:value-type="string" calcext:value-type="string">
            <text:p>SUHARD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traction</text:p>
          </table:table-cell>
          <table:table-cell table:style-name="ce21" office:value-type="float" office:value="0.85" calcext:value-type="float">
            <text:p>0.85</text:p>
          </table:table-cell>
          <table:table-cell table:style-name="ce21" office:value-type="float" office:value="0.9" calcext:value-type="float">
            <text:p>0.90</text:p>
          </table:table-cell>
          <table:table-cell table:style-name="ce21" office:value-type="float" office:value="0.8" calcext:value-type="float">
            <text:p>0.80</text:p>
          </table:table-cell>
          <table:table-cell table:style-name="ce21"/>
          <table:table-cell table:style-name="ce21" office:value-type="float" office:value="0.8" calcext:value-type="float">
            <text:p>0.80</text:p>
          </table:table-cell>
          <table:table-cell table:style-name="ce21"/>
          <table:table-cell table:style-name="ce21" office:value-type="float" office:value="0.75" calcext:value-type="float">
            <text:p>0.75</text:p>
          </table:table-cell>
          <table:table-cell table:style-name="ce21"/>
          <table:table-cell table:style-name="ce21" office:value-type="float" office:value="0.67" calcext:value-type="float">
            <text:p>0.67</text:p>
          </table:table-cell>
          <table:table-cell table:style-name="ce21"/>
          <table:table-cell table:style-name="ce21" office:value-type="float" office:value="0.53" calcext:value-type="float">
            <text:p>0.53</text:p>
          </table:table-cell>
          <table:table-cell table:style-name="ce21"/>
          <table:table-cell table:style-name="ce21" office:value-type="float" office:value="0.4" calcext:value-type="float">
            <text:p>0.40</text:p>
          </table:table-cell>
          <table:table-cell table:style-name="ce21"/>
          <table:table-cell table:style-name="ce21" office:value-type="float" office:value="0.35" calcext:value-type="float">
            <text:p>0.35</text:p>
          </table:table-cell>
          <table:table-cell table:style-name="ce21" table:number-columns-repeated="5"/>
          <table:table-cell table:style-name="ce21" office:value-type="float" office:value="0.2" calcext:value-type="float">
            <text:p>0.20</text:p>
          </table:table-cell>
          <table:table-cell table:number-columns-repeated="16360"/>
        </table:table-row>
        <table:table-row table:style-name="ro1">
          <table:table-cell table:style-name="ce8" office:value-type="string" calcext:value-type="string">
            <text:p>SUHARD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topspeed</text:p>
          </table:table-cell>
          <table:table-cell table:style-name="ce21" office:value-type="float" office:value="0.8" calcext:value-type="float">
            <text:p>0.80</text:p>
          </table:table-cell>
          <table:table-cell table:style-name="ce21"/>
          <table:table-cell table:style-name="ce21" office:value-type="float" office:value="0.8" calcext:value-type="float">
            <text:p>0.80</text:p>
          </table:table-cell>
          <table:table-cell table:style-name="ce21"/>
          <table:table-cell table:style-name="ce21" office:value-type="float" office:value="0.75" calcext:value-type="float">
            <text:p>0.75</text:p>
          </table:table-cell>
          <table:table-cell table:style-name="ce21" table:number-columns-repeated="3"/>
          <table:table-cell table:style-name="ce21" office:value-type="float" office:value="0.65" calcext:value-type="float">
            <text:p>0.65</text:p>
          </table:table-cell>
          <table:table-cell table:style-name="ce21"/>
          <table:table-cell table:style-name="ce21" office:value-type="float" office:value="0.6" calcext:value-type="float">
            <text:p>0.60</text:p>
          </table:table-cell>
          <table:table-cell table:style-name="ce21" table:number-columns-repeated="9"/>
          <table:table-cell table:style-name="ce21" office:value-type="float" office:value="0.4" calcext:value-type="float">
            <text:p>0.40</text:p>
          </table:table-cell>
          <table:table-cell table:number-columns-repeated="16360"/>
        </table:table-row>
        <table:table-row table:style-name="ro1">
          <table:table-cell table:style-name="ce9" office:value-type="string" calcext:value-type="string">
            <text:p>TBD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turning</text:p>
          </table:table-cell>
          <table:table-cell table:number-columns-repeated="21" table:style-name="ce22" office:value-type="float" office:value="0" calcext:value-type="float">
            <text:p>0.00</text:p>
          </table:table-cell>
          <table:table-cell table:number-columns-repeated="16360"/>
        </table:table-row>
        <table:table-row table:style-name="ro1">
          <table:table-cell table:style-name="ce9" office:value-type="string" calcext:value-type="string">
            <text:p>TBD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traction</text:p>
          </table:table-cell>
          <table:table-cell table:number-columns-repeated="21" table:style-name="ce22" office:value-type="float" office:value="0" calcext:value-type="float">
            <text:p>0.00</text:p>
          </table:table-cell>
          <table:table-cell table:number-columns-repeated="16360"/>
        </table:table-row>
        <table:table-row table:style-name="ro1">
          <table:table-cell table:style-name="ce9" office:value-type="string" calcext:value-type="string">
            <text:p>TBD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topspeed</text:p>
          </table:table-cell>
          <table:table-cell table:number-columns-repeated="21" table:style-name="ce22" office:value-type="float" office:value="0" calcext:value-type="float">
            <text:p>0.00</text:p>
          </table:table-cell>
          <table:table-cell table:number-columns-repeated="16360"/>
        </table:table-row>
        <table:table-row table:style-name="ro1">
          <table:table-cell table:style-name="ce36" office:value-type="string" calcext:value-type="string">
            <text:p>TBD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>
            <text:p>turning</text:p>
          </table:table-cell>
          <table:table-cell table:number-columns-repeated="21" table:style-name="ce49" office:value-type="float" office:value="0" calcext:value-type="float">
            <text:p>0.00</text:p>
          </table:table-cell>
          <table:table-cell table:number-columns-repeated="16360"/>
        </table:table-row>
        <table:table-row table:style-name="ro1">
          <table:table-cell table:style-name="ce36" office:value-type="string" calcext:value-type="string">
            <text:p>TBD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>
            <text:p>traction</text:p>
          </table:table-cell>
          <table:table-cell table:number-columns-repeated="21" table:style-name="ce49" office:value-type="float" office:value="0" calcext:value-type="float">
            <text:p>0.00</text:p>
          </table:table-cell>
          <table:table-cell table:number-columns-repeated="16360"/>
        </table:table-row>
        <table:table-row table:style-name="ro1">
          <table:table-cell table:style-name="ce36" office:value-type="string" calcext:value-type="string">
            <text:p>TBD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>
            <text:p>topspeed</text:p>
          </table:table-cell>
          <table:table-cell table:number-columns-repeated="21" table:style-name="ce49" office:value-type="float" office:value="0" calcext:value-type="float">
            <text:p>0.00</text:p>
          </table:table-cell>
          <table:table-cell table:number-columns-repeated="16360"/>
        </table:table-row>
        <table:table-row table:style-name="ro1">
          <table:table-cell table:style-name="ce37" office:value-type="string" calcext:value-type="string">
            <text:p>TBD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turning</text:p>
          </table:table-cell>
          <table:table-cell table:number-columns-repeated="21" table:style-name="ce50" office:value-type="float" office:value="0" calcext:value-type="float">
            <text:p>0.00</text:p>
          </table:table-cell>
          <table:table-cell table:number-columns-repeated="16360"/>
        </table:table-row>
        <table:table-row table:style-name="ro1">
          <table:table-cell table:style-name="ce37" office:value-type="string" calcext:value-type="string">
            <text:p>TBD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traction</text:p>
          </table:table-cell>
          <table:table-cell table:number-columns-repeated="21" table:style-name="ce50" office:value-type="float" office:value="0" calcext:value-type="float">
            <text:p>0.00</text:p>
          </table:table-cell>
          <table:table-cell table:number-columns-repeated="16360"/>
        </table:table-row>
        <table:table-row table:style-name="ro1">
          <table:table-cell table:style-name="ce37" office:value-type="string" calcext:value-type="string">
            <text:p>TBD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topspeed</text:p>
          </table:table-cell>
          <table:table-cell table:number-columns-repeated="21" table:style-name="ce50" office:value-type="float" office:value="0" calcext:value-type="float">
            <text:p>0.00</text:p>
          </table:table-cell>
          <table:table-cell table:number-columns-repeated="16360"/>
        </table:table-row>
        <table:table-row table:style-name="ro1">
          <table:table-cell table:style-name="ce38" office:value-type="string" calcext:value-type="string">
            <text:p>TBD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string" calcext:value-type="string">
            <text:p>turning</text:p>
          </table:table-cell>
          <table:table-cell table:number-columns-repeated="21" table:style-name="ce51" office:value-type="float" office:value="0" calcext:value-type="float">
            <text:p>0.00</text:p>
          </table:table-cell>
          <table:table-cell table:number-columns-repeated="16360"/>
        </table:table-row>
        <table:table-row table:style-name="ro1">
          <table:table-cell table:style-name="ce38" office:value-type="string" calcext:value-type="string">
            <text:p>TBD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string" calcext:value-type="string">
            <text:p>traction</text:p>
          </table:table-cell>
          <table:table-cell table:number-columns-repeated="21" table:style-name="ce51" office:value-type="float" office:value="0" calcext:value-type="float">
            <text:p>0.00</text:p>
          </table:table-cell>
          <table:table-cell table:number-columns-repeated="16360"/>
        </table:table-row>
        <table:table-row table:style-name="ro1">
          <table:table-cell table:style-name="ce38" office:value-type="string" calcext:value-type="string">
            <text:p>TBD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string" calcext:value-type="string">
            <text:p>topspeed</text:p>
          </table:table-cell>
          <table:table-cell table:number-columns-repeated="21" table:style-name="ce51" office:value-type="float" office:value="0" calcext:value-type="float">
            <text:p>0.00</text:p>
          </table:table-cell>
          <table:table-cell table:number-columns-repeated="16360"/>
        </table:table-row>
        <table:table-row table:style-name="ro1">
          <table:table-cell table:style-name="ce11" office:value-type="string" calcext:value-type="string">
            <text:p>FLAT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turning</text:p>
          </table:table-cell>
          <table:table-cell table:number-columns-repeated="21" table:style-name="ce24" office:value-type="float" office:value="1" calcext:value-type="float">
            <text:p>1.00</text:p>
          </table:table-cell>
          <table:table-cell table:number-columns-repeated="16360"/>
        </table:table-row>
        <table:table-row table:style-name="ro1">
          <table:table-cell table:style-name="ce11" office:value-type="string" calcext:value-type="string">
            <text:p>FLAT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traction</text:p>
          </table:table-cell>
          <table:table-cell table:number-columns-repeated="21" table:style-name="ce24" office:value-type="float" office:value="1" calcext:value-type="float">
            <text:p>1.00</text:p>
          </table:table-cell>
          <table:table-cell table:number-columns-repeated="16360"/>
        </table:table-row>
        <table:table-row table:style-name="ro1">
          <table:table-cell table:style-name="ce11" office:value-type="string" calcext:value-type="string">
            <text:p>FLAT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topspeed</text:p>
          </table:table-cell>
          <table:table-cell table:number-columns-repeated="21" table:style-name="ce24" office:value-type="float" office:value="1" calcext:value-type="float">
            <text:p>1.00</text:p>
          </table:table-cell>
          <table:table-cell table:number-columns-repeated="16360"/>
        </table:table-row>
        <table:table-row table:style-name="ro1">
          <table:table-cell table:number-columns-repeated="3"/>
          <table:table-cell table:style-name="ce25" table:number-columns-repeated="21"/>
          <table:table-cell table:number-columns-repeated="16360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turning</text:p>
          </table:table-cell>
          <table:table-cell table:style-name="ce26" table:formula="of:=IF([.D2]=&quot;&quot;;&quot;&quot;;COM.MICROSOFT.CONCAT(TEXT([.D$1]*100+101*([.$B2]-1); &quot;000&quot;);&quot;:&quot;;TEXT([.D2];&quot;0.000&quot;);&quot; &quot;))" office:value-type="string" office:string-value="100:1.200 " calcext:value-type="string">
            <text:p>100:1.200 </text:p>
          </table:table-cell>
          <table:table-cell table:style-name="ce26" table:formula="of:=IF([.E2]=&quot;&quot;;&quot;&quot;;COM.MICROSOFT.CONCAT(TEXT([.E$1]*100+101*([.$B2]-1); &quot;000&quot;);&quot;:&quot;;TEXT([.E2];&quot;0.000&quot;);&quot; &quot;))" office:value-type="string" office:string-value="095:1.100 " calcext:value-type="string">
            <text:p>095:1.100 </text:p>
          </table:table-cell>
          <table:table-cell table:style-name="ce26" table:formula="of:=IF([.F2]=&quot;&quot;;&quot;&quot;;COM.MICROSOFT.CONCAT(TEXT([.F$1]*100+101*([.$B2]-1); &quot;000&quot;);&quot;:&quot;;TEXT([.F2];&quot;0.000&quot;);&quot; &quot;))" office:value-type="string" office:string-value="090:0.980 " calcext:value-type="string">
            <text:p>090:0.980 </text:p>
          </table:table-cell>
          <table:table-cell table:style-name="ce26" table:formula="of:=IF([.G2]=&quot;&quot;;&quot;&quot;;COM.MICROSOFT.CONCAT(TEXT([.G$1]*100+101*([.$B2]-1); &quot;000&quot;);&quot;:&quot;;TEXT([.G2];&quot;0.000&quot;);&quot; &quot;))" office:value-type="string" office:string-value="085:0.920 " calcext:value-type="string">
            <text:p>085:0.920 </text:p>
          </table:table-cell>
          <table:table-cell table:style-name="ce26" table:formula="of:=IF([.H2]=&quot;&quot;;&quot;&quot;;COM.MICROSOFT.CONCAT(TEXT([.H$1]*100+101*([.$B2]-1); &quot;000&quot;);&quot;:&quot;;TEXT([.H2];&quot;0.000&quot;);&quot; &quot;))">
            <text:p/>
          </table:table-cell>
          <table:table-cell table:style-name="ce26" table:formula="of:=IF([.I2]=&quot;&quot;;&quot;&quot;;COM.MICROSOFT.CONCAT(TEXT([.I$1]*100+101*([.$B2]-1); &quot;000&quot;);&quot;:&quot;;TEXT([.I2];&quot;0.000&quot;);&quot; &quot;))">
            <text:p/>
          </table:table-cell>
          <table:table-cell table:style-name="ce26" table:formula="of:=IF([.J2]=&quot;&quot;;&quot;&quot;;COM.MICROSOFT.CONCAT(TEXT([.J$1]*100+101*([.$B2]-1); &quot;000&quot;);&quot;:&quot;;TEXT([.J2];&quot;0.000&quot;);&quot; &quot;))" office:value-type="string" office:string-value="070:0.900 " calcext:value-type="string">
            <text:p>070:0.900 </text:p>
          </table:table-cell>
          <table:table-cell table:style-name="ce26" table:formula="of:=IF([.K2]=&quot;&quot;;&quot;&quot;;COM.MICROSOFT.CONCAT(TEXT([.K$1]*100+101*([.$B2]-1); &quot;000&quot;);&quot;:&quot;;TEXT([.K2];&quot;0.000&quot;);&quot; &quot;))">
            <text:p/>
          </table:table-cell>
          <table:table-cell table:style-name="ce26" table:formula="of:=IF([.L2]=&quot;&quot;;&quot;&quot;;COM.MICROSOFT.CONCAT(TEXT([.L$1]*100+101*([.$B2]-1); &quot;000&quot;);&quot;:&quot;;TEXT([.L2];&quot;0.000&quot;);&quot; &quot;))" office:value-type="string" office:string-value="060:0.850 " calcext:value-type="string">
            <text:p>060:0.850 </text:p>
          </table:table-cell>
          <table:table-cell table:style-name="ce26" table:formula="of:=IF([.M2]=&quot;&quot;;&quot;&quot;;COM.MICROSOFT.CONCAT(TEXT([.M$1]*100+101*([.$B2]-1); &quot;000&quot;);&quot;:&quot;;TEXT([.M2];&quot;0.000&quot;);&quot; &quot;))">
            <text:p/>
          </table:table-cell>
          <table:table-cell table:style-name="ce26" table:formula="of:=IF([.N2]=&quot;&quot;;&quot;&quot;;COM.MICROSOFT.CONCAT(TEXT([.N$1]*100+101*([.$B2]-1); &quot;000&quot;);&quot;:&quot;;TEXT([.N2];&quot;0.000&quot;);&quot; &quot;))" office:value-type="string" office:string-value="050:0.600 " calcext:value-type="string">
            <text:p>050:0.600 </text:p>
          </table:table-cell>
          <table:table-cell table:style-name="ce26" table:formula="of:=IF([.O2]=&quot;&quot;;&quot;&quot;;COM.MICROSOFT.CONCAT(TEXT([.O$1]*100+101*([.$B2]-1); &quot;000&quot;);&quot;:&quot;;TEXT([.O2];&quot;0.000&quot;);&quot; &quot;))">
            <text:p/>
          </table:table-cell>
          <table:table-cell table:style-name="ce26" table:formula="of:=IF([.P2]=&quot;&quot;;&quot;&quot;;COM.MICROSOFT.CONCAT(TEXT([.P$1]*100+101*([.$B2]-1); &quot;000&quot;);&quot;:&quot;;TEXT([.P2];&quot;0.000&quot;);&quot; &quot;))" office:value-type="string" office:string-value="040:0.500 " calcext:value-type="string">
            <text:p>040:0.500 </text:p>
          </table:table-cell>
          <table:table-cell table:style-name="ce26" table:formula="of:=IF([.Q2]=&quot;&quot;;&quot;&quot;;COM.MICROSOFT.CONCAT(TEXT([.Q$1]*100+101*([.$B2]-1); &quot;000&quot;);&quot;:&quot;;TEXT([.Q2];&quot;0.000&quot;);&quot; &quot;))">
            <text:p/>
          </table:table-cell>
          <table:table-cell table:style-name="ce26" table:formula="of:=IF([.R2]=&quot;&quot;;&quot;&quot;;COM.MICROSOFT.CONCAT(TEXT([.R$1]*100+101*([.$B2]-1); &quot;000&quot;);&quot;:&quot;;TEXT([.R2];&quot;0.000&quot;);&quot; &quot;))" office:value-type="string" office:string-value="030:0.350 " calcext:value-type="string">
            <text:p>030:0.350 </text:p>
          </table:table-cell>
          <table:table-cell table:style-name="ce26" table:formula="of:=IF([.S2]=&quot;&quot;;&quot;&quot;;COM.MICROSOFT.CONCAT(TEXT([.S$1]*100+101*([.$B2]-1); &quot;000&quot;);&quot;:&quot;;TEXT([.S2];&quot;0.000&quot;);&quot; &quot;))">
            <text:p/>
          </table:table-cell>
          <table:table-cell table:style-name="ce26" table:formula="of:=IF([.T2]=&quot;&quot;;&quot;&quot;;COM.MICROSOFT.CONCAT(TEXT([.T$1]*100+101*([.$B2]-1); &quot;000&quot;);&quot;:&quot;;TEXT([.T2];&quot;0.000&quot;);&quot; &quot;))">
            <text:p/>
          </table:table-cell>
          <table:table-cell table:style-name="ce26" table:formula="of:=IF([.U2]=&quot;&quot;;&quot;&quot;;COM.MICROSOFT.CONCAT(TEXT([.U$1]*100+101*([.$B2]-1); &quot;000&quot;);&quot;:&quot;;TEXT([.U2];&quot;0.000&quot;);&quot; &quot;))">
            <text:p/>
          </table:table-cell>
          <table:table-cell table:style-name="ce26" table:formula="of:=IF([.V2]=&quot;&quot;;&quot;&quot;;COM.MICROSOFT.CONCAT(TEXT([.V$1]*100+101*([.$B2]-1); &quot;000&quot;);&quot;:&quot;;TEXT([.V2];&quot;0.000&quot;);&quot; &quot;))">
            <text:p/>
          </table:table-cell>
          <table:table-cell table:style-name="ce26" table:formula="of:=IF([.W2]=&quot;&quot;;&quot;&quot;;COM.MICROSOFT.CONCAT(TEXT([.W$1]*100+101*([.$B2]-1); &quot;000&quot;);&quot;:&quot;;TEXT([.W2];&quot;0.000&quot;);&quot; &quot;))">
            <text:p/>
          </table:table-cell>
          <table:table-cell table:style-name="ce26" table:formula="of:=IF([.X2]=&quot;&quot;;&quot;&quot;;COM.MICROSOFT.CONCAT(TEXT([.X$1]*100+101*([.$B2]-1); &quot;000&quot;);&quot;:&quot;;TEXT([.X2];&quot;0.000&quot;);&quot; &quot;))" office:value-type="string" office:string-value="000:0.300 " calcext:value-type="string">
            <text:p>000:0.300 </text:p>
          </table:table-cell>
          <table:table-cell table:style-name="ce28"/>
          <table:table-cell table:style-name="ce29" table:formula="of:=COM.MICROSOFT.CONCAT([.X33];[.W33];[.V33];[.U33];[.T33];[.S33];[.R33];[.Q33];[.P33];[.O33];[.N33];[.M33];[.L33];[.K33];[.J33];[.I33];[.H33];[.G33];[.F33];[.E33];[.D33];)" office:value-type="string" office:string-value="000:0.300 030:0.350 040:0.500 050:0.600 060:0.850 070:0.900 085:0.920 090:0.980 095:1.100 100:1.200 " calcext:value-type="string">
            <text:p>000:0.300 030:0.350 040:0.500 050:0.600 060:0.850 070:0.900 085:0.920 090:0.980 095:1.100 100:1.200 </text:p>
          </table:table-cell>
          <table:table-cell table:style-name="ce28" office:value-type="string" calcext:value-type="string">
            <text:p><text:s/></text:p>
          </table:table-cell>
          <table:table-cell table:number-columns-repeated="20"/>
          <table:table-cell table:style-name="ce28" table:number-columns-repeated="16337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traction</text:p>
          </table:table-cell>
          <table:table-cell table:style-name="ce26" table:formula="of:=IF([.D3]=&quot;&quot;;&quot;&quot;;COM.MICROSOFT.CONCAT(TEXT([.D$1]*100+101*([.$B3]-1); &quot;000&quot;);&quot;:&quot;;TEXT([.D3];&quot;0.000&quot;);&quot; &quot;))" office:value-type="string" office:string-value="100:1.200 " calcext:value-type="string">
            <text:p>100:1.200 </text:p>
          </table:table-cell>
          <table:table-cell table:style-name="ce26" table:formula="of:=IF([.E3]=&quot;&quot;;&quot;&quot;;COM.MICROSOFT.CONCAT(TEXT([.E$1]*100+101*([.$B3]-1); &quot;000&quot;);&quot;:&quot;;TEXT([.E3];&quot;0.000&quot;);&quot; &quot;))" office:value-type="string" office:string-value="095:1.500 " calcext:value-type="string">
            <text:p>095:1.500 </text:p>
          </table:table-cell>
          <table:table-cell table:style-name="ce26" table:formula="of:=IF([.F3]=&quot;&quot;;&quot;&quot;;COM.MICROSOFT.CONCAT(TEXT([.F$1]*100+101*([.$B3]-1); &quot;000&quot;);&quot;:&quot;;TEXT([.F3];&quot;0.000&quot;);&quot; &quot;))" office:value-type="string" office:string-value="090:0.950 " calcext:value-type="string">
            <text:p>090:0.950 </text:p>
          </table:table-cell>
          <table:table-cell table:style-name="ce26" table:formula="of:=IF([.G3]=&quot;&quot;;&quot;&quot;;COM.MICROSOFT.CONCAT(TEXT([.G$1]*100+101*([.$B3]-1); &quot;000&quot;);&quot;:&quot;;TEXT([.G3];&quot;0.000&quot;);&quot; &quot;))">
            <text:p/>
          </table:table-cell>
          <table:table-cell table:style-name="ce26" table:formula="of:=IF([.H3]=&quot;&quot;;&quot;&quot;;COM.MICROSOFT.CONCAT(TEXT([.H$1]*100+101*([.$B3]-1); &quot;000&quot;);&quot;:&quot;;TEXT([.H3];&quot;0.000&quot;);&quot; &quot;))" office:value-type="string" office:string-value="080:0.900 " calcext:value-type="string">
            <text:p>080:0.900 </text:p>
          </table:table-cell>
          <table:table-cell table:style-name="ce26" table:formula="of:=IF([.I3]=&quot;&quot;;&quot;&quot;;COM.MICROSOFT.CONCAT(TEXT([.I$1]*100+101*([.$B3]-1); &quot;000&quot;);&quot;:&quot;;TEXT([.I3];&quot;0.000&quot;);&quot; &quot;))">
            <text:p/>
          </table:table-cell>
          <table:table-cell table:style-name="ce26" table:formula="of:=IF([.J3]=&quot;&quot;;&quot;&quot;;COM.MICROSOFT.CONCAT(TEXT([.J$1]*100+101*([.$B3]-1); &quot;000&quot;);&quot;:&quot;;TEXT([.J3];&quot;0.000&quot;);&quot; &quot;))" office:value-type="string" office:string-value="070:0.850 " calcext:value-type="string">
            <text:p>070:0.850 </text:p>
          </table:table-cell>
          <table:table-cell table:style-name="ce26" table:formula="of:=IF([.K3]=&quot;&quot;;&quot;&quot;;COM.MICROSOFT.CONCAT(TEXT([.K$1]*100+101*([.$B3]-1); &quot;000&quot;);&quot;:&quot;;TEXT([.K3];&quot;0.000&quot;);&quot; &quot;))">
            <text:p/>
          </table:table-cell>
          <table:table-cell table:style-name="ce26" table:formula="of:=IF([.L3]=&quot;&quot;;&quot;&quot;;COM.MICROSOFT.CONCAT(TEXT([.L$1]*100+101*([.$B3]-1); &quot;000&quot;);&quot;:&quot;;TEXT([.L3];&quot;0.000&quot;);&quot; &quot;))" office:value-type="string" office:string-value="060:0.650 " calcext:value-type="string">
            <text:p>060:0.650 </text:p>
          </table:table-cell>
          <table:table-cell table:style-name="ce26" table:formula="of:=IF([.M3]=&quot;&quot;;&quot;&quot;;COM.MICROSOFT.CONCAT(TEXT([.M$1]*100+101*([.$B3]-1); &quot;000&quot;);&quot;:&quot;;TEXT([.M3];&quot;0.000&quot;);&quot; &quot;))">
            <text:p/>
          </table:table-cell>
          <table:table-cell table:style-name="ce26" table:formula="of:=IF([.N3]=&quot;&quot;;&quot;&quot;;COM.MICROSOFT.CONCAT(TEXT([.N$1]*100+101*([.$B3]-1); &quot;000&quot;);&quot;:&quot;;TEXT([.N3];&quot;0.000&quot;);&quot; &quot;))" office:value-type="string" office:string-value="050:0.500 " calcext:value-type="string">
            <text:p>050:0.500 </text:p>
          </table:table-cell>
          <table:table-cell table:style-name="ce26" table:formula="of:=IF([.O3]=&quot;&quot;;&quot;&quot;;COM.MICROSOFT.CONCAT(TEXT([.O$1]*100+101*([.$B3]-1); &quot;000&quot;);&quot;:&quot;;TEXT([.O3];&quot;0.000&quot;);&quot; &quot;))">
            <text:p/>
          </table:table-cell>
          <table:table-cell table:style-name="ce26" table:formula="of:=IF([.P3]=&quot;&quot;;&quot;&quot;;COM.MICROSOFT.CONCAT(TEXT([.P$1]*100+101*([.$B3]-1); &quot;000&quot;);&quot;:&quot;;TEXT([.P3];&quot;0.000&quot;);&quot; &quot;))" office:value-type="string" office:string-value="040:0.400 " calcext:value-type="string">
            <text:p>040:0.400 </text:p>
          </table:table-cell>
          <table:table-cell table:style-name="ce26" table:formula="of:=IF([.Q3]=&quot;&quot;;&quot;&quot;;COM.MICROSOFT.CONCAT(TEXT([.Q$1]*100+101*([.$B3]-1); &quot;000&quot;);&quot;:&quot;;TEXT([.Q3];&quot;0.000&quot;);&quot; &quot;))">
            <text:p/>
          </table:table-cell>
          <table:table-cell table:style-name="ce26" table:formula="of:=IF([.R3]=&quot;&quot;;&quot;&quot;;COM.MICROSOFT.CONCAT(TEXT([.R$1]*100+101*([.$B3]-1); &quot;000&quot;);&quot;:&quot;;TEXT([.R3];&quot;0.000&quot;);&quot; &quot;))" office:value-type="string" office:string-value="030:0.300 " calcext:value-type="string">
            <text:p>030:0.300 </text:p>
          </table:table-cell>
          <table:table-cell table:style-name="ce26" table:formula="of:=IF([.S3]=&quot;&quot;;&quot;&quot;;COM.MICROSOFT.CONCAT(TEXT([.S$1]*100+101*([.$B3]-1); &quot;000&quot;);&quot;:&quot;;TEXT([.S3];&quot;0.000&quot;);&quot; &quot;))">
            <text:p/>
          </table:table-cell>
          <table:table-cell table:style-name="ce26" table:formula="of:=IF([.T3]=&quot;&quot;;&quot;&quot;;COM.MICROSOFT.CONCAT(TEXT([.T$1]*100+101*([.$B3]-1); &quot;000&quot;);&quot;:&quot;;TEXT([.T3];&quot;0.000&quot;);&quot; &quot;))">
            <text:p/>
          </table:table-cell>
          <table:table-cell table:style-name="ce26" table:formula="of:=IF([.U3]=&quot;&quot;;&quot;&quot;;COM.MICROSOFT.CONCAT(TEXT([.U$1]*100+101*([.$B3]-1); &quot;000&quot;);&quot;:&quot;;TEXT([.U3];&quot;0.000&quot;);&quot; &quot;))">
            <text:p/>
          </table:table-cell>
          <table:table-cell table:style-name="ce26" table:formula="of:=IF([.V3]=&quot;&quot;;&quot;&quot;;COM.MICROSOFT.CONCAT(TEXT([.V$1]*100+101*([.$B3]-1); &quot;000&quot;);&quot;:&quot;;TEXT([.V3];&quot;0.000&quot;);&quot; &quot;))">
            <text:p/>
          </table:table-cell>
          <table:table-cell table:style-name="ce26" table:formula="of:=IF([.W3]=&quot;&quot;;&quot;&quot;;COM.MICROSOFT.CONCAT(TEXT([.W$1]*100+101*([.$B3]-1); &quot;000&quot;);&quot;:&quot;;TEXT([.W3];&quot;0.000&quot;);&quot; &quot;))">
            <text:p/>
          </table:table-cell>
          <table:table-cell table:style-name="ce26" table:formula="of:=IF([.X3]=&quot;&quot;;&quot;&quot;;COM.MICROSOFT.CONCAT(TEXT([.X$1]*100+101*([.$B3]-1); &quot;000&quot;);&quot;:&quot;;TEXT([.X3];&quot;0.000&quot;);&quot; &quot;))" office:value-type="string" office:string-value="000:0.200 " calcext:value-type="string">
            <text:p>000:0.200 </text:p>
          </table:table-cell>
          <table:table-cell table:style-name="ce28"/>
          <table:table-cell table:style-name="ce29" table:formula="of:=COM.MICROSOFT.CONCAT([.X34];[.W34];[.V34];[.U34];[.T34];[.S34];[.R34];[.Q34];[.P34];[.O34];[.N34];[.M34];[.L34];[.K34];[.J34];[.I34];[.H34];[.G34];[.F34];[.E34];[.D34];)" office:value-type="string" office:string-value="000:0.200 030:0.300 040:0.400 050:0.500 060:0.650 070:0.850 080:0.900 090:0.950 095:1.500 100:1.200 " calcext:value-type="string">
            <text:p>000:0.200 030:0.300 040:0.400 050:0.500 060:0.650 070:0.850 080:0.900 090:0.950 095:1.500 100:1.2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topspeed</text:p>
          </table:table-cell>
          <table:table-cell table:style-name="ce26" table:formula="of:=IF([.D4]=&quot;&quot;;&quot;&quot;;COM.MICROSOFT.CONCAT(TEXT([.D$1]*100+101*([.$B4]-1); &quot;000&quot;);&quot;:&quot;;TEXT([.D4];&quot;0.000&quot;);&quot; &quot;))" office:value-type="string" office:string-value="100:1.200 " calcext:value-type="string">
            <text:p>100:1.200 </text:p>
          </table:table-cell>
          <table:table-cell table:style-name="ce26" table:formula="of:=IF([.E4]=&quot;&quot;;&quot;&quot;;COM.MICROSOFT.CONCAT(TEXT([.E$1]*100+101*([.$B4]-1); &quot;000&quot;);&quot;:&quot;;TEXT([.E4];&quot;0.000&quot;);&quot; &quot;))">
            <text:p/>
          </table:table-cell>
          <table:table-cell table:style-name="ce26" table:formula="of:=IF([.F4]=&quot;&quot;;&quot;&quot;;COM.MICROSOFT.CONCAT(TEXT([.F$1]*100+101*([.$B4]-1); &quot;000&quot;);&quot;:&quot;;TEXT([.F4];&quot;0.000&quot;);&quot; &quot;))" office:value-type="string" office:string-value="090:1.050 " calcext:value-type="string">
            <text:p>090:1.050 </text:p>
          </table:table-cell>
          <table:table-cell table:style-name="ce26" table:formula="of:=IF([.G4]=&quot;&quot;;&quot;&quot;;COM.MICROSOFT.CONCAT(TEXT([.G$1]*100+101*([.$B4]-1); &quot;000&quot;);&quot;:&quot;;TEXT([.G4];&quot;0.000&quot;);&quot; &quot;))">
            <text:p/>
          </table:table-cell>
          <table:table-cell table:style-name="ce26" table:formula="of:=IF([.H4]=&quot;&quot;;&quot;&quot;;COM.MICROSOFT.CONCAT(TEXT([.H$1]*100+101*([.$B4]-1); &quot;000&quot;);&quot;:&quot;;TEXT([.H4];&quot;0.000&quot;);&quot; &quot;))" office:value-type="string" office:string-value="080:0.870 " calcext:value-type="string">
            <text:p>080:0.870 </text:p>
          </table:table-cell>
          <table:table-cell table:style-name="ce26" table:formula="of:=IF([.I4]=&quot;&quot;;&quot;&quot;;COM.MICROSOFT.CONCAT(TEXT([.I$1]*100+101*([.$B4]-1); &quot;000&quot;);&quot;:&quot;;TEXT([.I4];&quot;0.000&quot;);&quot; &quot;))">
            <text:p/>
          </table:table-cell>
          <table:table-cell table:style-name="ce26" table:formula="of:=IF([.J4]=&quot;&quot;;&quot;&quot;;COM.MICROSOFT.CONCAT(TEXT([.J$1]*100+101*([.$B4]-1); &quot;000&quot;);&quot;:&quot;;TEXT([.J4];&quot;0.000&quot;);&quot; &quot;))">
            <text:p/>
          </table:table-cell>
          <table:table-cell table:style-name="ce26" table:formula="of:=IF([.K4]=&quot;&quot;;&quot;&quot;;COM.MICROSOFT.CONCAT(TEXT([.K$1]*100+101*([.$B4]-1); &quot;000&quot;);&quot;:&quot;;TEXT([.K4];&quot;0.000&quot;);&quot; &quot;))">
            <text:p/>
          </table:table-cell>
          <table:table-cell table:style-name="ce26" table:formula="of:=IF([.L4]=&quot;&quot;;&quot;&quot;;COM.MICROSOFT.CONCAT(TEXT([.L$1]*100+101*([.$B4]-1); &quot;000&quot;);&quot;:&quot;;TEXT([.L4];&quot;0.000&quot;);&quot; &quot;))" office:value-type="string" office:string-value="060:0.750 " calcext:value-type="string">
            <text:p>060:0.750 </text:p>
          </table:table-cell>
          <table:table-cell table:style-name="ce26" table:formula="of:=IF([.M4]=&quot;&quot;;&quot;&quot;;COM.MICROSOFT.CONCAT(TEXT([.M$1]*100+101*([.$B4]-1); &quot;000&quot;);&quot;:&quot;;TEXT([.M4];&quot;0.000&quot;);&quot; &quot;))">
            <text:p/>
          </table:table-cell>
          <table:table-cell table:style-name="ce26" table:formula="of:=IF([.N4]=&quot;&quot;;&quot;&quot;;COM.MICROSOFT.CONCAT(TEXT([.N$1]*100+101*([.$B4]-1); &quot;000&quot;);&quot;:&quot;;TEXT([.N4];&quot;0.000&quot;);&quot; &quot;))" office:value-type="string" office:string-value="050:0.450 " calcext:value-type="string">
            <text:p>050:0.450 </text:p>
          </table:table-cell>
          <table:table-cell table:style-name="ce26" table:formula="of:=IF([.O4]=&quot;&quot;;&quot;&quot;;COM.MICROSOFT.CONCAT(TEXT([.O$1]*100+101*([.$B4]-1); &quot;000&quot;);&quot;:&quot;;TEXT([.O4];&quot;0.000&quot;);&quot; &quot;))">
            <text:p/>
          </table:table-cell>
          <table:table-cell table:style-name="ce26" table:formula="of:=IF([.P4]=&quot;&quot;;&quot;&quot;;COM.MICROSOFT.CONCAT(TEXT([.P$1]*100+101*([.$B4]-1); &quot;000&quot;);&quot;:&quot;;TEXT([.P4];&quot;0.000&quot;);&quot; &quot;))">
            <text:p/>
          </table:table-cell>
          <table:table-cell table:style-name="ce26" table:formula="of:=IF([.Q4]=&quot;&quot;;&quot;&quot;;COM.MICROSOFT.CONCAT(TEXT([.Q$1]*100+101*([.$B4]-1); &quot;000&quot;);&quot;:&quot;;TEXT([.Q4];&quot;0.000&quot;);&quot; &quot;))">
            <text:p/>
          </table:table-cell>
          <table:table-cell table:style-name="ce26" table:formula="of:=IF([.R4]=&quot;&quot;;&quot;&quot;;COM.MICROSOFT.CONCAT(TEXT([.R$1]*100+101*([.$B4]-1); &quot;000&quot;);&quot;:&quot;;TEXT([.R4];&quot;0.000&quot;);&quot; &quot;))">
            <text:p/>
          </table:table-cell>
          <table:table-cell table:style-name="ce26" table:formula="of:=IF([.S4]=&quot;&quot;;&quot;&quot;;COM.MICROSOFT.CONCAT(TEXT([.S$1]*100+101*([.$B4]-1); &quot;000&quot;);&quot;:&quot;;TEXT([.S4];&quot;0.000&quot;);&quot; &quot;))">
            <text:p/>
          </table:table-cell>
          <table:table-cell table:style-name="ce26" table:formula="of:=IF([.T4]=&quot;&quot;;&quot;&quot;;COM.MICROSOFT.CONCAT(TEXT([.T$1]*100+101*([.$B4]-1); &quot;000&quot;);&quot;:&quot;;TEXT([.T4];&quot;0.000&quot;);&quot; &quot;))">
            <text:p/>
          </table:table-cell>
          <table:table-cell table:style-name="ce26" table:formula="of:=IF([.U4]=&quot;&quot;;&quot;&quot;;COM.MICROSOFT.CONCAT(TEXT([.U$1]*100+101*([.$B4]-1); &quot;000&quot;);&quot;:&quot;;TEXT([.U4];&quot;0.000&quot;);&quot; &quot;))">
            <text:p/>
          </table:table-cell>
          <table:table-cell table:style-name="ce26" table:formula="of:=IF([.V4]=&quot;&quot;;&quot;&quot;;COM.MICROSOFT.CONCAT(TEXT([.V$1]*100+101*([.$B4]-1); &quot;000&quot;);&quot;:&quot;;TEXT([.V4];&quot;0.000&quot;);&quot; &quot;))">
            <text:p/>
          </table:table-cell>
          <table:table-cell table:style-name="ce26" table:formula="of:=IF([.W4]=&quot;&quot;;&quot;&quot;;COM.MICROSOFT.CONCAT(TEXT([.W$1]*100+101*([.$B4]-1); &quot;000&quot;);&quot;:&quot;;TEXT([.W4];&quot;0.000&quot;);&quot; &quot;))">
            <text:p/>
          </table:table-cell>
          <table:table-cell table:style-name="ce26" table:formula="of:=IF([.X4]=&quot;&quot;;&quot;&quot;;COM.MICROSOFT.CONCAT(TEXT([.X$1]*100+101*([.$B4]-1); &quot;000&quot;);&quot;:&quot;;TEXT([.X4];&quot;0.000&quot;);&quot; &quot;))" office:value-type="string" office:string-value="000:0.400 " calcext:value-type="string">
            <text:p>000:0.400 </text:p>
          </table:table-cell>
          <table:table-cell table:style-name="ce28"/>
          <table:table-cell table:style-name="ce29" table:formula="of:=COM.MICROSOFT.CONCAT([.X35];[.W35];[.V35];[.U35];[.T35];[.S35];[.R35];[.Q35];[.P35];[.O35];[.N35];[.M35];[.L35];[.K35];[.J35];[.I35];[.H35];[.G35];[.F35];[.E35];[.D35];)" office:value-type="string" office:string-value="000:0.400 050:0.450 060:0.750 080:0.870 090:1.050 100:1.200 " calcext:value-type="string">
            <text:p>000:0.400 050:0.450 060:0.750 080:0.870 090:1.050 100:1.2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string" calcext:value-type="string">
            <text:p>turning</text:p>
          </table:table-cell>
          <table:table-cell table:style-name="ce26" table:formula="of:=IF([.D5]=&quot;&quot;;&quot;&quot;;COM.MICROSOFT.CONCAT(TEXT([.D$1]*100+101*([.$B5]-1); &quot;000&quot;);&quot;:&quot;;TEXT([.D5];&quot;0.000&quot;);&quot; &quot;))" office:value-type="string" office:string-value="201:1.200 " calcext:value-type="string">
            <text:p>201:1.200 </text:p>
          </table:table-cell>
          <table:table-cell table:style-name="ce26" table:formula="of:=IF([.E5]=&quot;&quot;;&quot;&quot;;COM.MICROSOFT.CONCAT(TEXT([.E$1]*100+101*([.$B5]-1); &quot;000&quot;);&quot;:&quot;;TEXT([.E5];&quot;0.000&quot;);&quot; &quot;))" office:value-type="string" office:string-value="196:1.100 " calcext:value-type="string">
            <text:p>196:1.100 </text:p>
          </table:table-cell>
          <table:table-cell table:style-name="ce26" table:formula="of:=IF([.F5]=&quot;&quot;;&quot;&quot;;COM.MICROSOFT.CONCAT(TEXT([.F$1]*100+101*([.$B5]-1); &quot;000&quot;);&quot;:&quot;;TEXT([.F5];&quot;0.000&quot;);&quot; &quot;))" office:value-type="string" office:string-value="191:0.980 " calcext:value-type="string">
            <text:p>191:0.980 </text:p>
          </table:table-cell>
          <table:table-cell table:style-name="ce26" table:formula="of:=IF([.G5]=&quot;&quot;;&quot;&quot;;COM.MICROSOFT.CONCAT(TEXT([.G$1]*100+101*([.$B5]-1); &quot;000&quot;);&quot;:&quot;;TEXT([.G5];&quot;0.000&quot;);&quot; &quot;))" office:value-type="string" office:string-value="186:0.920 " calcext:value-type="string">
            <text:p>186:0.920 </text:p>
          </table:table-cell>
          <table:table-cell table:style-name="ce26" table:formula="of:=IF([.H5]=&quot;&quot;;&quot;&quot;;COM.MICROSOFT.CONCAT(TEXT([.H$1]*100+101*([.$B5]-1); &quot;000&quot;);&quot;:&quot;;TEXT([.H5];&quot;0.000&quot;);&quot; &quot;))">
            <text:p/>
          </table:table-cell>
          <table:table-cell table:style-name="ce26" table:formula="of:=IF([.I5]=&quot;&quot;;&quot;&quot;;COM.MICROSOFT.CONCAT(TEXT([.I$1]*100+101*([.$B5]-1); &quot;000&quot;);&quot;:&quot;;TEXT([.I5];&quot;0.000&quot;);&quot; &quot;))">
            <text:p/>
          </table:table-cell>
          <table:table-cell table:style-name="ce26" table:formula="of:=IF([.J5]=&quot;&quot;;&quot;&quot;;COM.MICROSOFT.CONCAT(TEXT([.J$1]*100+101*([.$B5]-1); &quot;000&quot;);&quot;:&quot;;TEXT([.J5];&quot;0.000&quot;);&quot; &quot;))" office:value-type="string" office:string-value="171:0.900 " calcext:value-type="string">
            <text:p>171:0.900 </text:p>
          </table:table-cell>
          <table:table-cell table:style-name="ce26" table:formula="of:=IF([.K5]=&quot;&quot;;&quot;&quot;;COM.MICROSOFT.CONCAT(TEXT([.K$1]*100+101*([.$B5]-1); &quot;000&quot;);&quot;:&quot;;TEXT([.K5];&quot;0.000&quot;);&quot; &quot;))">
            <text:p/>
          </table:table-cell>
          <table:table-cell table:style-name="ce26" table:formula="of:=IF([.L5]=&quot;&quot;;&quot;&quot;;COM.MICROSOFT.CONCAT(TEXT([.L$1]*100+101*([.$B5]-1); &quot;000&quot;);&quot;:&quot;;TEXT([.L5];&quot;0.000&quot;);&quot; &quot;))" office:value-type="string" office:string-value="161:0.850 " calcext:value-type="string">
            <text:p>161:0.850 </text:p>
          </table:table-cell>
          <table:table-cell table:style-name="ce26" table:formula="of:=IF([.M5]=&quot;&quot;;&quot;&quot;;COM.MICROSOFT.CONCAT(TEXT([.M$1]*100+101*([.$B5]-1); &quot;000&quot;);&quot;:&quot;;TEXT([.M5];&quot;0.000&quot;);&quot; &quot;))">
            <text:p/>
          </table:table-cell>
          <table:table-cell table:style-name="ce26" table:formula="of:=IF([.N5]=&quot;&quot;;&quot;&quot;;COM.MICROSOFT.CONCAT(TEXT([.N$1]*100+101*([.$B5]-1); &quot;000&quot;);&quot;:&quot;;TEXT([.N5];&quot;0.000&quot;);&quot; &quot;))" office:value-type="string" office:string-value="151:0.600 " calcext:value-type="string">
            <text:p>151:0.600 </text:p>
          </table:table-cell>
          <table:table-cell table:style-name="ce26" table:formula="of:=IF([.O5]=&quot;&quot;;&quot;&quot;;COM.MICROSOFT.CONCAT(TEXT([.O$1]*100+101*([.$B5]-1); &quot;000&quot;);&quot;:&quot;;TEXT([.O5];&quot;0.000&quot;);&quot; &quot;))">
            <text:p/>
          </table:table-cell>
          <table:table-cell table:style-name="ce26" table:formula="of:=IF([.P5]=&quot;&quot;;&quot;&quot;;COM.MICROSOFT.CONCAT(TEXT([.P$1]*100+101*([.$B5]-1); &quot;000&quot;);&quot;:&quot;;TEXT([.P5];&quot;0.000&quot;);&quot; &quot;))" office:value-type="string" office:string-value="141:0.500 " calcext:value-type="string">
            <text:p>141:0.500 </text:p>
          </table:table-cell>
          <table:table-cell table:style-name="ce26" table:formula="of:=IF([.Q5]=&quot;&quot;;&quot;&quot;;COM.MICROSOFT.CONCAT(TEXT([.Q$1]*100+101*([.$B5]-1); &quot;000&quot;);&quot;:&quot;;TEXT([.Q5];&quot;0.000&quot;);&quot; &quot;))">
            <text:p/>
          </table:table-cell>
          <table:table-cell table:style-name="ce26" table:formula="of:=IF([.R5]=&quot;&quot;;&quot;&quot;;COM.MICROSOFT.CONCAT(TEXT([.R$1]*100+101*([.$B5]-1); &quot;000&quot;);&quot;:&quot;;TEXT([.R5];&quot;0.000&quot;);&quot; &quot;))" office:value-type="string" office:string-value="131:0.350 " calcext:value-type="string">
            <text:p>131:0.350 </text:p>
          </table:table-cell>
          <table:table-cell table:style-name="ce26" table:formula="of:=IF([.S5]=&quot;&quot;;&quot;&quot;;COM.MICROSOFT.CONCAT(TEXT([.S$1]*100+101*([.$B5]-1); &quot;000&quot;);&quot;:&quot;;TEXT([.S5];&quot;0.000&quot;);&quot; &quot;))">
            <text:p/>
          </table:table-cell>
          <table:table-cell table:style-name="ce26" table:formula="of:=IF([.T5]=&quot;&quot;;&quot;&quot;;COM.MICROSOFT.CONCAT(TEXT([.T$1]*100+101*([.$B5]-1); &quot;000&quot;);&quot;:&quot;;TEXT([.T5];&quot;0.000&quot;);&quot; &quot;))">
            <text:p/>
          </table:table-cell>
          <table:table-cell table:style-name="ce26" table:formula="of:=IF([.U5]=&quot;&quot;;&quot;&quot;;COM.MICROSOFT.CONCAT(TEXT([.U$1]*100+101*([.$B5]-1); &quot;000&quot;);&quot;:&quot;;TEXT([.U5];&quot;0.000&quot;);&quot; &quot;))">
            <text:p/>
          </table:table-cell>
          <table:table-cell table:style-name="ce26" table:formula="of:=IF([.V5]=&quot;&quot;;&quot;&quot;;COM.MICROSOFT.CONCAT(TEXT([.V$1]*100+101*([.$B5]-1); &quot;000&quot;);&quot;:&quot;;TEXT([.V5];&quot;0.000&quot;);&quot; &quot;))">
            <text:p/>
          </table:table-cell>
          <table:table-cell table:style-name="ce26" table:formula="of:=IF([.W5]=&quot;&quot;;&quot;&quot;;COM.MICROSOFT.CONCAT(TEXT([.W$1]*100+101*([.$B5]-1); &quot;000&quot;);&quot;:&quot;;TEXT([.W5];&quot;0.000&quot;);&quot; &quot;))">
            <text:p/>
          </table:table-cell>
          <table:table-cell table:style-name="ce26" table:formula="of:=IF([.X5]=&quot;&quot;;&quot;&quot;;COM.MICROSOFT.CONCAT(TEXT([.X$1]*100+101*([.$B5]-1); &quot;000&quot;);&quot;:&quot;;TEXT([.X5];&quot;0.000&quot;);&quot; &quot;))" office:value-type="string" office:string-value="101:0.300 " calcext:value-type="string">
            <text:p>101:0.300 </text:p>
          </table:table-cell>
          <table:table-cell table:style-name="ce28"/>
          <table:table-cell table:style-name="ce29" table:formula="of:=COM.MICROSOFT.CONCAT([.X36];[.W36];[.V36];[.U36];[.T36];[.S36];[.R36];[.Q36];[.P36];[.O36];[.N36];[.M36];[.L36];[.K36];[.J36];[.I36];[.H36];[.G36];[.F36];[.E36];[.D36];)" office:value-type="string" office:string-value="101:0.300 131:0.350 141:0.500 151:0.600 161:0.850 171:0.900 186:0.920 191:0.980 196:1.100 201:1.200 " calcext:value-type="string">
            <text:p>101:0.300 131:0.350 141:0.500 151:0.600 161:0.850 171:0.900 186:0.920 191:0.980 196:1.100 201:1.2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string" calcext:value-type="string">
            <text:p>traction</text:p>
          </table:table-cell>
          <table:table-cell table:style-name="ce26" table:formula="of:=IF([.D6]=&quot;&quot;;&quot;&quot;;COM.MICROSOFT.CONCAT(TEXT([.D$1]*100+101*([.$B6]-1); &quot;000&quot;);&quot;:&quot;;TEXT([.D6];&quot;0.000&quot;);&quot; &quot;))" office:value-type="string" office:string-value="201:1.200 " calcext:value-type="string">
            <text:p>201:1.200 </text:p>
          </table:table-cell>
          <table:table-cell table:style-name="ce26" table:formula="of:=IF([.E6]=&quot;&quot;;&quot;&quot;;COM.MICROSOFT.CONCAT(TEXT([.E$1]*100+101*([.$B6]-1); &quot;000&quot;);&quot;:&quot;;TEXT([.E6];&quot;0.000&quot;);&quot; &quot;))" office:value-type="string" office:string-value="196:1.500 " calcext:value-type="string">
            <text:p>196:1.500 </text:p>
          </table:table-cell>
          <table:table-cell table:style-name="ce26" table:formula="of:=IF([.F6]=&quot;&quot;;&quot;&quot;;COM.MICROSOFT.CONCAT(TEXT([.F$1]*100+101*([.$B6]-1); &quot;000&quot;);&quot;:&quot;;TEXT([.F6];&quot;0.000&quot;);&quot; &quot;))" office:value-type="string" office:string-value="191:0.950 " calcext:value-type="string">
            <text:p>191:0.950 </text:p>
          </table:table-cell>
          <table:table-cell table:style-name="ce26" table:formula="of:=IF([.G6]=&quot;&quot;;&quot;&quot;;COM.MICROSOFT.CONCAT(TEXT([.G$1]*100+101*([.$B6]-1); &quot;000&quot;);&quot;:&quot;;TEXT([.G6];&quot;0.000&quot;);&quot; &quot;))">
            <text:p/>
          </table:table-cell>
          <table:table-cell table:style-name="ce26" table:formula="of:=IF([.H6]=&quot;&quot;;&quot;&quot;;COM.MICROSOFT.CONCAT(TEXT([.H$1]*100+101*([.$B6]-1); &quot;000&quot;);&quot;:&quot;;TEXT([.H6];&quot;0.000&quot;);&quot; &quot;))" office:value-type="string" office:string-value="181:0.900 " calcext:value-type="string">
            <text:p>181:0.900 </text:p>
          </table:table-cell>
          <table:table-cell table:style-name="ce26" table:formula="of:=IF([.I6]=&quot;&quot;;&quot;&quot;;COM.MICROSOFT.CONCAT(TEXT([.I$1]*100+101*([.$B6]-1); &quot;000&quot;);&quot;:&quot;;TEXT([.I6];&quot;0.000&quot;);&quot; &quot;))">
            <text:p/>
          </table:table-cell>
          <table:table-cell table:style-name="ce26" table:formula="of:=IF([.J6]=&quot;&quot;;&quot;&quot;;COM.MICROSOFT.CONCAT(TEXT([.J$1]*100+101*([.$B6]-1); &quot;000&quot;);&quot;:&quot;;TEXT([.J6];&quot;0.000&quot;);&quot; &quot;))" office:value-type="string" office:string-value="171:0.850 " calcext:value-type="string">
            <text:p>171:0.850 </text:p>
          </table:table-cell>
          <table:table-cell table:style-name="ce26" table:formula="of:=IF([.K6]=&quot;&quot;;&quot;&quot;;COM.MICROSOFT.CONCAT(TEXT([.K$1]*100+101*([.$B6]-1); &quot;000&quot;);&quot;:&quot;;TEXT([.K6];&quot;0.000&quot;);&quot; &quot;))">
            <text:p/>
          </table:table-cell>
          <table:table-cell table:style-name="ce26" table:formula="of:=IF([.L6]=&quot;&quot;;&quot;&quot;;COM.MICROSOFT.CONCAT(TEXT([.L$1]*100+101*([.$B6]-1); &quot;000&quot;);&quot;:&quot;;TEXT([.L6];&quot;0.000&quot;);&quot; &quot;))" office:value-type="string" office:string-value="161:0.650 " calcext:value-type="string">
            <text:p>161:0.650 </text:p>
          </table:table-cell>
          <table:table-cell table:style-name="ce26" table:formula="of:=IF([.M6]=&quot;&quot;;&quot;&quot;;COM.MICROSOFT.CONCAT(TEXT([.M$1]*100+101*([.$B6]-1); &quot;000&quot;);&quot;:&quot;;TEXT([.M6];&quot;0.000&quot;);&quot; &quot;))">
            <text:p/>
          </table:table-cell>
          <table:table-cell table:style-name="ce26" table:formula="of:=IF([.N6]=&quot;&quot;;&quot;&quot;;COM.MICROSOFT.CONCAT(TEXT([.N$1]*100+101*([.$B6]-1); &quot;000&quot;);&quot;:&quot;;TEXT([.N6];&quot;0.000&quot;);&quot; &quot;))" office:value-type="string" office:string-value="151:0.500 " calcext:value-type="string">
            <text:p>151:0.500 </text:p>
          </table:table-cell>
          <table:table-cell table:style-name="ce26" table:formula="of:=IF([.O6]=&quot;&quot;;&quot;&quot;;COM.MICROSOFT.CONCAT(TEXT([.O$1]*100+101*([.$B6]-1); &quot;000&quot;);&quot;:&quot;;TEXT([.O6];&quot;0.000&quot;);&quot; &quot;))">
            <text:p/>
          </table:table-cell>
          <table:table-cell table:style-name="ce26" table:formula="of:=IF([.P6]=&quot;&quot;;&quot;&quot;;COM.MICROSOFT.CONCAT(TEXT([.P$1]*100+101*([.$B6]-1); &quot;000&quot;);&quot;:&quot;;TEXT([.P6];&quot;0.000&quot;);&quot; &quot;))" office:value-type="string" office:string-value="141:0.400 " calcext:value-type="string">
            <text:p>141:0.400 </text:p>
          </table:table-cell>
          <table:table-cell table:style-name="ce26" table:formula="of:=IF([.Q6]=&quot;&quot;;&quot;&quot;;COM.MICROSOFT.CONCAT(TEXT([.Q$1]*100+101*([.$B6]-1); &quot;000&quot;);&quot;:&quot;;TEXT([.Q6];&quot;0.000&quot;);&quot; &quot;))">
            <text:p/>
          </table:table-cell>
          <table:table-cell table:style-name="ce26" table:formula="of:=IF([.R6]=&quot;&quot;;&quot;&quot;;COM.MICROSOFT.CONCAT(TEXT([.R$1]*100+101*([.$B6]-1); &quot;000&quot;);&quot;:&quot;;TEXT([.R6];&quot;0.000&quot;);&quot; &quot;))" office:value-type="string" office:string-value="131:0.300 " calcext:value-type="string">
            <text:p>131:0.300 </text:p>
          </table:table-cell>
          <table:table-cell table:style-name="ce26" table:formula="of:=IF([.S6]=&quot;&quot;;&quot;&quot;;COM.MICROSOFT.CONCAT(TEXT([.S$1]*100+101*([.$B6]-1); &quot;000&quot;);&quot;:&quot;;TEXT([.S6];&quot;0.000&quot;);&quot; &quot;))">
            <text:p/>
          </table:table-cell>
          <table:table-cell table:style-name="ce26" table:formula="of:=IF([.T6]=&quot;&quot;;&quot;&quot;;COM.MICROSOFT.CONCAT(TEXT([.T$1]*100+101*([.$B6]-1); &quot;000&quot;);&quot;:&quot;;TEXT([.T6];&quot;0.000&quot;);&quot; &quot;))">
            <text:p/>
          </table:table-cell>
          <table:table-cell table:style-name="ce26" table:formula="of:=IF([.U6]=&quot;&quot;;&quot;&quot;;COM.MICROSOFT.CONCAT(TEXT([.U$1]*100+101*([.$B6]-1); &quot;000&quot;);&quot;:&quot;;TEXT([.U6];&quot;0.000&quot;);&quot; &quot;))">
            <text:p/>
          </table:table-cell>
          <table:table-cell table:style-name="ce26" table:formula="of:=IF([.V6]=&quot;&quot;;&quot;&quot;;COM.MICROSOFT.CONCAT(TEXT([.V$1]*100+101*([.$B6]-1); &quot;000&quot;);&quot;:&quot;;TEXT([.V6];&quot;0.000&quot;);&quot; &quot;))">
            <text:p/>
          </table:table-cell>
          <table:table-cell table:style-name="ce26" table:formula="of:=IF([.W6]=&quot;&quot;;&quot;&quot;;COM.MICROSOFT.CONCAT(TEXT([.W$1]*100+101*([.$B6]-1); &quot;000&quot;);&quot;:&quot;;TEXT([.W6];&quot;0.000&quot;);&quot; &quot;))">
            <text:p/>
          </table:table-cell>
          <table:table-cell table:style-name="ce26" table:formula="of:=IF([.X6]=&quot;&quot;;&quot;&quot;;COM.MICROSOFT.CONCAT(TEXT([.X$1]*100+101*([.$B6]-1); &quot;000&quot;);&quot;:&quot;;TEXT([.X6];&quot;0.000&quot;);&quot; &quot;))" office:value-type="string" office:string-value="101:0.200 " calcext:value-type="string">
            <text:p>101:0.200 </text:p>
          </table:table-cell>
          <table:table-cell table:style-name="ce28"/>
          <table:table-cell table:style-name="ce29" table:formula="of:=COM.MICROSOFT.CONCAT([.X37];[.W37];[.V37];[.U37];[.T37];[.S37];[.R37];[.Q37];[.P37];[.O37];[.N37];[.M37];[.L37];[.K37];[.J37];[.I37];[.H37];[.G37];[.F37];[.E37];[.D37];)" office:value-type="string" office:string-value="101:0.200 131:0.300 141:0.400 151:0.500 161:0.650 171:0.850 181:0.900 191:0.950 196:1.500 201:1.200 " calcext:value-type="string">
            <text:p>101:0.200 131:0.300 141:0.400 151:0.500 161:0.650 171:0.850 181:0.900 191:0.950 196:1.500 201:1.2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string" calcext:value-type="string">
            <text:p>topspeed</text:p>
          </table:table-cell>
          <table:table-cell table:style-name="ce26" table:formula="of:=IF([.D7]=&quot;&quot;;&quot;&quot;;COM.MICROSOFT.CONCAT(TEXT([.D$1]*100+101*([.$B7]-1); &quot;000&quot;);&quot;:&quot;;TEXT([.D7];&quot;0.000&quot;);&quot; &quot;))" office:value-type="string" office:string-value="201:1.200 " calcext:value-type="string">
            <text:p>201:1.200 </text:p>
          </table:table-cell>
          <table:table-cell table:style-name="ce26" table:formula="of:=IF([.E7]=&quot;&quot;;&quot;&quot;;COM.MICROSOFT.CONCAT(TEXT([.E$1]*100+101*([.$B7]-1); &quot;000&quot;);&quot;:&quot;;TEXT([.E7];&quot;0.000&quot;);&quot; &quot;))">
            <text:p/>
          </table:table-cell>
          <table:table-cell table:style-name="ce26" table:formula="of:=IF([.F7]=&quot;&quot;;&quot;&quot;;COM.MICROSOFT.CONCAT(TEXT([.F$1]*100+101*([.$B7]-1); &quot;000&quot;);&quot;:&quot;;TEXT([.F7];&quot;0.000&quot;);&quot; &quot;))" office:value-type="string" office:string-value="191:1.050 " calcext:value-type="string">
            <text:p>191:1.050 </text:p>
          </table:table-cell>
          <table:table-cell table:style-name="ce26" table:formula="of:=IF([.G7]=&quot;&quot;;&quot;&quot;;COM.MICROSOFT.CONCAT(TEXT([.G$1]*100+101*([.$B7]-1); &quot;000&quot;);&quot;:&quot;;TEXT([.G7];&quot;0.000&quot;);&quot; &quot;))">
            <text:p/>
          </table:table-cell>
          <table:table-cell table:style-name="ce26" table:formula="of:=IF([.H7]=&quot;&quot;;&quot;&quot;;COM.MICROSOFT.CONCAT(TEXT([.H$1]*100+101*([.$B7]-1); &quot;000&quot;);&quot;:&quot;;TEXT([.H7];&quot;0.000&quot;);&quot; &quot;))" office:value-type="string" office:string-value="181:0.870 " calcext:value-type="string">
            <text:p>181:0.870 </text:p>
          </table:table-cell>
          <table:table-cell table:style-name="ce26" table:formula="of:=IF([.I7]=&quot;&quot;;&quot;&quot;;COM.MICROSOFT.CONCAT(TEXT([.I$1]*100+101*([.$B7]-1); &quot;000&quot;);&quot;:&quot;;TEXT([.I7];&quot;0.000&quot;);&quot; &quot;))">
            <text:p/>
          </table:table-cell>
          <table:table-cell table:style-name="ce26" table:formula="of:=IF([.J7]=&quot;&quot;;&quot;&quot;;COM.MICROSOFT.CONCAT(TEXT([.J$1]*100+101*([.$B7]-1); &quot;000&quot;);&quot;:&quot;;TEXT([.J7];&quot;0.000&quot;);&quot; &quot;))">
            <text:p/>
          </table:table-cell>
          <table:table-cell table:style-name="ce26" table:formula="of:=IF([.K7]=&quot;&quot;;&quot;&quot;;COM.MICROSOFT.CONCAT(TEXT([.K$1]*100+101*([.$B7]-1); &quot;000&quot;);&quot;:&quot;;TEXT([.K7];&quot;0.000&quot;);&quot; &quot;))">
            <text:p/>
          </table:table-cell>
          <table:table-cell table:style-name="ce26" table:formula="of:=IF([.L7]=&quot;&quot;;&quot;&quot;;COM.MICROSOFT.CONCAT(TEXT([.L$1]*100+101*([.$B7]-1); &quot;000&quot;);&quot;:&quot;;TEXT([.L7];&quot;0.000&quot;);&quot; &quot;))" office:value-type="string" office:string-value="161:0.750 " calcext:value-type="string">
            <text:p>161:0.750 </text:p>
          </table:table-cell>
          <table:table-cell table:style-name="ce26" table:formula="of:=IF([.M7]=&quot;&quot;;&quot;&quot;;COM.MICROSOFT.CONCAT(TEXT([.M$1]*100+101*([.$B7]-1); &quot;000&quot;);&quot;:&quot;;TEXT([.M7];&quot;0.000&quot;);&quot; &quot;))">
            <text:p/>
          </table:table-cell>
          <table:table-cell table:style-name="ce26" table:formula="of:=IF([.N7]=&quot;&quot;;&quot;&quot;;COM.MICROSOFT.CONCAT(TEXT([.N$1]*100+101*([.$B7]-1); &quot;000&quot;);&quot;:&quot;;TEXT([.N7];&quot;0.000&quot;);&quot; &quot;))" office:value-type="string" office:string-value="151:0.450 " calcext:value-type="string">
            <text:p>151:0.450 </text:p>
          </table:table-cell>
          <table:table-cell table:style-name="ce26" table:formula="of:=IF([.O7]=&quot;&quot;;&quot;&quot;;COM.MICROSOFT.CONCAT(TEXT([.O$1]*100+101*([.$B7]-1); &quot;000&quot;);&quot;:&quot;;TEXT([.O7];&quot;0.000&quot;);&quot; &quot;))">
            <text:p/>
          </table:table-cell>
          <table:table-cell table:style-name="ce26" table:formula="of:=IF([.P7]=&quot;&quot;;&quot;&quot;;COM.MICROSOFT.CONCAT(TEXT([.P$1]*100+101*([.$B7]-1); &quot;000&quot;);&quot;:&quot;;TEXT([.P7];&quot;0.000&quot;);&quot; &quot;))">
            <text:p/>
          </table:table-cell>
          <table:table-cell table:style-name="ce26" table:formula="of:=IF([.Q7]=&quot;&quot;;&quot;&quot;;COM.MICROSOFT.CONCAT(TEXT([.Q$1]*100+101*([.$B7]-1); &quot;000&quot;);&quot;:&quot;;TEXT([.Q7];&quot;0.000&quot;);&quot; &quot;))">
            <text:p/>
          </table:table-cell>
          <table:table-cell table:style-name="ce26" table:formula="of:=IF([.R7]=&quot;&quot;;&quot;&quot;;COM.MICROSOFT.CONCAT(TEXT([.R$1]*100+101*([.$B7]-1); &quot;000&quot;);&quot;:&quot;;TEXT([.R7];&quot;0.000&quot;);&quot; &quot;))">
            <text:p/>
          </table:table-cell>
          <table:table-cell table:style-name="ce26" table:formula="of:=IF([.S7]=&quot;&quot;;&quot;&quot;;COM.MICROSOFT.CONCAT(TEXT([.S$1]*100+101*([.$B7]-1); &quot;000&quot;);&quot;:&quot;;TEXT([.S7];&quot;0.000&quot;);&quot; &quot;))">
            <text:p/>
          </table:table-cell>
          <table:table-cell table:style-name="ce26" table:formula="of:=IF([.T7]=&quot;&quot;;&quot;&quot;;COM.MICROSOFT.CONCAT(TEXT([.T$1]*100+101*([.$B7]-1); &quot;000&quot;);&quot;:&quot;;TEXT([.T7];&quot;0.000&quot;);&quot; &quot;))">
            <text:p/>
          </table:table-cell>
          <table:table-cell table:style-name="ce26" table:formula="of:=IF([.U7]=&quot;&quot;;&quot;&quot;;COM.MICROSOFT.CONCAT(TEXT([.U$1]*100+101*([.$B7]-1); &quot;000&quot;);&quot;:&quot;;TEXT([.U7];&quot;0.000&quot;);&quot; &quot;))">
            <text:p/>
          </table:table-cell>
          <table:table-cell table:style-name="ce26" table:formula="of:=IF([.V7]=&quot;&quot;;&quot;&quot;;COM.MICROSOFT.CONCAT(TEXT([.V$1]*100+101*([.$B7]-1); &quot;000&quot;);&quot;:&quot;;TEXT([.V7];&quot;0.000&quot;);&quot; &quot;))">
            <text:p/>
          </table:table-cell>
          <table:table-cell table:style-name="ce26" table:formula="of:=IF([.W7]=&quot;&quot;;&quot;&quot;;COM.MICROSOFT.CONCAT(TEXT([.W$1]*100+101*([.$B7]-1); &quot;000&quot;);&quot;:&quot;;TEXT([.W7];&quot;0.000&quot;);&quot; &quot;))">
            <text:p/>
          </table:table-cell>
          <table:table-cell table:style-name="ce26" table:formula="of:=IF([.X7]=&quot;&quot;;&quot;&quot;;COM.MICROSOFT.CONCAT(TEXT([.X$1]*100+101*([.$B7]-1); &quot;000&quot;);&quot;:&quot;;TEXT([.X7];&quot;0.000&quot;);&quot; &quot;))" office:value-type="string" office:string-value="101:0.400 " calcext:value-type="string">
            <text:p>101:0.400 </text:p>
          </table:table-cell>
          <table:table-cell table:style-name="ce28"/>
          <table:table-cell table:style-name="ce29" table:formula="of:=COM.MICROSOFT.CONCAT([.X38];[.W38];[.V38];[.U38];[.T38];[.S38];[.R38];[.Q38];[.P38];[.O38];[.N38];[.M38];[.L38];[.K38];[.J38];[.I38];[.H38];[.G38];[.F38];[.E38];[.D38];)" office:value-type="string" office:string-value="101:0.400 151:0.450 161:0.750 181:0.870 191:1.050 201:1.200 " calcext:value-type="string">
            <text:p>101:0.400 151:0.450 161:0.750 181:0.870 191:1.050 201:1.2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3" office:value-type="string" calcext:value-type="string">
            <text:p>turning</text:p>
          </table:table-cell>
          <table:table-cell table:style-name="ce26" table:formula="of:=IF([.D8]=&quot;&quot;;&quot;&quot;;COM.MICROSOFT.CONCAT(TEXT([.D$1]*100+101*([.$B8]-1); &quot;000&quot;);&quot;:&quot;;TEXT([.D8];&quot;0.000&quot;);&quot; &quot;))" office:value-type="string" office:string-value="302:1.000 " calcext:value-type="string">
            <text:p>302:1.000 </text:p>
          </table:table-cell>
          <table:table-cell table:style-name="ce26" table:formula="of:=IF([.E8]=&quot;&quot;;&quot;&quot;;COM.MICROSOFT.CONCAT(TEXT([.E$1]*100+101*([.$B8]-1); &quot;000&quot;);&quot;:&quot;;TEXT([.E8];&quot;0.000&quot;);&quot; &quot;))" office:value-type="string" office:string-value="297:0.980 " calcext:value-type="string">
            <text:p>297:0.980 </text:p>
          </table:table-cell>
          <table:table-cell table:style-name="ce26" table:formula="of:=IF([.F8]=&quot;&quot;;&quot;&quot;;COM.MICROSOFT.CONCAT(TEXT([.F$1]*100+101*([.$B8]-1); &quot;000&quot;);&quot;:&quot;;TEXT([.F8];&quot;0.000&quot;);&quot; &quot;))" office:value-type="string" office:string-value="292:0.950 " calcext:value-type="string">
            <text:p>292:0.950 </text:p>
          </table:table-cell>
          <table:table-cell table:style-name="ce26" table:formula="of:=IF([.G8]=&quot;&quot;;&quot;&quot;;COM.MICROSOFT.CONCAT(TEXT([.G$1]*100+101*([.$B8]-1); &quot;000&quot;);&quot;:&quot;;TEXT([.G8];&quot;0.000&quot;);&quot; &quot;))" office:value-type="string" office:string-value="287:0.850 " calcext:value-type="string">
            <text:p>287:0.850 </text:p>
          </table:table-cell>
          <table:table-cell table:style-name="ce26" table:formula="of:=IF([.H8]=&quot;&quot;;&quot;&quot;;COM.MICROSOFT.CONCAT(TEXT([.H$1]*100+101*([.$B8]-1); &quot;000&quot;);&quot;:&quot;;TEXT([.H8];&quot;0.000&quot;);&quot; &quot;))">
            <text:p/>
          </table:table-cell>
          <table:table-cell table:style-name="ce26" table:formula="of:=IF([.I8]=&quot;&quot;;&quot;&quot;;COM.MICROSOFT.CONCAT(TEXT([.I$1]*100+101*([.$B8]-1); &quot;000&quot;);&quot;:&quot;;TEXT([.I8];&quot;0.000&quot;);&quot; &quot;))">
            <text:p/>
          </table:table-cell>
          <table:table-cell table:style-name="ce26" table:formula="of:=IF([.J8]=&quot;&quot;;&quot;&quot;;COM.MICROSOFT.CONCAT(TEXT([.J$1]*100+101*([.$B8]-1); &quot;000&quot;);&quot;:&quot;;TEXT([.J8];&quot;0.000&quot;);&quot; &quot;))" office:value-type="string" office:string-value="272:0.650 " calcext:value-type="string">
            <text:p>272:0.650 </text:p>
          </table:table-cell>
          <table:table-cell table:style-name="ce26" table:formula="of:=IF([.K8]=&quot;&quot;;&quot;&quot;;COM.MICROSOFT.CONCAT(TEXT([.K$1]*100+101*([.$B8]-1); &quot;000&quot;);&quot;:&quot;;TEXT([.K8];&quot;0.000&quot;);&quot; &quot;))">
            <text:p/>
          </table:table-cell>
          <table:table-cell table:style-name="ce26" table:formula="of:=IF([.L8]=&quot;&quot;;&quot;&quot;;COM.MICROSOFT.CONCAT(TEXT([.L$1]*100+101*([.$B8]-1); &quot;000&quot;);&quot;:&quot;;TEXT([.L8];&quot;0.000&quot;);&quot; &quot;))" office:value-type="string" office:string-value="262:0.550 " calcext:value-type="string">
            <text:p>262:0.550 </text:p>
          </table:table-cell>
          <table:table-cell table:style-name="ce26" table:formula="of:=IF([.M8]=&quot;&quot;;&quot;&quot;;COM.MICROSOFT.CONCAT(TEXT([.M$1]*100+101*([.$B8]-1); &quot;000&quot;);&quot;:&quot;;TEXT([.M8];&quot;0.000&quot;);&quot; &quot;))">
            <text:p/>
          </table:table-cell>
          <table:table-cell table:style-name="ce26" table:formula="of:=IF([.N8]=&quot;&quot;;&quot;&quot;;COM.MICROSOFT.CONCAT(TEXT([.N$1]*100+101*([.$B8]-1); &quot;000&quot;);&quot;:&quot;;TEXT([.N8];&quot;0.000&quot;);&quot; &quot;))" office:value-type="string" office:string-value="252:0.500 " calcext:value-type="string">
            <text:p>252:0.500 </text:p>
          </table:table-cell>
          <table:table-cell table:style-name="ce26" table:formula="of:=IF([.O8]=&quot;&quot;;&quot;&quot;;COM.MICROSOFT.CONCAT(TEXT([.O$1]*100+101*([.$B8]-1); &quot;000&quot;);&quot;:&quot;;TEXT([.O8];&quot;0.000&quot;);&quot; &quot;))">
            <text:p/>
          </table:table-cell>
          <table:table-cell table:style-name="ce26" table:formula="of:=IF([.P8]=&quot;&quot;;&quot;&quot;;COM.MICROSOFT.CONCAT(TEXT([.P$1]*100+101*([.$B8]-1); &quot;000&quot;);&quot;:&quot;;TEXT([.P8];&quot;0.000&quot;);&quot; &quot;))" office:value-type="string" office:string-value="242:0.400 " calcext:value-type="string">
            <text:p>242:0.400 </text:p>
          </table:table-cell>
          <table:table-cell table:style-name="ce26" table:formula="of:=IF([.Q8]=&quot;&quot;;&quot;&quot;;COM.MICROSOFT.CONCAT(TEXT([.Q$1]*100+101*([.$B8]-1); &quot;000&quot;);&quot;:&quot;;TEXT([.Q8];&quot;0.000&quot;);&quot; &quot;))">
            <text:p/>
          </table:table-cell>
          <table:table-cell table:style-name="ce26" table:formula="of:=IF([.R8]=&quot;&quot;;&quot;&quot;;COM.MICROSOFT.CONCAT(TEXT([.R$1]*100+101*([.$B8]-1); &quot;000&quot;);&quot;:&quot;;TEXT([.R8];&quot;0.000&quot;);&quot; &quot;))" office:value-type="string" office:string-value="232:0.350 " calcext:value-type="string">
            <text:p>232:0.350 </text:p>
          </table:table-cell>
          <table:table-cell table:style-name="ce26" table:formula="of:=IF([.S8]=&quot;&quot;;&quot;&quot;;COM.MICROSOFT.CONCAT(TEXT([.S$1]*100+101*([.$B8]-1); &quot;000&quot;);&quot;:&quot;;TEXT([.S8];&quot;0.000&quot;);&quot; &quot;))">
            <text:p/>
          </table:table-cell>
          <table:table-cell table:style-name="ce26" table:formula="of:=IF([.T8]=&quot;&quot;;&quot;&quot;;COM.MICROSOFT.CONCAT(TEXT([.T$1]*100+101*([.$B8]-1); &quot;000&quot;);&quot;:&quot;;TEXT([.T8];&quot;0.000&quot;);&quot; &quot;))">
            <text:p/>
          </table:table-cell>
          <table:table-cell table:style-name="ce26" table:formula="of:=IF([.U8]=&quot;&quot;;&quot;&quot;;COM.MICROSOFT.CONCAT(TEXT([.U$1]*100+101*([.$B8]-1); &quot;000&quot;);&quot;:&quot;;TEXT([.U8];&quot;0.000&quot;);&quot; &quot;))">
            <text:p/>
          </table:table-cell>
          <table:table-cell table:style-name="ce26" table:formula="of:=IF([.V8]=&quot;&quot;;&quot;&quot;;COM.MICROSOFT.CONCAT(TEXT([.V$1]*100+101*([.$B8]-1); &quot;000&quot;);&quot;:&quot;;TEXT([.V8];&quot;0.000&quot;);&quot; &quot;))">
            <text:p/>
          </table:table-cell>
          <table:table-cell table:style-name="ce26" table:formula="of:=IF([.W8]=&quot;&quot;;&quot;&quot;;COM.MICROSOFT.CONCAT(TEXT([.W$1]*100+101*([.$B8]-1); &quot;000&quot;);&quot;:&quot;;TEXT([.W8];&quot;0.000&quot;);&quot; &quot;))">
            <text:p/>
          </table:table-cell>
          <table:table-cell table:style-name="ce26" table:formula="of:=IF([.X8]=&quot;&quot;;&quot;&quot;;COM.MICROSOFT.CONCAT(TEXT([.X$1]*100+101*([.$B8]-1); &quot;000&quot;);&quot;:&quot;;TEXT([.X8];&quot;0.000&quot;);&quot; &quot;))" office:value-type="string" office:string-value="202:0.300 " calcext:value-type="string">
            <text:p>202:0.300 </text:p>
          </table:table-cell>
          <table:table-cell table:style-name="ce28"/>
          <table:table-cell table:style-name="ce29" table:formula="of:=COM.MICROSOFT.CONCAT([.X39];[.W39];[.V39];[.U39];[.T39];[.S39];[.R39];[.Q39];[.P39];[.O39];[.N39];[.M39];[.L39];[.K39];[.J39];[.I39];[.H39];[.G39];[.F39];[.E39];[.D39];)" office:value-type="string" office:string-value="202:0.300 232:0.350 242:0.400 252:0.500 262:0.550 272:0.650 287:0.850 292:0.950 297:0.980 302:1.000 " calcext:value-type="string">
            <text:p>202:0.300 232:0.350 242:0.400 252:0.500 262:0.550 272:0.650 287:0.850 292:0.950 297:0.980 302:1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3" office:value-type="string" calcext:value-type="string">
            <text:p>traction</text:p>
          </table:table-cell>
          <table:table-cell table:style-name="ce26" table:formula="of:=IF([.D9]=&quot;&quot;;&quot;&quot;;COM.MICROSOFT.CONCAT(TEXT([.D$1]*100+101*([.$B9]-1); &quot;000&quot;);&quot;:&quot;;TEXT([.D9];&quot;0.000&quot;);&quot; &quot;))" office:value-type="string" office:string-value="302:1.000 " calcext:value-type="string">
            <text:p>302:1.000 </text:p>
          </table:table-cell>
          <table:table-cell table:style-name="ce26" table:formula="of:=IF([.E9]=&quot;&quot;;&quot;&quot;;COM.MICROSOFT.CONCAT(TEXT([.E$1]*100+101*([.$B9]-1); &quot;000&quot;);&quot;:&quot;;TEXT([.E9];&quot;0.000&quot;);&quot; &quot;))" office:value-type="string" office:string-value="297:1.000 " calcext:value-type="string">
            <text:p>297:1.000 </text:p>
          </table:table-cell>
          <table:table-cell table:style-name="ce26" table:formula="of:=IF([.F9]=&quot;&quot;;&quot;&quot;;COM.MICROSOFT.CONCAT(TEXT([.F$1]*100+101*([.$B9]-1); &quot;000&quot;);&quot;:&quot;;TEXT([.F9];&quot;0.000&quot;);&quot; &quot;))" office:value-type="string" office:string-value="292:0.950 " calcext:value-type="string">
            <text:p>292:0.950 </text:p>
          </table:table-cell>
          <table:table-cell table:style-name="ce26" table:formula="of:=IF([.G9]=&quot;&quot;;&quot;&quot;;COM.MICROSOFT.CONCAT(TEXT([.G$1]*100+101*([.$B9]-1); &quot;000&quot;);&quot;:&quot;;TEXT([.G9];&quot;0.000&quot;);&quot; &quot;))">
            <text:p/>
          </table:table-cell>
          <table:table-cell table:style-name="ce26" table:formula="of:=IF([.H9]=&quot;&quot;;&quot;&quot;;COM.MICROSOFT.CONCAT(TEXT([.H$1]*100+101*([.$B9]-1); &quot;000&quot;);&quot;:&quot;;TEXT([.H9];&quot;0.000&quot;);&quot; &quot;))" office:value-type="string" office:string-value="282:0.850 " calcext:value-type="string">
            <text:p>282:0.850 </text:p>
          </table:table-cell>
          <table:table-cell table:style-name="ce26" table:formula="of:=IF([.I9]=&quot;&quot;;&quot;&quot;;COM.MICROSOFT.CONCAT(TEXT([.I$1]*100+101*([.$B9]-1); &quot;000&quot;);&quot;:&quot;;TEXT([.I9];&quot;0.000&quot;);&quot; &quot;))">
            <text:p/>
          </table:table-cell>
          <table:table-cell table:style-name="ce26" table:formula="of:=IF([.J9]=&quot;&quot;;&quot;&quot;;COM.MICROSOFT.CONCAT(TEXT([.J$1]*100+101*([.$B9]-1); &quot;000&quot;);&quot;:&quot;;TEXT([.J9];&quot;0.000&quot;);&quot; &quot;))" office:value-type="string" office:string-value="272:0.800 " calcext:value-type="string">
            <text:p>272:0.800 </text:p>
          </table:table-cell>
          <table:table-cell table:style-name="ce26" table:formula="of:=IF([.K9]=&quot;&quot;;&quot;&quot;;COM.MICROSOFT.CONCAT(TEXT([.K$1]*100+101*([.$B9]-1); &quot;000&quot;);&quot;:&quot;;TEXT([.K9];&quot;0.000&quot;);&quot; &quot;))">
            <text:p/>
          </table:table-cell>
          <table:table-cell table:style-name="ce26" table:formula="of:=IF([.L9]=&quot;&quot;;&quot;&quot;;COM.MICROSOFT.CONCAT(TEXT([.L$1]*100+101*([.$B9]-1); &quot;000&quot;);&quot;:&quot;;TEXT([.L9];&quot;0.000&quot;);&quot; &quot;))" office:value-type="string" office:string-value="262:0.600 " calcext:value-type="string">
            <text:p>262:0.600 </text:p>
          </table:table-cell>
          <table:table-cell table:style-name="ce26" table:formula="of:=IF([.M9]=&quot;&quot;;&quot;&quot;;COM.MICROSOFT.CONCAT(TEXT([.M$1]*100+101*([.$B9]-1); &quot;000&quot;);&quot;:&quot;;TEXT([.M9];&quot;0.000&quot;);&quot; &quot;))">
            <text:p/>
          </table:table-cell>
          <table:table-cell table:style-name="ce26" table:formula="of:=IF([.N9]=&quot;&quot;;&quot;&quot;;COM.MICROSOFT.CONCAT(TEXT([.N$1]*100+101*([.$B9]-1); &quot;000&quot;);&quot;:&quot;;TEXT([.N9];&quot;0.000&quot;);&quot; &quot;))" office:value-type="string" office:string-value="252:0.500 " calcext:value-type="string">
            <text:p>252:0.500 </text:p>
          </table:table-cell>
          <table:table-cell table:style-name="ce26" table:formula="of:=IF([.O9]=&quot;&quot;;&quot;&quot;;COM.MICROSOFT.CONCAT(TEXT([.O$1]*100+101*([.$B9]-1); &quot;000&quot;);&quot;:&quot;;TEXT([.O9];&quot;0.000&quot;);&quot; &quot;))">
            <text:p/>
          </table:table-cell>
          <table:table-cell table:style-name="ce26" table:formula="of:=IF([.P9]=&quot;&quot;;&quot;&quot;;COM.MICROSOFT.CONCAT(TEXT([.P$1]*100+101*([.$B9]-1); &quot;000&quot;);&quot;:&quot;;TEXT([.P9];&quot;0.000&quot;);&quot; &quot;))" office:value-type="string" office:string-value="242:0.400 " calcext:value-type="string">
            <text:p>242:0.400 </text:p>
          </table:table-cell>
          <table:table-cell table:style-name="ce26" table:formula="of:=IF([.Q9]=&quot;&quot;;&quot;&quot;;COM.MICROSOFT.CONCAT(TEXT([.Q$1]*100+101*([.$B9]-1); &quot;000&quot;);&quot;:&quot;;TEXT([.Q9];&quot;0.000&quot;);&quot; &quot;))">
            <text:p/>
          </table:table-cell>
          <table:table-cell table:style-name="ce26" table:formula="of:=IF([.R9]=&quot;&quot;;&quot;&quot;;COM.MICROSOFT.CONCAT(TEXT([.R$1]*100+101*([.$B9]-1); &quot;000&quot;);&quot;:&quot;;TEXT([.R9];&quot;0.000&quot;);&quot; &quot;))" office:value-type="string" office:string-value="232:0.300 " calcext:value-type="string">
            <text:p>232:0.300 </text:p>
          </table:table-cell>
          <table:table-cell table:style-name="ce26" table:formula="of:=IF([.S9]=&quot;&quot;;&quot;&quot;;COM.MICROSOFT.CONCAT(TEXT([.S$1]*100+101*([.$B9]-1); &quot;000&quot;);&quot;:&quot;;TEXT([.S9];&quot;0.000&quot;);&quot; &quot;))">
            <text:p/>
          </table:table-cell>
          <table:table-cell table:style-name="ce26" table:formula="of:=IF([.T9]=&quot;&quot;;&quot;&quot;;COM.MICROSOFT.CONCAT(TEXT([.T$1]*100+101*([.$B9]-1); &quot;000&quot;);&quot;:&quot;;TEXT([.T9];&quot;0.000&quot;);&quot; &quot;))">
            <text:p/>
          </table:table-cell>
          <table:table-cell table:style-name="ce26" table:formula="of:=IF([.U9]=&quot;&quot;;&quot;&quot;;COM.MICROSOFT.CONCAT(TEXT([.U$1]*100+101*([.$B9]-1); &quot;000&quot;);&quot;:&quot;;TEXT([.U9];&quot;0.000&quot;);&quot; &quot;))">
            <text:p/>
          </table:table-cell>
          <table:table-cell table:style-name="ce26" table:formula="of:=IF([.V9]=&quot;&quot;;&quot;&quot;;COM.MICROSOFT.CONCAT(TEXT([.V$1]*100+101*([.$B9]-1); &quot;000&quot;);&quot;:&quot;;TEXT([.V9];&quot;0.000&quot;);&quot; &quot;))">
            <text:p/>
          </table:table-cell>
          <table:table-cell table:style-name="ce26" table:formula="of:=IF([.W9]=&quot;&quot;;&quot;&quot;;COM.MICROSOFT.CONCAT(TEXT([.W$1]*100+101*([.$B9]-1); &quot;000&quot;);&quot;:&quot;;TEXT([.W9];&quot;0.000&quot;);&quot; &quot;))">
            <text:p/>
          </table:table-cell>
          <table:table-cell table:style-name="ce26" table:formula="of:=IF([.X9]=&quot;&quot;;&quot;&quot;;COM.MICROSOFT.CONCAT(TEXT([.X$1]*100+101*([.$B9]-1); &quot;000&quot;);&quot;:&quot;;TEXT([.X9];&quot;0.000&quot;);&quot; &quot;))" office:value-type="string" office:string-value="202:0.200 " calcext:value-type="string">
            <text:p>202:0.200 </text:p>
          </table:table-cell>
          <table:table-cell table:style-name="ce28"/>
          <table:table-cell table:style-name="ce29" table:formula="of:=COM.MICROSOFT.CONCAT([.X40];[.W40];[.V40];[.U40];[.T40];[.S40];[.R40];[.Q40];[.P40];[.O40];[.N40];[.M40];[.L40];[.K40];[.J40];[.I40];[.H40];[.G40];[.F40];[.E40];[.D40];)" office:value-type="string" office:string-value="202:0.200 232:0.300 242:0.400 252:0.500 262:0.600 272:0.800 282:0.850 292:0.950 297:1.000 302:1.000 " calcext:value-type="string">
            <text:p>202:0.200 232:0.300 242:0.400 252:0.500 262:0.600 272:0.800 282:0.850 292:0.950 297:1.000 302:1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3" office:value-type="string" calcext:value-type="string">
            <text:p>topspeed</text:p>
          </table:table-cell>
          <table:table-cell table:style-name="ce26" table:formula="of:=IF([.D10]=&quot;&quot;;&quot;&quot;;COM.MICROSOFT.CONCAT(TEXT([.D$1]*100+101*([.$B10]-1); &quot;000&quot;);&quot;:&quot;;TEXT([.D10];&quot;0.000&quot;);&quot; &quot;))" office:value-type="string" office:string-value="302:1.000 " calcext:value-type="string">
            <text:p>302:1.000 </text:p>
          </table:table-cell>
          <table:table-cell table:style-name="ce26" table:formula="of:=IF([.E10]=&quot;&quot;;&quot;&quot;;COM.MICROSOFT.CONCAT(TEXT([.E$1]*100+101*([.$B10]-1); &quot;000&quot;);&quot;:&quot;;TEXT([.E10];&quot;0.000&quot;);&quot; &quot;))">
            <text:p/>
          </table:table-cell>
          <table:table-cell table:style-name="ce26" table:formula="of:=IF([.F10]=&quot;&quot;;&quot;&quot;;COM.MICROSOFT.CONCAT(TEXT([.F$1]*100+101*([.$B10]-1); &quot;000&quot;);&quot;:&quot;;TEXT([.F10];&quot;0.000&quot;);&quot; &quot;))" office:value-type="string" office:string-value="292:0.900 " calcext:value-type="string">
            <text:p>292:0.900 </text:p>
          </table:table-cell>
          <table:table-cell table:style-name="ce26" table:formula="of:=IF([.G10]=&quot;&quot;;&quot;&quot;;COM.MICROSOFT.CONCAT(TEXT([.G$1]*100+101*([.$B10]-1); &quot;000&quot;);&quot;:&quot;;TEXT([.G10];&quot;0.000&quot;);&quot; &quot;))">
            <text:p/>
          </table:table-cell>
          <table:table-cell table:style-name="ce26" table:formula="of:=IF([.H10]=&quot;&quot;;&quot;&quot;;COM.MICROSOFT.CONCAT(TEXT([.H$1]*100+101*([.$B10]-1); &quot;000&quot;);&quot;:&quot;;TEXT([.H10];&quot;0.000&quot;);&quot; &quot;))" office:value-type="string" office:string-value="282:0.850 " calcext:value-type="string">
            <text:p>282:0.850 </text:p>
          </table:table-cell>
          <table:table-cell table:style-name="ce26" table:formula="of:=IF([.I10]=&quot;&quot;;&quot;&quot;;COM.MICROSOFT.CONCAT(TEXT([.I$1]*100+101*([.$B10]-1); &quot;000&quot;);&quot;:&quot;;TEXT([.I10];&quot;0.000&quot;);&quot; &quot;))">
            <text:p/>
          </table:table-cell>
          <table:table-cell table:style-name="ce26" table:formula="of:=IF([.J10]=&quot;&quot;;&quot;&quot;;COM.MICROSOFT.CONCAT(TEXT([.J$1]*100+101*([.$B10]-1); &quot;000&quot;);&quot;:&quot;;TEXT([.J10];&quot;0.000&quot;);&quot; &quot;))">
            <text:p/>
          </table:table-cell>
          <table:table-cell table:style-name="ce26" table:formula="of:=IF([.K10]=&quot;&quot;;&quot;&quot;;COM.MICROSOFT.CONCAT(TEXT([.K$1]*100+101*([.$B10]-1); &quot;000&quot;);&quot;:&quot;;TEXT([.K10];&quot;0.000&quot;);&quot; &quot;))">
            <text:p/>
          </table:table-cell>
          <table:table-cell table:style-name="ce26" table:formula="of:=IF([.L10]=&quot;&quot;;&quot;&quot;;COM.MICROSOFT.CONCAT(TEXT([.L$1]*100+101*([.$B10]-1); &quot;000&quot;);&quot;:&quot;;TEXT([.L10];&quot;0.000&quot;);&quot; &quot;))" office:value-type="string" office:string-value="262:0.700 " calcext:value-type="string">
            <text:p>262:0.700 </text:p>
          </table:table-cell>
          <table:table-cell table:style-name="ce26" table:formula="of:=IF([.M10]=&quot;&quot;;&quot;&quot;;COM.MICROSOFT.CONCAT(TEXT([.M$1]*100+101*([.$B10]-1); &quot;000&quot;);&quot;:&quot;;TEXT([.M10];&quot;0.000&quot;);&quot; &quot;))">
            <text:p/>
          </table:table-cell>
          <table:table-cell table:style-name="ce26" table:formula="of:=IF([.N10]=&quot;&quot;;&quot;&quot;;COM.MICROSOFT.CONCAT(TEXT([.N$1]*100+101*([.$B10]-1); &quot;000&quot;);&quot;:&quot;;TEXT([.N10];&quot;0.000&quot;);&quot; &quot;))" office:value-type="string" office:string-value="252:0.500 " calcext:value-type="string">
            <text:p>252:0.500 </text:p>
          </table:table-cell>
          <table:table-cell table:style-name="ce26" table:formula="of:=IF([.O10]=&quot;&quot;;&quot;&quot;;COM.MICROSOFT.CONCAT(TEXT([.O$1]*100+101*([.$B10]-1); &quot;000&quot;);&quot;:&quot;;TEXT([.O10];&quot;0.000&quot;);&quot; &quot;))">
            <text:p/>
          </table:table-cell>
          <table:table-cell table:style-name="ce26" table:formula="of:=IF([.P10]=&quot;&quot;;&quot;&quot;;COM.MICROSOFT.CONCAT(TEXT([.P$1]*100+101*([.$B10]-1); &quot;000&quot;);&quot;:&quot;;TEXT([.P10];&quot;0.000&quot;);&quot; &quot;))">
            <text:p/>
          </table:table-cell>
          <table:table-cell table:style-name="ce26" table:formula="of:=IF([.Q10]=&quot;&quot;;&quot;&quot;;COM.MICROSOFT.CONCAT(TEXT([.Q$1]*100+101*([.$B10]-1); &quot;000&quot;);&quot;:&quot;;TEXT([.Q10];&quot;0.000&quot;);&quot; &quot;))">
            <text:p/>
          </table:table-cell>
          <table:table-cell table:style-name="ce26" table:formula="of:=IF([.R10]=&quot;&quot;;&quot;&quot;;COM.MICROSOFT.CONCAT(TEXT([.R$1]*100+101*([.$B10]-1); &quot;000&quot;);&quot;:&quot;;TEXT([.R10];&quot;0.000&quot;);&quot; &quot;))">
            <text:p/>
          </table:table-cell>
          <table:table-cell table:style-name="ce26" table:formula="of:=IF([.S10]=&quot;&quot;;&quot;&quot;;COM.MICROSOFT.CONCAT(TEXT([.S$1]*100+101*([.$B10]-1); &quot;000&quot;);&quot;:&quot;;TEXT([.S10];&quot;0.000&quot;);&quot; &quot;))">
            <text:p/>
          </table:table-cell>
          <table:table-cell table:style-name="ce26" table:formula="of:=IF([.T10]=&quot;&quot;;&quot;&quot;;COM.MICROSOFT.CONCAT(TEXT([.T$1]*100+101*([.$B10]-1); &quot;000&quot;);&quot;:&quot;;TEXT([.T10];&quot;0.000&quot;);&quot; &quot;))">
            <text:p/>
          </table:table-cell>
          <table:table-cell table:style-name="ce26" table:formula="of:=IF([.U10]=&quot;&quot;;&quot;&quot;;COM.MICROSOFT.CONCAT(TEXT([.U$1]*100+101*([.$B10]-1); &quot;000&quot;);&quot;:&quot;;TEXT([.U10];&quot;0.000&quot;);&quot; &quot;))">
            <text:p/>
          </table:table-cell>
          <table:table-cell table:style-name="ce26" table:formula="of:=IF([.V10]=&quot;&quot;;&quot;&quot;;COM.MICROSOFT.CONCAT(TEXT([.V$1]*100+101*([.$B10]-1); &quot;000&quot;);&quot;:&quot;;TEXT([.V10];&quot;0.000&quot;);&quot; &quot;))">
            <text:p/>
          </table:table-cell>
          <table:table-cell table:style-name="ce26" table:formula="of:=IF([.W10]=&quot;&quot;;&quot;&quot;;COM.MICROSOFT.CONCAT(TEXT([.W$1]*100+101*([.$B10]-1); &quot;000&quot;);&quot;:&quot;;TEXT([.W10];&quot;0.000&quot;);&quot; &quot;))">
            <text:p/>
          </table:table-cell>
          <table:table-cell table:style-name="ce26" table:formula="of:=IF([.X10]=&quot;&quot;;&quot;&quot;;COM.MICROSOFT.CONCAT(TEXT([.X$1]*100+101*([.$B10]-1); &quot;000&quot;);&quot;:&quot;;TEXT([.X10];&quot;0.000&quot;);&quot; &quot;))" office:value-type="string" office:string-value="202:0.500 " calcext:value-type="string">
            <text:p>202:0.500 </text:p>
          </table:table-cell>
          <table:table-cell table:style-name="ce28"/>
          <table:table-cell table:style-name="ce29" table:formula="of:=COM.MICROSOFT.CONCAT([.X41];[.W41];[.V41];[.U41];[.T41];[.S41];[.R41];[.Q41];[.P41];[.O41];[.N41];[.M41];[.L41];[.K41];[.J41];[.I41];[.H41];[.G41];[.F41];[.E41];[.D41];)" office:value-type="string" office:string-value="202:0.500 252:0.500 262:0.700 282:0.850 292:0.900 302:1.000 " calcext:value-type="string">
            <text:p>202:0.500 252:0.500 262:0.700 282:0.850 292:0.900 302:1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3" office:value-type="string" calcext:value-type="string">
            <text:p>turning</text:p>
          </table:table-cell>
          <table:table-cell table:style-name="ce26" table:formula="of:=IF([.D11]=&quot;&quot;;&quot;&quot;;COM.MICROSOFT.CONCAT(TEXT([.D$1]*100+101*([.$B11]-1); &quot;000&quot;);&quot;:&quot;;TEXT([.D11];&quot;0.000&quot;);&quot; &quot;))" office:value-type="string" office:string-value="403:0.850 " calcext:value-type="string">
            <text:p>403:0.850 </text:p>
          </table:table-cell>
          <table:table-cell table:style-name="ce26" table:formula="of:=IF([.E11]=&quot;&quot;;&quot;&quot;;COM.MICROSOFT.CONCAT(TEXT([.E$1]*100+101*([.$B11]-1); &quot;000&quot;);&quot;:&quot;;TEXT([.E11];&quot;0.000&quot;);&quot; &quot;))" office:value-type="string" office:string-value="398:0.930 " calcext:value-type="string">
            <text:p>398:0.930 </text:p>
          </table:table-cell>
          <table:table-cell table:style-name="ce26" table:formula="of:=IF([.F11]=&quot;&quot;;&quot;&quot;;COM.MICROSOFT.CONCAT(TEXT([.F$1]*100+101*([.$B11]-1); &quot;000&quot;);&quot;:&quot;;TEXT([.F11];&quot;0.000&quot;);&quot; &quot;))" office:value-type="string" office:string-value="393:0.830 " calcext:value-type="string">
            <text:p>393:0.830 </text:p>
          </table:table-cell>
          <table:table-cell table:style-name="ce26" table:formula="of:=IF([.G11]=&quot;&quot;;&quot;&quot;;COM.MICROSOFT.CONCAT(TEXT([.G$1]*100+101*([.$B11]-1); &quot;000&quot;);&quot;:&quot;;TEXT([.G11];&quot;0.000&quot;);&quot; &quot;))" office:value-type="string" office:string-value="388:0.780 " calcext:value-type="string">
            <text:p>388:0.780 </text:p>
          </table:table-cell>
          <table:table-cell table:style-name="ce26" table:formula="of:=IF([.H11]=&quot;&quot;;&quot;&quot;;COM.MICROSOFT.CONCAT(TEXT([.H$1]*100+101*([.$B11]-1); &quot;000&quot;);&quot;:&quot;;TEXT([.H11];&quot;0.000&quot;);&quot; &quot;))">
            <text:p/>
          </table:table-cell>
          <table:table-cell table:style-name="ce26" table:formula="of:=IF([.I11]=&quot;&quot;;&quot;&quot;;COM.MICROSOFT.CONCAT(TEXT([.I$1]*100+101*([.$B11]-1); &quot;000&quot;);&quot;:&quot;;TEXT([.I11];&quot;0.000&quot;);&quot; &quot;))">
            <text:p/>
          </table:table-cell>
          <table:table-cell table:style-name="ce26" table:formula="of:=IF([.J11]=&quot;&quot;;&quot;&quot;;COM.MICROSOFT.CONCAT(TEXT([.J$1]*100+101*([.$B11]-1); &quot;000&quot;);&quot;:&quot;;TEXT([.J11];&quot;0.000&quot;);&quot; &quot;))" office:value-type="string" office:string-value="373:0.600 " calcext:value-type="string">
            <text:p>373:0.600 </text:p>
          </table:table-cell>
          <table:table-cell table:style-name="ce26" table:formula="of:=IF([.K11]=&quot;&quot;;&quot;&quot;;COM.MICROSOFT.CONCAT(TEXT([.K$1]*100+101*([.$B11]-1); &quot;000&quot;);&quot;:&quot;;TEXT([.K11];&quot;0.000&quot;);&quot; &quot;))">
            <text:p/>
          </table:table-cell>
          <table:table-cell table:style-name="ce26" table:formula="of:=IF([.L11]=&quot;&quot;;&quot;&quot;;COM.MICROSOFT.CONCAT(TEXT([.L$1]*100+101*([.$B11]-1); &quot;000&quot;);&quot;:&quot;;TEXT([.L11];&quot;0.000&quot;);&quot; &quot;))" office:value-type="string" office:string-value="363:0.500 " calcext:value-type="string">
            <text:p>363:0.500 </text:p>
          </table:table-cell>
          <table:table-cell table:style-name="ce26" table:formula="of:=IF([.M11]=&quot;&quot;;&quot;&quot;;COM.MICROSOFT.CONCAT(TEXT([.M$1]*100+101*([.$B11]-1); &quot;000&quot;);&quot;:&quot;;TEXT([.M11];&quot;0.000&quot;);&quot; &quot;))">
            <text:p/>
          </table:table-cell>
          <table:table-cell table:style-name="ce26" table:formula="of:=IF([.N11]=&quot;&quot;;&quot;&quot;;COM.MICROSOFT.CONCAT(TEXT([.N$1]*100+101*([.$B11]-1); &quot;000&quot;);&quot;:&quot;;TEXT([.N11];&quot;0.000&quot;);&quot; &quot;))" office:value-type="string" office:string-value="353:0.450 " calcext:value-type="string">
            <text:p>353:0.450 </text:p>
          </table:table-cell>
          <table:table-cell table:style-name="ce26" table:formula="of:=IF([.O11]=&quot;&quot;;&quot;&quot;;COM.MICROSOFT.CONCAT(TEXT([.O$1]*100+101*([.$B11]-1); &quot;000&quot;);&quot;:&quot;;TEXT([.O11];&quot;0.000&quot;);&quot; &quot;))">
            <text:p/>
          </table:table-cell>
          <table:table-cell table:style-name="ce26" table:formula="of:=IF([.P11]=&quot;&quot;;&quot;&quot;;COM.MICROSOFT.CONCAT(TEXT([.P$1]*100+101*([.$B11]-1); &quot;000&quot;);&quot;:&quot;;TEXT([.P11];&quot;0.000&quot;);&quot; &quot;))" office:value-type="string" office:string-value="343:0.400 " calcext:value-type="string">
            <text:p>343:0.400 </text:p>
          </table:table-cell>
          <table:table-cell table:style-name="ce26" table:formula="of:=IF([.Q11]=&quot;&quot;;&quot;&quot;;COM.MICROSOFT.CONCAT(TEXT([.Q$1]*100+101*([.$B11]-1); &quot;000&quot;);&quot;:&quot;;TEXT([.Q11];&quot;0.000&quot;);&quot; &quot;))">
            <text:p/>
          </table:table-cell>
          <table:table-cell table:style-name="ce26" table:formula="of:=IF([.R11]=&quot;&quot;;&quot;&quot;;COM.MICROSOFT.CONCAT(TEXT([.R$1]*100+101*([.$B11]-1); &quot;000&quot;);&quot;:&quot;;TEXT([.R11];&quot;0.000&quot;);&quot; &quot;))" office:value-type="string" office:string-value="333:0.350 " calcext:value-type="string">
            <text:p>333:0.350 </text:p>
          </table:table-cell>
          <table:table-cell table:style-name="ce26" table:formula="of:=IF([.S11]=&quot;&quot;;&quot;&quot;;COM.MICROSOFT.CONCAT(TEXT([.S$1]*100+101*([.$B11]-1); &quot;000&quot;);&quot;:&quot;;TEXT([.S11];&quot;0.000&quot;);&quot; &quot;))">
            <text:p/>
          </table:table-cell>
          <table:table-cell table:style-name="ce26" table:formula="of:=IF([.T11]=&quot;&quot;;&quot;&quot;;COM.MICROSOFT.CONCAT(TEXT([.T$1]*100+101*([.$B11]-1); &quot;000&quot;);&quot;:&quot;;TEXT([.T11];&quot;0.000&quot;);&quot; &quot;))">
            <text:p/>
          </table:table-cell>
          <table:table-cell table:style-name="ce26" table:formula="of:=IF([.U11]=&quot;&quot;;&quot;&quot;;COM.MICROSOFT.CONCAT(TEXT([.U$1]*100+101*([.$B11]-1); &quot;000&quot;);&quot;:&quot;;TEXT([.U11];&quot;0.000&quot;);&quot; &quot;))">
            <text:p/>
          </table:table-cell>
          <table:table-cell table:style-name="ce26" table:formula="of:=IF([.V11]=&quot;&quot;;&quot;&quot;;COM.MICROSOFT.CONCAT(TEXT([.V$1]*100+101*([.$B11]-1); &quot;000&quot;);&quot;:&quot;;TEXT([.V11];&quot;0.000&quot;);&quot; &quot;))">
            <text:p/>
          </table:table-cell>
          <table:table-cell table:style-name="ce26" table:formula="of:=IF([.W11]=&quot;&quot;;&quot;&quot;;COM.MICROSOFT.CONCAT(TEXT([.W$1]*100+101*([.$B11]-1); &quot;000&quot;);&quot;:&quot;;TEXT([.W11];&quot;0.000&quot;);&quot; &quot;))">
            <text:p/>
          </table:table-cell>
          <table:table-cell table:style-name="ce26" table:formula="of:=IF([.X11]=&quot;&quot;;&quot;&quot;;COM.MICROSOFT.CONCAT(TEXT([.X$1]*100+101*([.$B11]-1); &quot;000&quot;);&quot;:&quot;;TEXT([.X11];&quot;0.000&quot;);&quot; &quot;))" office:value-type="string" office:string-value="303:0.300 " calcext:value-type="string">
            <text:p>303:0.300 </text:p>
          </table:table-cell>
          <table:table-cell table:style-name="ce28"/>
          <table:table-cell table:style-name="ce29" table:formula="of:=COM.MICROSOFT.CONCAT([.X42];[.W42];[.V42];[.U42];[.T42];[.S42];[.R42];[.Q42];[.P42];[.O42];[.N42];[.M42];[.L42];[.K42];[.J42];[.I42];[.H42];[.G42];[.F42];[.E42];[.D42];)" office:value-type="string" office:string-value="303:0.300 333:0.350 343:0.400 353:0.450 363:0.500 373:0.600 388:0.780 393:0.830 398:0.930 403:0.850 " calcext:value-type="string">
            <text:p>303:0.300 333:0.350 343:0.400 353:0.450 363:0.500 373:0.600 388:0.780 393:0.830 398:0.930 403:0.850 </text:p>
          </table:table-cell>
          <table:table-cell table:style-name="ce28" office:value-type="string" calcext:value-type="string">
            <text:p><text:s text:c="2"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3" office:value-type="string" calcext:value-type="string">
            <text:p>traction</text:p>
          </table:table-cell>
          <table:table-cell table:style-name="ce26" table:formula="of:=IF([.D12]=&quot;&quot;;&quot;&quot;;COM.MICROSOFT.CONCAT(TEXT([.D$1]*100+101*([.$B12]-1); &quot;000&quot;);&quot;:&quot;;TEXT([.D12];&quot;0.000&quot;);&quot; &quot;))" office:value-type="string" office:string-value="403:0.850 " calcext:value-type="string">
            <text:p>403:0.850 </text:p>
          </table:table-cell>
          <table:table-cell table:style-name="ce26" table:formula="of:=IF([.E12]=&quot;&quot;;&quot;&quot;;COM.MICROSOFT.CONCAT(TEXT([.E$1]*100+101*([.$B12]-1); &quot;000&quot;);&quot;:&quot;;TEXT([.E12];&quot;0.000&quot;);&quot; &quot;))" office:value-type="string" office:string-value="398:0.900 " calcext:value-type="string">
            <text:p>398:0.900 </text:p>
          </table:table-cell>
          <table:table-cell table:style-name="ce26" table:formula="of:=IF([.F12]=&quot;&quot;;&quot;&quot;;COM.MICROSOFT.CONCAT(TEXT([.F$1]*100+101*([.$B12]-1); &quot;000&quot;);&quot;:&quot;;TEXT([.F12];&quot;0.000&quot;);&quot; &quot;))" office:value-type="string" office:string-value="393:0.800 " calcext:value-type="string">
            <text:p>393:0.800 </text:p>
          </table:table-cell>
          <table:table-cell table:style-name="ce26" table:formula="of:=IF([.G12]=&quot;&quot;;&quot;&quot;;COM.MICROSOFT.CONCAT(TEXT([.G$1]*100+101*([.$B12]-1); &quot;000&quot;);&quot;:&quot;;TEXT([.G12];&quot;0.000&quot;);&quot; &quot;))">
            <text:p/>
          </table:table-cell>
          <table:table-cell table:style-name="ce26" table:formula="of:=IF([.H12]=&quot;&quot;;&quot;&quot;;COM.MICROSOFT.CONCAT(TEXT([.H$1]*100+101*([.$B12]-1); &quot;000&quot;);&quot;:&quot;;TEXT([.H12];&quot;0.000&quot;);&quot; &quot;))" office:value-type="string" office:string-value="383:0.800 " calcext:value-type="string">
            <text:p>383:0.800 </text:p>
          </table:table-cell>
          <table:table-cell table:style-name="ce26" table:formula="of:=IF([.I12]=&quot;&quot;;&quot;&quot;;COM.MICROSOFT.CONCAT(TEXT([.I$1]*100+101*([.$B12]-1); &quot;000&quot;);&quot;:&quot;;TEXT([.I12];&quot;0.000&quot;);&quot; &quot;))">
            <text:p/>
          </table:table-cell>
          <table:table-cell table:style-name="ce26" table:formula="of:=IF([.J12]=&quot;&quot;;&quot;&quot;;COM.MICROSOFT.CONCAT(TEXT([.J$1]*100+101*([.$B12]-1); &quot;000&quot;);&quot;:&quot;;TEXT([.J12];&quot;0.000&quot;);&quot; &quot;))" office:value-type="string" office:string-value="373:0.750 " calcext:value-type="string">
            <text:p>373:0.750 </text:p>
          </table:table-cell>
          <table:table-cell table:style-name="ce26" table:formula="of:=IF([.K12]=&quot;&quot;;&quot;&quot;;COM.MICROSOFT.CONCAT(TEXT([.K$1]*100+101*([.$B12]-1); &quot;000&quot;);&quot;:&quot;;TEXT([.K12];&quot;0.000&quot;);&quot; &quot;))">
            <text:p/>
          </table:table-cell>
          <table:table-cell table:style-name="ce26" table:formula="of:=IF([.L12]=&quot;&quot;;&quot;&quot;;COM.MICROSOFT.CONCAT(TEXT([.L$1]*100+101*([.$B12]-1); &quot;000&quot;);&quot;:&quot;;TEXT([.L12];&quot;0.000&quot;);&quot; &quot;))" office:value-type="string" office:string-value="363:0.670 " calcext:value-type="string">
            <text:p>363:0.670 </text:p>
          </table:table-cell>
          <table:table-cell table:style-name="ce26" table:formula="of:=IF([.M12]=&quot;&quot;;&quot;&quot;;COM.MICROSOFT.CONCAT(TEXT([.M$1]*100+101*([.$B12]-1); &quot;000&quot;);&quot;:&quot;;TEXT([.M12];&quot;0.000&quot;);&quot; &quot;))">
            <text:p/>
          </table:table-cell>
          <table:table-cell table:style-name="ce26" table:formula="of:=IF([.N12]=&quot;&quot;;&quot;&quot;;COM.MICROSOFT.CONCAT(TEXT([.N$1]*100+101*([.$B12]-1); &quot;000&quot;);&quot;:&quot;;TEXT([.N12];&quot;0.000&quot;);&quot; &quot;))" office:value-type="string" office:string-value="353:0.530 " calcext:value-type="string">
            <text:p>353:0.530 </text:p>
          </table:table-cell>
          <table:table-cell table:style-name="ce26" table:formula="of:=IF([.O12]=&quot;&quot;;&quot;&quot;;COM.MICROSOFT.CONCAT(TEXT([.O$1]*100+101*([.$B12]-1); &quot;000&quot;);&quot;:&quot;;TEXT([.O12];&quot;0.000&quot;);&quot; &quot;))">
            <text:p/>
          </table:table-cell>
          <table:table-cell table:style-name="ce26" table:formula="of:=IF([.P12]=&quot;&quot;;&quot;&quot;;COM.MICROSOFT.CONCAT(TEXT([.P$1]*100+101*([.$B12]-1); &quot;000&quot;);&quot;:&quot;;TEXT([.P12];&quot;0.000&quot;);&quot; &quot;))" office:value-type="string" office:string-value="343:0.400 " calcext:value-type="string">
            <text:p>343:0.400 </text:p>
          </table:table-cell>
          <table:table-cell table:style-name="ce26" table:formula="of:=IF([.Q12]=&quot;&quot;;&quot;&quot;;COM.MICROSOFT.CONCAT(TEXT([.Q$1]*100+101*([.$B12]-1); &quot;000&quot;);&quot;:&quot;;TEXT([.Q12];&quot;0.000&quot;);&quot; &quot;))">
            <text:p/>
          </table:table-cell>
          <table:table-cell table:style-name="ce26" table:formula="of:=IF([.R12]=&quot;&quot;;&quot;&quot;;COM.MICROSOFT.CONCAT(TEXT([.R$1]*100+101*([.$B12]-1); &quot;000&quot;);&quot;:&quot;;TEXT([.R12];&quot;0.000&quot;);&quot; &quot;))" office:value-type="string" office:string-value="333:0.350 " calcext:value-type="string">
            <text:p>333:0.350 </text:p>
          </table:table-cell>
          <table:table-cell table:style-name="ce26" table:formula="of:=IF([.S12]=&quot;&quot;;&quot;&quot;;COM.MICROSOFT.CONCAT(TEXT([.S$1]*100+101*([.$B12]-1); &quot;000&quot;);&quot;:&quot;;TEXT([.S12];&quot;0.000&quot;);&quot; &quot;))">
            <text:p/>
          </table:table-cell>
          <table:table-cell table:style-name="ce26" table:formula="of:=IF([.T12]=&quot;&quot;;&quot;&quot;;COM.MICROSOFT.CONCAT(TEXT([.T$1]*100+101*([.$B12]-1); &quot;000&quot;);&quot;:&quot;;TEXT([.T12];&quot;0.000&quot;);&quot; &quot;))">
            <text:p/>
          </table:table-cell>
          <table:table-cell table:style-name="ce26" table:formula="of:=IF([.U12]=&quot;&quot;;&quot;&quot;;COM.MICROSOFT.CONCAT(TEXT([.U$1]*100+101*([.$B12]-1); &quot;000&quot;);&quot;:&quot;;TEXT([.U12];&quot;0.000&quot;);&quot; &quot;))">
            <text:p/>
          </table:table-cell>
          <table:table-cell table:style-name="ce26" table:formula="of:=IF([.V12]=&quot;&quot;;&quot;&quot;;COM.MICROSOFT.CONCAT(TEXT([.V$1]*100+101*([.$B12]-1); &quot;000&quot;);&quot;:&quot;;TEXT([.V12];&quot;0.000&quot;);&quot; &quot;))">
            <text:p/>
          </table:table-cell>
          <table:table-cell table:style-name="ce26" table:formula="of:=IF([.W12]=&quot;&quot;;&quot;&quot;;COM.MICROSOFT.CONCAT(TEXT([.W$1]*100+101*([.$B12]-1); &quot;000&quot;);&quot;:&quot;;TEXT([.W12];&quot;0.000&quot;);&quot; &quot;))">
            <text:p/>
          </table:table-cell>
          <table:table-cell table:style-name="ce26" table:formula="of:=IF([.X12]=&quot;&quot;;&quot;&quot;;COM.MICROSOFT.CONCAT(TEXT([.X$1]*100+101*([.$B12]-1); &quot;000&quot;);&quot;:&quot;;TEXT([.X12];&quot;0.000&quot;);&quot; &quot;))" office:value-type="string" office:string-value="303:0.200 " calcext:value-type="string">
            <text:p>303:0.200 </text:p>
          </table:table-cell>
          <table:table-cell table:style-name="ce28"/>
          <table:table-cell table:style-name="ce29" table:formula="of:=COM.MICROSOFT.CONCAT([.X43];[.W43];[.V43];[.U43];[.T43];[.S43];[.R43];[.Q43];[.P43];[.O43];[.N43];[.M43];[.L43];[.K43];[.J43];[.I43];[.H43];[.G43];[.F43];[.E43];[.D43];)" office:value-type="string" office:string-value="303:0.200 333:0.350 343:0.400 353:0.530 363:0.670 373:0.750 383:0.800 393:0.800 398:0.900 403:0.850 " calcext:value-type="string">
            <text:p>303:0.200 333:0.350 343:0.400 353:0.530 363:0.670 373:0.750 383:0.800 393:0.800 398:0.900 403:0.85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3" office:value-type="string" calcext:value-type="string">
            <text:p>topspeed</text:p>
          </table:table-cell>
          <table:table-cell table:style-name="ce26" table:formula="of:=IF([.D13]=&quot;&quot;;&quot;&quot;;COM.MICROSOFT.CONCAT(TEXT([.D$1]*100+101*([.$B13]-1); &quot;000&quot;);&quot;:&quot;;TEXT([.D13];&quot;0.000&quot;);&quot; &quot;))" office:value-type="string" office:string-value="403:0.800 " calcext:value-type="string">
            <text:p>403:0.800 </text:p>
          </table:table-cell>
          <table:table-cell table:style-name="ce26" table:formula="of:=IF([.E13]=&quot;&quot;;&quot;&quot;;COM.MICROSOFT.CONCAT(TEXT([.E$1]*100+101*([.$B13]-1); &quot;000&quot;);&quot;:&quot;;TEXT([.E13];&quot;0.000&quot;);&quot; &quot;))">
            <text:p/>
          </table:table-cell>
          <table:table-cell table:style-name="ce26" table:formula="of:=IF([.F13]=&quot;&quot;;&quot;&quot;;COM.MICROSOFT.CONCAT(TEXT([.F$1]*100+101*([.$B13]-1); &quot;000&quot;);&quot;:&quot;;TEXT([.F13];&quot;0.000&quot;);&quot; &quot;))" office:value-type="string" office:string-value="393:0.800 " calcext:value-type="string">
            <text:p>393:0.800 </text:p>
          </table:table-cell>
          <table:table-cell table:style-name="ce26" table:formula="of:=IF([.G13]=&quot;&quot;;&quot;&quot;;COM.MICROSOFT.CONCAT(TEXT([.G$1]*100+101*([.$B13]-1); &quot;000&quot;);&quot;:&quot;;TEXT([.G13];&quot;0.000&quot;);&quot; &quot;))">
            <text:p/>
          </table:table-cell>
          <table:table-cell table:style-name="ce26" table:formula="of:=IF([.H13]=&quot;&quot;;&quot;&quot;;COM.MICROSOFT.CONCAT(TEXT([.H$1]*100+101*([.$B13]-1); &quot;000&quot;);&quot;:&quot;;TEXT([.H13];&quot;0.000&quot;);&quot; &quot;))" office:value-type="string" office:string-value="383:0.750 " calcext:value-type="string">
            <text:p>383:0.750 </text:p>
          </table:table-cell>
          <table:table-cell table:style-name="ce26" table:formula="of:=IF([.I13]=&quot;&quot;;&quot;&quot;;COM.MICROSOFT.CONCAT(TEXT([.I$1]*100+101*([.$B13]-1); &quot;000&quot;);&quot;:&quot;;TEXT([.I13];&quot;0.000&quot;);&quot; &quot;))">
            <text:p/>
          </table:table-cell>
          <table:table-cell table:style-name="ce26" table:formula="of:=IF([.J13]=&quot;&quot;;&quot;&quot;;COM.MICROSOFT.CONCAT(TEXT([.J$1]*100+101*([.$B13]-1); &quot;000&quot;);&quot;:&quot;;TEXT([.J13];&quot;0.000&quot;);&quot; &quot;))">
            <text:p/>
          </table:table-cell>
          <table:table-cell table:style-name="ce26" table:formula="of:=IF([.K13]=&quot;&quot;;&quot;&quot;;COM.MICROSOFT.CONCAT(TEXT([.K$1]*100+101*([.$B13]-1); &quot;000&quot;);&quot;:&quot;;TEXT([.K13];&quot;0.000&quot;);&quot; &quot;))">
            <text:p/>
          </table:table-cell>
          <table:table-cell table:style-name="ce26" table:formula="of:=IF([.L13]=&quot;&quot;;&quot;&quot;;COM.MICROSOFT.CONCAT(TEXT([.L$1]*100+101*([.$B13]-1); &quot;000&quot;);&quot;:&quot;;TEXT([.L13];&quot;0.000&quot;);&quot; &quot;))" office:value-type="string" office:string-value="363:0.650 " calcext:value-type="string">
            <text:p>363:0.650 </text:p>
          </table:table-cell>
          <table:table-cell table:style-name="ce26" table:formula="of:=IF([.M13]=&quot;&quot;;&quot;&quot;;COM.MICROSOFT.CONCAT(TEXT([.M$1]*100+101*([.$B13]-1); &quot;000&quot;);&quot;:&quot;;TEXT([.M13];&quot;0.000&quot;);&quot; &quot;))">
            <text:p/>
          </table:table-cell>
          <table:table-cell table:style-name="ce26" table:formula="of:=IF([.N13]=&quot;&quot;;&quot;&quot;;COM.MICROSOFT.CONCAT(TEXT([.N$1]*100+101*([.$B13]-1); &quot;000&quot;);&quot;:&quot;;TEXT([.N13];&quot;0.000&quot;);&quot; &quot;))" office:value-type="string" office:string-value="353:0.600 " calcext:value-type="string">
            <text:p>353:0.600 </text:p>
          </table:table-cell>
          <table:table-cell table:style-name="ce26" table:formula="of:=IF([.O13]=&quot;&quot;;&quot;&quot;;COM.MICROSOFT.CONCAT(TEXT([.O$1]*100+101*([.$B13]-1); &quot;000&quot;);&quot;:&quot;;TEXT([.O13];&quot;0.000&quot;);&quot; &quot;))">
            <text:p/>
          </table:table-cell>
          <table:table-cell table:style-name="ce26" table:formula="of:=IF([.P13]=&quot;&quot;;&quot;&quot;;COM.MICROSOFT.CONCAT(TEXT([.P$1]*100+101*([.$B13]-1); &quot;000&quot;);&quot;:&quot;;TEXT([.P13];&quot;0.000&quot;);&quot; &quot;))">
            <text:p/>
          </table:table-cell>
          <table:table-cell table:style-name="ce26" table:formula="of:=IF([.Q13]=&quot;&quot;;&quot;&quot;;COM.MICROSOFT.CONCAT(TEXT([.Q$1]*100+101*([.$B13]-1); &quot;000&quot;);&quot;:&quot;;TEXT([.Q13];&quot;0.000&quot;);&quot; &quot;))">
            <text:p/>
          </table:table-cell>
          <table:table-cell table:style-name="ce26" table:formula="of:=IF([.R13]=&quot;&quot;;&quot;&quot;;COM.MICROSOFT.CONCAT(TEXT([.R$1]*100+101*([.$B13]-1); &quot;000&quot;);&quot;:&quot;;TEXT([.R13];&quot;0.000&quot;);&quot; &quot;))">
            <text:p/>
          </table:table-cell>
          <table:table-cell table:style-name="ce26" table:formula="of:=IF([.S13]=&quot;&quot;;&quot;&quot;;COM.MICROSOFT.CONCAT(TEXT([.S$1]*100+101*([.$B13]-1); &quot;000&quot;);&quot;:&quot;;TEXT([.S13];&quot;0.000&quot;);&quot; &quot;))">
            <text:p/>
          </table:table-cell>
          <table:table-cell table:style-name="ce26" table:formula="of:=IF([.T13]=&quot;&quot;;&quot;&quot;;COM.MICROSOFT.CONCAT(TEXT([.T$1]*100+101*([.$B13]-1); &quot;000&quot;);&quot;:&quot;;TEXT([.T13];&quot;0.000&quot;);&quot; &quot;))">
            <text:p/>
          </table:table-cell>
          <table:table-cell table:style-name="ce26" table:formula="of:=IF([.U13]=&quot;&quot;;&quot;&quot;;COM.MICROSOFT.CONCAT(TEXT([.U$1]*100+101*([.$B13]-1); &quot;000&quot;);&quot;:&quot;;TEXT([.U13];&quot;0.000&quot;);&quot; &quot;))">
            <text:p/>
          </table:table-cell>
          <table:table-cell table:style-name="ce26" table:formula="of:=IF([.V13]=&quot;&quot;;&quot;&quot;;COM.MICROSOFT.CONCAT(TEXT([.V$1]*100+101*([.$B13]-1); &quot;000&quot;);&quot;:&quot;;TEXT([.V13];&quot;0.000&quot;);&quot; &quot;))">
            <text:p/>
          </table:table-cell>
          <table:table-cell table:style-name="ce26" table:formula="of:=IF([.W13]=&quot;&quot;;&quot;&quot;;COM.MICROSOFT.CONCAT(TEXT([.W$1]*100+101*([.$B13]-1); &quot;000&quot;);&quot;:&quot;;TEXT([.W13];&quot;0.000&quot;);&quot; &quot;))">
            <text:p/>
          </table:table-cell>
          <table:table-cell table:style-name="ce26" table:formula="of:=IF([.X13]=&quot;&quot;;&quot;&quot;;COM.MICROSOFT.CONCAT(TEXT([.X$1]*100+101*([.$B13]-1); &quot;000&quot;);&quot;:&quot;;TEXT([.X13];&quot;0.000&quot;);&quot; &quot;))" office:value-type="string" office:string-value="303:0.400 " calcext:value-type="string">
            <text:p>303:0.400 </text:p>
          </table:table-cell>
          <table:table-cell table:style-name="ce28"/>
          <table:table-cell table:style-name="ce29" table:formula="of:=COM.MICROSOFT.CONCAT([.X44];[.W44];[.V44];[.U44];[.T44];[.S44];[.R44];[.Q44];[.P44];[.O44];[.N44];[.M44];[.L44];[.K44];[.J44];[.I44];[.H44];[.G44];[.F44];[.E44];[.D44];)" office:value-type="string" office:string-value="303:0.400 353:0.600 363:0.650 383:0.750 393:0.800 403:0.800 " calcext:value-type="string">
            <text:p>303:0.400 353:0.600 363:0.650 383:0.750 393:0.800 403:0.8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3" office:value-type="string" calcext:value-type="string">
            <text:p>turning</text:p>
          </table:table-cell>
          <table:table-cell table:style-name="ce26" table:formula="of:=IF([.D14]=&quot;&quot;;&quot;&quot;;COM.MICROSOFT.CONCAT(TEXT([.D$1]*100+101*([.$B14]-1); &quot;000&quot;);&quot;:&quot;;TEXT([.D14];&quot;0.000&quot;);&quot; &quot;))" office:value-type="string" office:string-value="504:0.850 " calcext:value-type="string">
            <text:p>504:0.850 </text:p>
          </table:table-cell>
          <table:table-cell table:style-name="ce26" table:formula="of:=IF([.E14]=&quot;&quot;;&quot;&quot;;COM.MICROSOFT.CONCAT(TEXT([.E$1]*100+101*([.$B14]-1); &quot;000&quot;);&quot;:&quot;;TEXT([.E14];&quot;0.000&quot;);&quot; &quot;))" office:value-type="string" office:string-value="499:0.930 " calcext:value-type="string">
            <text:p>499:0.930 </text:p>
          </table:table-cell>
          <table:table-cell table:style-name="ce26" table:formula="of:=IF([.F14]=&quot;&quot;;&quot;&quot;;COM.MICROSOFT.CONCAT(TEXT([.F$1]*100+101*([.$B14]-1); &quot;000&quot;);&quot;:&quot;;TEXT([.F14];&quot;0.000&quot;);&quot; &quot;))" office:value-type="string" office:string-value="494:0.830 " calcext:value-type="string">
            <text:p>494:0.830 </text:p>
          </table:table-cell>
          <table:table-cell table:style-name="ce26" table:formula="of:=IF([.G14]=&quot;&quot;;&quot;&quot;;COM.MICROSOFT.CONCAT(TEXT([.G$1]*100+101*([.$B14]-1); &quot;000&quot;);&quot;:&quot;;TEXT([.G14];&quot;0.000&quot;);&quot; &quot;))" office:value-type="string" office:string-value="489:0.780 " calcext:value-type="string">
            <text:p>489:0.780 </text:p>
          </table:table-cell>
          <table:table-cell table:style-name="ce26" table:formula="of:=IF([.H14]=&quot;&quot;;&quot;&quot;;COM.MICROSOFT.CONCAT(TEXT([.H$1]*100+101*([.$B14]-1); &quot;000&quot;);&quot;:&quot;;TEXT([.H14];&quot;0.000&quot;);&quot; &quot;))">
            <text:p/>
          </table:table-cell>
          <table:table-cell table:style-name="ce26" table:formula="of:=IF([.I14]=&quot;&quot;;&quot;&quot;;COM.MICROSOFT.CONCAT(TEXT([.I$1]*100+101*([.$B14]-1); &quot;000&quot;);&quot;:&quot;;TEXT([.I14];&quot;0.000&quot;);&quot; &quot;))">
            <text:p/>
          </table:table-cell>
          <table:table-cell table:style-name="ce26" table:formula="of:=IF([.J14]=&quot;&quot;;&quot;&quot;;COM.MICROSOFT.CONCAT(TEXT([.J$1]*100+101*([.$B14]-1); &quot;000&quot;);&quot;:&quot;;TEXT([.J14];&quot;0.000&quot;);&quot; &quot;))" office:value-type="string" office:string-value="474:0.600 " calcext:value-type="string">
            <text:p>474:0.600 </text:p>
          </table:table-cell>
          <table:table-cell table:style-name="ce26" table:formula="of:=IF([.K14]=&quot;&quot;;&quot;&quot;;COM.MICROSOFT.CONCAT(TEXT([.K$1]*100+101*([.$B14]-1); &quot;000&quot;);&quot;:&quot;;TEXT([.K14];&quot;0.000&quot;);&quot; &quot;))">
            <text:p/>
          </table:table-cell>
          <table:table-cell table:style-name="ce26" table:formula="of:=IF([.L14]=&quot;&quot;;&quot;&quot;;COM.MICROSOFT.CONCAT(TEXT([.L$1]*100+101*([.$B14]-1); &quot;000&quot;);&quot;:&quot;;TEXT([.L14];&quot;0.000&quot;);&quot; &quot;))" office:value-type="string" office:string-value="464:0.500 " calcext:value-type="string">
            <text:p>464:0.500 </text:p>
          </table:table-cell>
          <table:table-cell table:style-name="ce26" table:formula="of:=IF([.M14]=&quot;&quot;;&quot;&quot;;COM.MICROSOFT.CONCAT(TEXT([.M$1]*100+101*([.$B14]-1); &quot;000&quot;);&quot;:&quot;;TEXT([.M14];&quot;0.000&quot;);&quot; &quot;))">
            <text:p/>
          </table:table-cell>
          <table:table-cell table:style-name="ce26" table:formula="of:=IF([.N14]=&quot;&quot;;&quot;&quot;;COM.MICROSOFT.CONCAT(TEXT([.N$1]*100+101*([.$B14]-1); &quot;000&quot;);&quot;:&quot;;TEXT([.N14];&quot;0.000&quot;);&quot; &quot;))" office:value-type="string" office:string-value="454:0.450 " calcext:value-type="string">
            <text:p>454:0.450 </text:p>
          </table:table-cell>
          <table:table-cell table:style-name="ce26" table:formula="of:=IF([.O14]=&quot;&quot;;&quot;&quot;;COM.MICROSOFT.CONCAT(TEXT([.O$1]*100+101*([.$B14]-1); &quot;000&quot;);&quot;:&quot;;TEXT([.O14];&quot;0.000&quot;);&quot; &quot;))">
            <text:p/>
          </table:table-cell>
          <table:table-cell table:style-name="ce26" table:formula="of:=IF([.P14]=&quot;&quot;;&quot;&quot;;COM.MICROSOFT.CONCAT(TEXT([.P$1]*100+101*([.$B14]-1); &quot;000&quot;);&quot;:&quot;;TEXT([.P14];&quot;0.000&quot;);&quot; &quot;))" office:value-type="string" office:string-value="444:0.400 " calcext:value-type="string">
            <text:p>444:0.400 </text:p>
          </table:table-cell>
          <table:table-cell table:style-name="ce26" table:formula="of:=IF([.Q14]=&quot;&quot;;&quot;&quot;;COM.MICROSOFT.CONCAT(TEXT([.Q$1]*100+101*([.$B14]-1); &quot;000&quot;);&quot;:&quot;;TEXT([.Q14];&quot;0.000&quot;);&quot; &quot;))">
            <text:p/>
          </table:table-cell>
          <table:table-cell table:style-name="ce26" table:formula="of:=IF([.R14]=&quot;&quot;;&quot;&quot;;COM.MICROSOFT.CONCAT(TEXT([.R$1]*100+101*([.$B14]-1); &quot;000&quot;);&quot;:&quot;;TEXT([.R14];&quot;0.000&quot;);&quot; &quot;))" office:value-type="string" office:string-value="434:0.350 " calcext:value-type="string">
            <text:p>434:0.350 </text:p>
          </table:table-cell>
          <table:table-cell table:style-name="ce26" table:formula="of:=IF([.S14]=&quot;&quot;;&quot;&quot;;COM.MICROSOFT.CONCAT(TEXT([.S$1]*100+101*([.$B14]-1); &quot;000&quot;);&quot;:&quot;;TEXT([.S14];&quot;0.000&quot;);&quot; &quot;))">
            <text:p/>
          </table:table-cell>
          <table:table-cell table:style-name="ce26" table:formula="of:=IF([.T14]=&quot;&quot;;&quot;&quot;;COM.MICROSOFT.CONCAT(TEXT([.T$1]*100+101*([.$B14]-1); &quot;000&quot;);&quot;:&quot;;TEXT([.T14];&quot;0.000&quot;);&quot; &quot;))">
            <text:p/>
          </table:table-cell>
          <table:table-cell table:style-name="ce26" table:formula="of:=IF([.U14]=&quot;&quot;;&quot;&quot;;COM.MICROSOFT.CONCAT(TEXT([.U$1]*100+101*([.$B14]-1); &quot;000&quot;);&quot;:&quot;;TEXT([.U14];&quot;0.000&quot;);&quot; &quot;))">
            <text:p/>
          </table:table-cell>
          <table:table-cell table:style-name="ce26" table:formula="of:=IF([.V14]=&quot;&quot;;&quot;&quot;;COM.MICROSOFT.CONCAT(TEXT([.V$1]*100+101*([.$B14]-1); &quot;000&quot;);&quot;:&quot;;TEXT([.V14];&quot;0.000&quot;);&quot; &quot;))">
            <text:p/>
          </table:table-cell>
          <table:table-cell table:style-name="ce26" table:formula="of:=IF([.W14]=&quot;&quot;;&quot;&quot;;COM.MICROSOFT.CONCAT(TEXT([.W$1]*100+101*([.$B14]-1); &quot;000&quot;);&quot;:&quot;;TEXT([.W14];&quot;0.000&quot;);&quot; &quot;))">
            <text:p/>
          </table:table-cell>
          <table:table-cell table:style-name="ce26" table:formula="of:=IF([.X14]=&quot;&quot;;&quot;&quot;;COM.MICROSOFT.CONCAT(TEXT([.X$1]*100+101*([.$B14]-1); &quot;000&quot;);&quot;:&quot;;TEXT([.X14];&quot;0.000&quot;);&quot; &quot;))" office:value-type="string" office:string-value="404:0.300 " calcext:value-type="string">
            <text:p>404:0.300 </text:p>
          </table:table-cell>
          <table:table-cell table:style-name="ce28"/>
          <table:table-cell table:style-name="ce29" table:formula="of:=COM.MICROSOFT.CONCAT([.X45];[.W45];[.V45];[.U45];[.T45];[.S45];[.R45];[.Q45];[.P45];[.O45];[.N45];[.M45];[.L45];[.K45];[.J45];[.I45];[.H45];[.G45];[.F45];[.E45];[.D45];)" office:value-type="string" office:string-value="404:0.300 434:0.350 444:0.400 454:0.450 464:0.500 474:0.600 489:0.780 494:0.830 499:0.930 504:0.850 " calcext:value-type="string">
            <text:p>404:0.300 434:0.350 444:0.400 454:0.450 464:0.500 474:0.600 489:0.780 494:0.830 499:0.930 504:0.85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3" office:value-type="string" calcext:value-type="string">
            <text:p>traction</text:p>
          </table:table-cell>
          <table:table-cell table:style-name="ce26" table:formula="of:=IF([.D15]=&quot;&quot;;&quot;&quot;;COM.MICROSOFT.CONCAT(TEXT([.D$1]*100+101*([.$B15]-1); &quot;000&quot;);&quot;:&quot;;TEXT([.D15];&quot;0.000&quot;);&quot; &quot;))" office:value-type="string" office:string-value="504:0.850 " calcext:value-type="string">
            <text:p>504:0.850 </text:p>
          </table:table-cell>
          <table:table-cell table:style-name="ce26" table:formula="of:=IF([.E15]=&quot;&quot;;&quot;&quot;;COM.MICROSOFT.CONCAT(TEXT([.E$1]*100+101*([.$B15]-1); &quot;000&quot;);&quot;:&quot;;TEXT([.E15];&quot;0.000&quot;);&quot; &quot;))" office:value-type="string" office:string-value="499:0.900 " calcext:value-type="string">
            <text:p>499:0.900 </text:p>
          </table:table-cell>
          <table:table-cell table:style-name="ce26" table:formula="of:=IF([.F15]=&quot;&quot;;&quot;&quot;;COM.MICROSOFT.CONCAT(TEXT([.F$1]*100+101*([.$B15]-1); &quot;000&quot;);&quot;:&quot;;TEXT([.F15];&quot;0.000&quot;);&quot; &quot;))" office:value-type="string" office:string-value="494:0.800 " calcext:value-type="string">
            <text:p>494:0.800 </text:p>
          </table:table-cell>
          <table:table-cell table:style-name="ce26" table:formula="of:=IF([.G15]=&quot;&quot;;&quot;&quot;;COM.MICROSOFT.CONCAT(TEXT([.G$1]*100+101*([.$B15]-1); &quot;000&quot;);&quot;:&quot;;TEXT([.G15];&quot;0.000&quot;);&quot; &quot;))">
            <text:p/>
          </table:table-cell>
          <table:table-cell table:style-name="ce26" table:formula="of:=IF([.H15]=&quot;&quot;;&quot;&quot;;COM.MICROSOFT.CONCAT(TEXT([.H$1]*100+101*([.$B15]-1); &quot;000&quot;);&quot;:&quot;;TEXT([.H15];&quot;0.000&quot;);&quot; &quot;))" office:value-type="string" office:string-value="484:0.800 " calcext:value-type="string">
            <text:p>484:0.800 </text:p>
          </table:table-cell>
          <table:table-cell table:style-name="ce26" table:formula="of:=IF([.I15]=&quot;&quot;;&quot;&quot;;COM.MICROSOFT.CONCAT(TEXT([.I$1]*100+101*([.$B15]-1); &quot;000&quot;);&quot;:&quot;;TEXT([.I15];&quot;0.000&quot;);&quot; &quot;))">
            <text:p/>
          </table:table-cell>
          <table:table-cell table:style-name="ce26" table:formula="of:=IF([.J15]=&quot;&quot;;&quot;&quot;;COM.MICROSOFT.CONCAT(TEXT([.J$1]*100+101*([.$B15]-1); &quot;000&quot;);&quot;:&quot;;TEXT([.J15];&quot;0.000&quot;);&quot; &quot;))" office:value-type="string" office:string-value="474:0.750 " calcext:value-type="string">
            <text:p>474:0.750 </text:p>
          </table:table-cell>
          <table:table-cell table:style-name="ce26" table:formula="of:=IF([.K15]=&quot;&quot;;&quot;&quot;;COM.MICROSOFT.CONCAT(TEXT([.K$1]*100+101*([.$B15]-1); &quot;000&quot;);&quot;:&quot;;TEXT([.K15];&quot;0.000&quot;);&quot; &quot;))">
            <text:p/>
          </table:table-cell>
          <table:table-cell table:style-name="ce26" table:formula="of:=IF([.L15]=&quot;&quot;;&quot;&quot;;COM.MICROSOFT.CONCAT(TEXT([.L$1]*100+101*([.$B15]-1); &quot;000&quot;);&quot;:&quot;;TEXT([.L15];&quot;0.000&quot;);&quot; &quot;))" office:value-type="string" office:string-value="464:0.670 " calcext:value-type="string">
            <text:p>464:0.670 </text:p>
          </table:table-cell>
          <table:table-cell table:style-name="ce26" table:formula="of:=IF([.M15]=&quot;&quot;;&quot;&quot;;COM.MICROSOFT.CONCAT(TEXT([.M$1]*100+101*([.$B15]-1); &quot;000&quot;);&quot;:&quot;;TEXT([.M15];&quot;0.000&quot;);&quot; &quot;))">
            <text:p/>
          </table:table-cell>
          <table:table-cell table:style-name="ce26" table:formula="of:=IF([.N15]=&quot;&quot;;&quot;&quot;;COM.MICROSOFT.CONCAT(TEXT([.N$1]*100+101*([.$B15]-1); &quot;000&quot;);&quot;:&quot;;TEXT([.N15];&quot;0.000&quot;);&quot; &quot;))" office:value-type="string" office:string-value="454:0.530 " calcext:value-type="string">
            <text:p>454:0.530 </text:p>
          </table:table-cell>
          <table:table-cell table:style-name="ce26" table:formula="of:=IF([.O15]=&quot;&quot;;&quot;&quot;;COM.MICROSOFT.CONCAT(TEXT([.O$1]*100+101*([.$B15]-1); &quot;000&quot;);&quot;:&quot;;TEXT([.O15];&quot;0.000&quot;);&quot; &quot;))">
            <text:p/>
          </table:table-cell>
          <table:table-cell table:style-name="ce26" table:formula="of:=IF([.P15]=&quot;&quot;;&quot;&quot;;COM.MICROSOFT.CONCAT(TEXT([.P$1]*100+101*([.$B15]-1); &quot;000&quot;);&quot;:&quot;;TEXT([.P15];&quot;0.000&quot;);&quot; &quot;))" office:value-type="string" office:string-value="444:0.400 " calcext:value-type="string">
            <text:p>444:0.400 </text:p>
          </table:table-cell>
          <table:table-cell table:style-name="ce26" table:formula="of:=IF([.Q15]=&quot;&quot;;&quot;&quot;;COM.MICROSOFT.CONCAT(TEXT([.Q$1]*100+101*([.$B15]-1); &quot;000&quot;);&quot;:&quot;;TEXT([.Q15];&quot;0.000&quot;);&quot; &quot;))">
            <text:p/>
          </table:table-cell>
          <table:table-cell table:style-name="ce26" table:formula="of:=IF([.R15]=&quot;&quot;;&quot;&quot;;COM.MICROSOFT.CONCAT(TEXT([.R$1]*100+101*([.$B15]-1); &quot;000&quot;);&quot;:&quot;;TEXT([.R15];&quot;0.000&quot;);&quot; &quot;))" office:value-type="string" office:string-value="434:0.350 " calcext:value-type="string">
            <text:p>434:0.350 </text:p>
          </table:table-cell>
          <table:table-cell table:style-name="ce26" table:formula="of:=IF([.S15]=&quot;&quot;;&quot;&quot;;COM.MICROSOFT.CONCAT(TEXT([.S$1]*100+101*([.$B15]-1); &quot;000&quot;);&quot;:&quot;;TEXT([.S15];&quot;0.000&quot;);&quot; &quot;))">
            <text:p/>
          </table:table-cell>
          <table:table-cell table:style-name="ce26" table:formula="of:=IF([.T15]=&quot;&quot;;&quot;&quot;;COM.MICROSOFT.CONCAT(TEXT([.T$1]*100+101*([.$B15]-1); &quot;000&quot;);&quot;:&quot;;TEXT([.T15];&quot;0.000&quot;);&quot; &quot;))">
            <text:p/>
          </table:table-cell>
          <table:table-cell table:style-name="ce26" table:formula="of:=IF([.U15]=&quot;&quot;;&quot;&quot;;COM.MICROSOFT.CONCAT(TEXT([.U$1]*100+101*([.$B15]-1); &quot;000&quot;);&quot;:&quot;;TEXT([.U15];&quot;0.000&quot;);&quot; &quot;))">
            <text:p/>
          </table:table-cell>
          <table:table-cell table:style-name="ce26" table:formula="of:=IF([.V15]=&quot;&quot;;&quot;&quot;;COM.MICROSOFT.CONCAT(TEXT([.V$1]*100+101*([.$B15]-1); &quot;000&quot;);&quot;:&quot;;TEXT([.V15];&quot;0.000&quot;);&quot; &quot;))">
            <text:p/>
          </table:table-cell>
          <table:table-cell table:style-name="ce26" table:formula="of:=IF([.W15]=&quot;&quot;;&quot;&quot;;COM.MICROSOFT.CONCAT(TEXT([.W$1]*100+101*([.$B15]-1); &quot;000&quot;);&quot;:&quot;;TEXT([.W15];&quot;0.000&quot;);&quot; &quot;))">
            <text:p/>
          </table:table-cell>
          <table:table-cell table:style-name="ce26" table:formula="of:=IF([.X15]=&quot;&quot;;&quot;&quot;;COM.MICROSOFT.CONCAT(TEXT([.X$1]*100+101*([.$B15]-1); &quot;000&quot;);&quot;:&quot;;TEXT([.X15];&quot;0.000&quot;);&quot; &quot;))" office:value-type="string" office:string-value="404:0.200 " calcext:value-type="string">
            <text:p>404:0.200 </text:p>
          </table:table-cell>
          <table:table-cell table:style-name="ce28"/>
          <table:table-cell table:style-name="ce29" table:formula="of:=COM.MICROSOFT.CONCAT([.X46];[.W46];[.V46];[.U46];[.T46];[.S46];[.R46];[.Q46];[.P46];[.O46];[.N46];[.M46];[.L46];[.K46];[.J46];[.I46];[.H46];[.G46];[.F46];[.E46];[.D46];)" office:value-type="string" office:string-value="404:0.200 434:0.350 444:0.400 454:0.530 464:0.670 474:0.750 484:0.800 494:0.800 499:0.900 504:0.850 " calcext:value-type="string">
            <text:p>404:0.200 434:0.350 444:0.400 454:0.530 464:0.670 474:0.750 484:0.800 494:0.800 499:0.900 504:0.85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3" office:value-type="string" calcext:value-type="string">
            <text:p>topspeed</text:p>
          </table:table-cell>
          <table:table-cell table:style-name="ce26" table:formula="of:=IF([.D16]=&quot;&quot;;&quot;&quot;;COM.MICROSOFT.CONCAT(TEXT([.D$1]*100+101*([.$B16]-1); &quot;000&quot;);&quot;:&quot;;TEXT([.D16];&quot;0.000&quot;);&quot; &quot;))" office:value-type="string" office:string-value="504:0.800 " calcext:value-type="string">
            <text:p>504:0.800 </text:p>
          </table:table-cell>
          <table:table-cell table:style-name="ce26" table:formula="of:=IF([.E16]=&quot;&quot;;&quot;&quot;;COM.MICROSOFT.CONCAT(TEXT([.E$1]*100+101*([.$B16]-1); &quot;000&quot;);&quot;:&quot;;TEXT([.E16];&quot;0.000&quot;);&quot; &quot;))">
            <text:p/>
          </table:table-cell>
          <table:table-cell table:style-name="ce26" table:formula="of:=IF([.F16]=&quot;&quot;;&quot;&quot;;COM.MICROSOFT.CONCAT(TEXT([.F$1]*100+101*([.$B16]-1); &quot;000&quot;);&quot;:&quot;;TEXT([.F16];&quot;0.000&quot;);&quot; &quot;))" office:value-type="string" office:string-value="494:0.800 " calcext:value-type="string">
            <text:p>494:0.800 </text:p>
          </table:table-cell>
          <table:table-cell table:style-name="ce26" table:formula="of:=IF([.G16]=&quot;&quot;;&quot;&quot;;COM.MICROSOFT.CONCAT(TEXT([.G$1]*100+101*([.$B16]-1); &quot;000&quot;);&quot;:&quot;;TEXT([.G16];&quot;0.000&quot;);&quot; &quot;))">
            <text:p/>
          </table:table-cell>
          <table:table-cell table:style-name="ce26" table:formula="of:=IF([.H16]=&quot;&quot;;&quot;&quot;;COM.MICROSOFT.CONCAT(TEXT([.H$1]*100+101*([.$B16]-1); &quot;000&quot;);&quot;:&quot;;TEXT([.H16];&quot;0.000&quot;);&quot; &quot;))" office:value-type="string" office:string-value="484:0.750 " calcext:value-type="string">
            <text:p>484:0.750 </text:p>
          </table:table-cell>
          <table:table-cell table:style-name="ce26" table:formula="of:=IF([.I16]=&quot;&quot;;&quot;&quot;;COM.MICROSOFT.CONCAT(TEXT([.I$1]*100+101*([.$B16]-1); &quot;000&quot;);&quot;:&quot;;TEXT([.I16];&quot;0.000&quot;);&quot; &quot;))">
            <text:p/>
          </table:table-cell>
          <table:table-cell table:style-name="ce26" table:formula="of:=IF([.J16]=&quot;&quot;;&quot;&quot;;COM.MICROSOFT.CONCAT(TEXT([.J$1]*100+101*([.$B16]-1); &quot;000&quot;);&quot;:&quot;;TEXT([.J16];&quot;0.000&quot;);&quot; &quot;))">
            <text:p/>
          </table:table-cell>
          <table:table-cell table:style-name="ce26" table:formula="of:=IF([.K16]=&quot;&quot;;&quot;&quot;;COM.MICROSOFT.CONCAT(TEXT([.K$1]*100+101*([.$B16]-1); &quot;000&quot;);&quot;:&quot;;TEXT([.K16];&quot;0.000&quot;);&quot; &quot;))">
            <text:p/>
          </table:table-cell>
          <table:table-cell table:style-name="ce26" table:formula="of:=IF([.L16]=&quot;&quot;;&quot;&quot;;COM.MICROSOFT.CONCAT(TEXT([.L$1]*100+101*([.$B16]-1); &quot;000&quot;);&quot;:&quot;;TEXT([.L16];&quot;0.000&quot;);&quot; &quot;))" office:value-type="string" office:string-value="464:0.650 " calcext:value-type="string">
            <text:p>464:0.650 </text:p>
          </table:table-cell>
          <table:table-cell table:style-name="ce26" table:formula="of:=IF([.M16]=&quot;&quot;;&quot;&quot;;COM.MICROSOFT.CONCAT(TEXT([.M$1]*100+101*([.$B16]-1); &quot;000&quot;);&quot;:&quot;;TEXT([.M16];&quot;0.000&quot;);&quot; &quot;))">
            <text:p/>
          </table:table-cell>
          <table:table-cell table:style-name="ce26" table:formula="of:=IF([.N16]=&quot;&quot;;&quot;&quot;;COM.MICROSOFT.CONCAT(TEXT([.N$1]*100+101*([.$B16]-1); &quot;000&quot;);&quot;:&quot;;TEXT([.N16];&quot;0.000&quot;);&quot; &quot;))" office:value-type="string" office:string-value="454:0.600 " calcext:value-type="string">
            <text:p>454:0.600 </text:p>
          </table:table-cell>
          <table:table-cell table:style-name="ce26" table:formula="of:=IF([.O16]=&quot;&quot;;&quot;&quot;;COM.MICROSOFT.CONCAT(TEXT([.O$1]*100+101*([.$B16]-1); &quot;000&quot;);&quot;:&quot;;TEXT([.O16];&quot;0.000&quot;);&quot; &quot;))">
            <text:p/>
          </table:table-cell>
          <table:table-cell table:style-name="ce26" table:formula="of:=IF([.P16]=&quot;&quot;;&quot;&quot;;COM.MICROSOFT.CONCAT(TEXT([.P$1]*100+101*([.$B16]-1); &quot;000&quot;);&quot;:&quot;;TEXT([.P16];&quot;0.000&quot;);&quot; &quot;))">
            <text:p/>
          </table:table-cell>
          <table:table-cell table:style-name="ce26" table:formula="of:=IF([.Q16]=&quot;&quot;;&quot;&quot;;COM.MICROSOFT.CONCAT(TEXT([.Q$1]*100+101*([.$B16]-1); &quot;000&quot;);&quot;:&quot;;TEXT([.Q16];&quot;0.000&quot;);&quot; &quot;))">
            <text:p/>
          </table:table-cell>
          <table:table-cell table:style-name="ce26" table:formula="of:=IF([.R16]=&quot;&quot;;&quot;&quot;;COM.MICROSOFT.CONCAT(TEXT([.R$1]*100+101*([.$B16]-1); &quot;000&quot;);&quot;:&quot;;TEXT([.R16];&quot;0.000&quot;);&quot; &quot;))">
            <text:p/>
          </table:table-cell>
          <table:table-cell table:style-name="ce26" table:formula="of:=IF([.S16]=&quot;&quot;;&quot;&quot;;COM.MICROSOFT.CONCAT(TEXT([.S$1]*100+101*([.$B16]-1); &quot;000&quot;);&quot;:&quot;;TEXT([.S16];&quot;0.000&quot;);&quot; &quot;))">
            <text:p/>
          </table:table-cell>
          <table:table-cell table:style-name="ce26" table:formula="of:=IF([.T16]=&quot;&quot;;&quot;&quot;;COM.MICROSOFT.CONCAT(TEXT([.T$1]*100+101*([.$B16]-1); &quot;000&quot;);&quot;:&quot;;TEXT([.T16];&quot;0.000&quot;);&quot; &quot;))">
            <text:p/>
          </table:table-cell>
          <table:table-cell table:style-name="ce26" table:formula="of:=IF([.U16]=&quot;&quot;;&quot;&quot;;COM.MICROSOFT.CONCAT(TEXT([.U$1]*100+101*([.$B16]-1); &quot;000&quot;);&quot;:&quot;;TEXT([.U16];&quot;0.000&quot;);&quot; &quot;))">
            <text:p/>
          </table:table-cell>
          <table:table-cell table:style-name="ce26" table:formula="of:=IF([.V16]=&quot;&quot;;&quot;&quot;;COM.MICROSOFT.CONCAT(TEXT([.V$1]*100+101*([.$B16]-1); &quot;000&quot;);&quot;:&quot;;TEXT([.V16];&quot;0.000&quot;);&quot; &quot;))">
            <text:p/>
          </table:table-cell>
          <table:table-cell table:style-name="ce26" table:formula="of:=IF([.W16]=&quot;&quot;;&quot;&quot;;COM.MICROSOFT.CONCAT(TEXT([.W$1]*100+101*([.$B16]-1); &quot;000&quot;);&quot;:&quot;;TEXT([.W16];&quot;0.000&quot;);&quot; &quot;))">
            <text:p/>
          </table:table-cell>
          <table:table-cell table:style-name="ce26" table:formula="of:=IF([.X16]=&quot;&quot;;&quot;&quot;;COM.MICROSOFT.CONCAT(TEXT([.X$1]*100+101*([.$B16]-1); &quot;000&quot;);&quot;:&quot;;TEXT([.X16];&quot;0.000&quot;);&quot; &quot;))" office:value-type="string" office:string-value="404:0.400 " calcext:value-type="string">
            <text:p>404:0.400 </text:p>
          </table:table-cell>
          <table:table-cell table:style-name="ce28"/>
          <table:table-cell table:style-name="ce29" table:formula="of:=COM.MICROSOFT.CONCAT([.X47];[.W47];[.V47];[.U47];[.T47];[.S47];[.R47];[.Q47];[.P47];[.O47];[.N47];[.M47];[.L47];[.K47];[.J47];[.I47];[.H47];[.G47];[.F47];[.E47];[.D47];)" office:value-type="string" office:string-value="404:0.400 454:0.600 464:0.650 484:0.750 494:0.800 504:0.800 " calcext:value-type="string">
            <text:p>404:0.400 454:0.600 464:0.650 484:0.750 494:0.800 504:0.8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3" office:value-type="string" calcext:value-type="string">
            <text:p>turning</text:p>
          </table:table-cell>
          <table:table-cell table:style-name="ce26" table:formula="of:=IF([.D17]=&quot;&quot;;&quot;&quot;;COM.MICROSOFT.CONCAT(TEXT([.D$1]*100+101*([.$B17]-1); &quot;000&quot;);&quot;:&quot;;TEXT([.D17];&quot;0.000&quot;);&quot; &quot;))" office:value-type="string" office:string-value="605:0.000 " calcext:value-type="string">
            <text:p>605:0.000 </text:p>
          </table:table-cell>
          <table:table-cell table:style-name="ce26" table:formula="of:=IF([.E17]=&quot;&quot;;&quot;&quot;;COM.MICROSOFT.CONCAT(TEXT([.E$1]*100+101*([.$B17]-1); &quot;000&quot;);&quot;:&quot;;TEXT([.E17];&quot;0.000&quot;);&quot; &quot;))" office:value-type="string" office:string-value="600:0.000 " calcext:value-type="string">
            <text:p>600:0.000 </text:p>
          </table:table-cell>
          <table:table-cell table:style-name="ce26" table:formula="of:=IF([.F17]=&quot;&quot;;&quot;&quot;;COM.MICROSOFT.CONCAT(TEXT([.F$1]*100+101*([.$B17]-1); &quot;000&quot;);&quot;:&quot;;TEXT([.F17];&quot;0.000&quot;);&quot; &quot;))" office:value-type="string" office:string-value="595:0.000 " calcext:value-type="string">
            <text:p>595:0.000 </text:p>
          </table:table-cell>
          <table:table-cell table:style-name="ce26" table:formula="of:=IF([.G17]=&quot;&quot;;&quot;&quot;;COM.MICROSOFT.CONCAT(TEXT([.G$1]*100+101*([.$B17]-1); &quot;000&quot;);&quot;:&quot;;TEXT([.G17];&quot;0.000&quot;);&quot; &quot;))" office:value-type="string" office:string-value="590:0.000 " calcext:value-type="string">
            <text:p>590:0.000 </text:p>
          </table:table-cell>
          <table:table-cell table:style-name="ce26" table:formula="of:=IF([.H17]=&quot;&quot;;&quot;&quot;;COM.MICROSOFT.CONCAT(TEXT([.H$1]*100+101*([.$B17]-1); &quot;000&quot;);&quot;:&quot;;TEXT([.H17];&quot;0.000&quot;);&quot; &quot;))" office:value-type="string" office:string-value="585:0.000 " calcext:value-type="string">
            <text:p>585:0.000 </text:p>
          </table:table-cell>
          <table:table-cell table:style-name="ce26" table:formula="of:=IF([.I17]=&quot;&quot;;&quot;&quot;;COM.MICROSOFT.CONCAT(TEXT([.I$1]*100+101*([.$B17]-1); &quot;000&quot;);&quot;:&quot;;TEXT([.I17];&quot;0.000&quot;);&quot; &quot;))" office:value-type="string" office:string-value="580:0.000 " calcext:value-type="string">
            <text:p>580:0.000 </text:p>
          </table:table-cell>
          <table:table-cell table:style-name="ce26" table:formula="of:=IF([.J17]=&quot;&quot;;&quot;&quot;;COM.MICROSOFT.CONCAT(TEXT([.J$1]*100+101*([.$B17]-1); &quot;000&quot;);&quot;:&quot;;TEXT([.J17];&quot;0.000&quot;);&quot; &quot;))" office:value-type="string" office:string-value="575:0.000 " calcext:value-type="string">
            <text:p>575:0.000 </text:p>
          </table:table-cell>
          <table:table-cell table:style-name="ce26" table:formula="of:=IF([.K17]=&quot;&quot;;&quot;&quot;;COM.MICROSOFT.CONCAT(TEXT([.K$1]*100+101*([.$B17]-1); &quot;000&quot;);&quot;:&quot;;TEXT([.K17];&quot;0.000&quot;);&quot; &quot;))" office:value-type="string" office:string-value="570:0.000 " calcext:value-type="string">
            <text:p>570:0.000 </text:p>
          </table:table-cell>
          <table:table-cell table:style-name="ce26" table:formula="of:=IF([.L17]=&quot;&quot;;&quot;&quot;;COM.MICROSOFT.CONCAT(TEXT([.L$1]*100+101*([.$B17]-1); &quot;000&quot;);&quot;:&quot;;TEXT([.L17];&quot;0.000&quot;);&quot; &quot;))" office:value-type="string" office:string-value="565:0.000 " calcext:value-type="string">
            <text:p>565:0.000 </text:p>
          </table:table-cell>
          <table:table-cell table:style-name="ce26" table:formula="of:=IF([.M17]=&quot;&quot;;&quot;&quot;;COM.MICROSOFT.CONCAT(TEXT([.M$1]*100+101*([.$B17]-1); &quot;000&quot;);&quot;:&quot;;TEXT([.M17];&quot;0.000&quot;);&quot; &quot;))" office:value-type="string" office:string-value="560:0.000 " calcext:value-type="string">
            <text:p>560:0.000 </text:p>
          </table:table-cell>
          <table:table-cell table:style-name="ce26" table:formula="of:=IF([.N17]=&quot;&quot;;&quot;&quot;;COM.MICROSOFT.CONCAT(TEXT([.N$1]*100+101*([.$B17]-1); &quot;000&quot;);&quot;:&quot;;TEXT([.N17];&quot;0.000&quot;);&quot; &quot;))" office:value-type="string" office:string-value="555:0.000 " calcext:value-type="string">
            <text:p>555:0.000 </text:p>
          </table:table-cell>
          <table:table-cell table:style-name="ce26" table:formula="of:=IF([.O17]=&quot;&quot;;&quot;&quot;;COM.MICROSOFT.CONCAT(TEXT([.O$1]*100+101*([.$B17]-1); &quot;000&quot;);&quot;:&quot;;TEXT([.O17];&quot;0.000&quot;);&quot; &quot;))" office:value-type="string" office:string-value="550:0.000 " calcext:value-type="string">
            <text:p>550:0.000 </text:p>
          </table:table-cell>
          <table:table-cell table:style-name="ce26" table:formula="of:=IF([.P17]=&quot;&quot;;&quot;&quot;;COM.MICROSOFT.CONCAT(TEXT([.P$1]*100+101*([.$B17]-1); &quot;000&quot;);&quot;:&quot;;TEXT([.P17];&quot;0.000&quot;);&quot; &quot;))" office:value-type="string" office:string-value="545:0.000 " calcext:value-type="string">
            <text:p>545:0.000 </text:p>
          </table:table-cell>
          <table:table-cell table:style-name="ce26" table:formula="of:=IF([.Q17]=&quot;&quot;;&quot;&quot;;COM.MICROSOFT.CONCAT(TEXT([.Q$1]*100+101*([.$B17]-1); &quot;000&quot;);&quot;:&quot;;TEXT([.Q17];&quot;0.000&quot;);&quot; &quot;))" office:value-type="string" office:string-value="540:0.000 " calcext:value-type="string">
            <text:p>540:0.000 </text:p>
          </table:table-cell>
          <table:table-cell table:style-name="ce26" table:formula="of:=IF([.R17]=&quot;&quot;;&quot;&quot;;COM.MICROSOFT.CONCAT(TEXT([.R$1]*100+101*([.$B17]-1); &quot;000&quot;);&quot;:&quot;;TEXT([.R17];&quot;0.000&quot;);&quot; &quot;))" office:value-type="string" office:string-value="535:0.000 " calcext:value-type="string">
            <text:p>535:0.000 </text:p>
          </table:table-cell>
          <table:table-cell table:style-name="ce26" table:formula="of:=IF([.S17]=&quot;&quot;;&quot;&quot;;COM.MICROSOFT.CONCAT(TEXT([.S$1]*100+101*([.$B17]-1); &quot;000&quot;);&quot;:&quot;;TEXT([.S17];&quot;0.000&quot;);&quot; &quot;))" office:value-type="string" office:string-value="530:0.000 " calcext:value-type="string">
            <text:p>530:0.000 </text:p>
          </table:table-cell>
          <table:table-cell table:style-name="ce26" table:formula="of:=IF([.T17]=&quot;&quot;;&quot;&quot;;COM.MICROSOFT.CONCAT(TEXT([.T$1]*100+101*([.$B17]-1); &quot;000&quot;);&quot;:&quot;;TEXT([.T17];&quot;0.000&quot;);&quot; &quot;))" office:value-type="string" office:string-value="525:0.000 " calcext:value-type="string">
            <text:p>525:0.000 </text:p>
          </table:table-cell>
          <table:table-cell table:style-name="ce26" table:formula="of:=IF([.U17]=&quot;&quot;;&quot;&quot;;COM.MICROSOFT.CONCAT(TEXT([.U$1]*100+101*([.$B17]-1); &quot;000&quot;);&quot;:&quot;;TEXT([.U17];&quot;0.000&quot;);&quot; &quot;))" office:value-type="string" office:string-value="520:0.000 " calcext:value-type="string">
            <text:p>520:0.000 </text:p>
          </table:table-cell>
          <table:table-cell table:style-name="ce26" table:formula="of:=IF([.V17]=&quot;&quot;;&quot;&quot;;COM.MICROSOFT.CONCAT(TEXT([.V$1]*100+101*([.$B17]-1); &quot;000&quot;);&quot;:&quot;;TEXT([.V17];&quot;0.000&quot;);&quot; &quot;))" office:value-type="string" office:string-value="515:0.000 " calcext:value-type="string">
            <text:p>515:0.000 </text:p>
          </table:table-cell>
          <table:table-cell table:style-name="ce26" table:formula="of:=IF([.W17]=&quot;&quot;;&quot;&quot;;COM.MICROSOFT.CONCAT(TEXT([.W$1]*100+101*([.$B17]-1); &quot;000&quot;);&quot;:&quot;;TEXT([.W17];&quot;0.000&quot;);&quot; &quot;))" office:value-type="string" office:string-value="510:0.000 " calcext:value-type="string">
            <text:p>510:0.000 </text:p>
          </table:table-cell>
          <table:table-cell table:style-name="ce26" table:formula="of:=IF([.X17]=&quot;&quot;;&quot;&quot;;COM.MICROSOFT.CONCAT(TEXT([.X$1]*100+101*([.$B17]-1); &quot;000&quot;);&quot;:&quot;;TEXT([.X17];&quot;0.000&quot;);&quot; &quot;))" office:value-type="string" office:string-value="505:0.000 " calcext:value-type="string">
            <text:p>505:0.000 </text:p>
          </table:table-cell>
          <table:table-cell table:style-name="ce28"/>
          <table:table-cell table:style-name="ce29" table:formula="of:=COM.MICROSOFT.CONCAT([.X48];[.W48];[.V48];[.U48];[.T48];[.S48];[.R48];[.Q48];[.P48];[.O48];[.N48];[.M48];[.L48];[.K48];[.J48];[.I48];[.H48];[.G48];[.F48];[.E48];[.D48];)" office:value-type="string" office:string-value="505:0.000 510:0.000 515:0.000 520:0.000 525:0.000 530:0.000 535:0.000 540:0.000 545:0.000 550:0.000 555:0.000 560:0.000 565:0.000 570:0.000 575:0.000 580:0.000 585:0.000 590:0.000 595:0.000 600:0.000 605:0.000 " calcext:value-type="string">
            <text:p>505:0.000 510:0.000 515:0.000 520:0.000 525:0.000 530:0.000 535:0.000 540:0.000 545:0.000 550:0.000 555:0.000 560:0.000 565:0.000 570:0.000 575:0.000 580:0.000 585:0.000 590:0.000 595:0.000 600:0.000 605:0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3" office:value-type="string" calcext:value-type="string">
            <text:p>traction</text:p>
          </table:table-cell>
          <table:table-cell table:style-name="ce26" table:formula="of:=IF([.D18]=&quot;&quot;;&quot;&quot;;COM.MICROSOFT.CONCAT(TEXT([.D$1]*100+101*([.$B18]-1); &quot;000&quot;);&quot;:&quot;;TEXT([.D18];&quot;0.000&quot;);&quot; &quot;))" office:value-type="string" office:string-value="605:0.000 " calcext:value-type="string">
            <text:p>605:0.000 </text:p>
          </table:table-cell>
          <table:table-cell table:style-name="ce26" table:formula="of:=IF([.E18]=&quot;&quot;;&quot;&quot;;COM.MICROSOFT.CONCAT(TEXT([.E$1]*100+101*([.$B18]-1); &quot;000&quot;);&quot;:&quot;;TEXT([.E18];&quot;0.000&quot;);&quot; &quot;))" office:value-type="string" office:string-value="600:0.000 " calcext:value-type="string">
            <text:p>600:0.000 </text:p>
          </table:table-cell>
          <table:table-cell table:style-name="ce26" table:formula="of:=IF([.F18]=&quot;&quot;;&quot;&quot;;COM.MICROSOFT.CONCAT(TEXT([.F$1]*100+101*([.$B18]-1); &quot;000&quot;);&quot;:&quot;;TEXT([.F18];&quot;0.000&quot;);&quot; &quot;))" office:value-type="string" office:string-value="595:0.000 " calcext:value-type="string">
            <text:p>595:0.000 </text:p>
          </table:table-cell>
          <table:table-cell table:style-name="ce26" table:formula="of:=IF([.G18]=&quot;&quot;;&quot;&quot;;COM.MICROSOFT.CONCAT(TEXT([.G$1]*100+101*([.$B18]-1); &quot;000&quot;);&quot;:&quot;;TEXT([.G18];&quot;0.000&quot;);&quot; &quot;))" office:value-type="string" office:string-value="590:0.000 " calcext:value-type="string">
            <text:p>590:0.000 </text:p>
          </table:table-cell>
          <table:table-cell table:style-name="ce26" table:formula="of:=IF([.H18]=&quot;&quot;;&quot;&quot;;COM.MICROSOFT.CONCAT(TEXT([.H$1]*100+101*([.$B18]-1); &quot;000&quot;);&quot;:&quot;;TEXT([.H18];&quot;0.000&quot;);&quot; &quot;))" office:value-type="string" office:string-value="585:0.000 " calcext:value-type="string">
            <text:p>585:0.000 </text:p>
          </table:table-cell>
          <table:table-cell table:style-name="ce26" table:formula="of:=IF([.I18]=&quot;&quot;;&quot;&quot;;COM.MICROSOFT.CONCAT(TEXT([.I$1]*100+101*([.$B18]-1); &quot;000&quot;);&quot;:&quot;;TEXT([.I18];&quot;0.000&quot;);&quot; &quot;))" office:value-type="string" office:string-value="580:0.000 " calcext:value-type="string">
            <text:p>580:0.000 </text:p>
          </table:table-cell>
          <table:table-cell table:style-name="ce26" table:formula="of:=IF([.J18]=&quot;&quot;;&quot;&quot;;COM.MICROSOFT.CONCAT(TEXT([.J$1]*100+101*([.$B18]-1); &quot;000&quot;);&quot;:&quot;;TEXT([.J18];&quot;0.000&quot;);&quot; &quot;))" office:value-type="string" office:string-value="575:0.000 " calcext:value-type="string">
            <text:p>575:0.000 </text:p>
          </table:table-cell>
          <table:table-cell table:style-name="ce26" table:formula="of:=IF([.K18]=&quot;&quot;;&quot;&quot;;COM.MICROSOFT.CONCAT(TEXT([.K$1]*100+101*([.$B18]-1); &quot;000&quot;);&quot;:&quot;;TEXT([.K18];&quot;0.000&quot;);&quot; &quot;))" office:value-type="string" office:string-value="570:0.000 " calcext:value-type="string">
            <text:p>570:0.000 </text:p>
          </table:table-cell>
          <table:table-cell table:style-name="ce26" table:formula="of:=IF([.L18]=&quot;&quot;;&quot;&quot;;COM.MICROSOFT.CONCAT(TEXT([.L$1]*100+101*([.$B18]-1); &quot;000&quot;);&quot;:&quot;;TEXT([.L18];&quot;0.000&quot;);&quot; &quot;))" office:value-type="string" office:string-value="565:0.000 " calcext:value-type="string">
            <text:p>565:0.000 </text:p>
          </table:table-cell>
          <table:table-cell table:style-name="ce26" table:formula="of:=IF([.M18]=&quot;&quot;;&quot;&quot;;COM.MICROSOFT.CONCAT(TEXT([.M$1]*100+101*([.$B18]-1); &quot;000&quot;);&quot;:&quot;;TEXT([.M18];&quot;0.000&quot;);&quot; &quot;))" office:value-type="string" office:string-value="560:0.000 " calcext:value-type="string">
            <text:p>560:0.000 </text:p>
          </table:table-cell>
          <table:table-cell table:style-name="ce26" table:formula="of:=IF([.N18]=&quot;&quot;;&quot;&quot;;COM.MICROSOFT.CONCAT(TEXT([.N$1]*100+101*([.$B18]-1); &quot;000&quot;);&quot;:&quot;;TEXT([.N18];&quot;0.000&quot;);&quot; &quot;))" office:value-type="string" office:string-value="555:0.000 " calcext:value-type="string">
            <text:p>555:0.000 </text:p>
          </table:table-cell>
          <table:table-cell table:style-name="ce26" table:formula="of:=IF([.O18]=&quot;&quot;;&quot;&quot;;COM.MICROSOFT.CONCAT(TEXT([.O$1]*100+101*([.$B18]-1); &quot;000&quot;);&quot;:&quot;;TEXT([.O18];&quot;0.000&quot;);&quot; &quot;))" office:value-type="string" office:string-value="550:0.000 " calcext:value-type="string">
            <text:p>550:0.000 </text:p>
          </table:table-cell>
          <table:table-cell table:style-name="ce26" table:formula="of:=IF([.P18]=&quot;&quot;;&quot;&quot;;COM.MICROSOFT.CONCAT(TEXT([.P$1]*100+101*([.$B18]-1); &quot;000&quot;);&quot;:&quot;;TEXT([.P18];&quot;0.000&quot;);&quot; &quot;))" office:value-type="string" office:string-value="545:0.000 " calcext:value-type="string">
            <text:p>545:0.000 </text:p>
          </table:table-cell>
          <table:table-cell table:style-name="ce26" table:formula="of:=IF([.Q18]=&quot;&quot;;&quot;&quot;;COM.MICROSOFT.CONCAT(TEXT([.Q$1]*100+101*([.$B18]-1); &quot;000&quot;);&quot;:&quot;;TEXT([.Q18];&quot;0.000&quot;);&quot; &quot;))" office:value-type="string" office:string-value="540:0.000 " calcext:value-type="string">
            <text:p>540:0.000 </text:p>
          </table:table-cell>
          <table:table-cell table:style-name="ce26" table:formula="of:=IF([.R18]=&quot;&quot;;&quot;&quot;;COM.MICROSOFT.CONCAT(TEXT([.R$1]*100+101*([.$B18]-1); &quot;000&quot;);&quot;:&quot;;TEXT([.R18];&quot;0.000&quot;);&quot; &quot;))" office:value-type="string" office:string-value="535:0.000 " calcext:value-type="string">
            <text:p>535:0.000 </text:p>
          </table:table-cell>
          <table:table-cell table:style-name="ce26" table:formula="of:=IF([.S18]=&quot;&quot;;&quot;&quot;;COM.MICROSOFT.CONCAT(TEXT([.S$1]*100+101*([.$B18]-1); &quot;000&quot;);&quot;:&quot;;TEXT([.S18];&quot;0.000&quot;);&quot; &quot;))" office:value-type="string" office:string-value="530:0.000 " calcext:value-type="string">
            <text:p>530:0.000 </text:p>
          </table:table-cell>
          <table:table-cell table:style-name="ce26" table:formula="of:=IF([.T18]=&quot;&quot;;&quot;&quot;;COM.MICROSOFT.CONCAT(TEXT([.T$1]*100+101*([.$B18]-1); &quot;000&quot;);&quot;:&quot;;TEXT([.T18];&quot;0.000&quot;);&quot; &quot;))" office:value-type="string" office:string-value="525:0.000 " calcext:value-type="string">
            <text:p>525:0.000 </text:p>
          </table:table-cell>
          <table:table-cell table:style-name="ce26" table:formula="of:=IF([.U18]=&quot;&quot;;&quot;&quot;;COM.MICROSOFT.CONCAT(TEXT([.U$1]*100+101*([.$B18]-1); &quot;000&quot;);&quot;:&quot;;TEXT([.U18];&quot;0.000&quot;);&quot; &quot;))" office:value-type="string" office:string-value="520:0.000 " calcext:value-type="string">
            <text:p>520:0.000 </text:p>
          </table:table-cell>
          <table:table-cell table:style-name="ce26" table:formula="of:=IF([.V18]=&quot;&quot;;&quot;&quot;;COM.MICROSOFT.CONCAT(TEXT([.V$1]*100+101*([.$B18]-1); &quot;000&quot;);&quot;:&quot;;TEXT([.V18];&quot;0.000&quot;);&quot; &quot;))" office:value-type="string" office:string-value="515:0.000 " calcext:value-type="string">
            <text:p>515:0.000 </text:p>
          </table:table-cell>
          <table:table-cell table:style-name="ce26" table:formula="of:=IF([.W18]=&quot;&quot;;&quot;&quot;;COM.MICROSOFT.CONCAT(TEXT([.W$1]*100+101*([.$B18]-1); &quot;000&quot;);&quot;:&quot;;TEXT([.W18];&quot;0.000&quot;);&quot; &quot;))" office:value-type="string" office:string-value="510:0.000 " calcext:value-type="string">
            <text:p>510:0.000 </text:p>
          </table:table-cell>
          <table:table-cell table:style-name="ce26" table:formula="of:=IF([.X18]=&quot;&quot;;&quot;&quot;;COM.MICROSOFT.CONCAT(TEXT([.X$1]*100+101*([.$B18]-1); &quot;000&quot;);&quot;:&quot;;TEXT([.X18];&quot;0.000&quot;);&quot; &quot;))" office:value-type="string" office:string-value="505:0.000 " calcext:value-type="string">
            <text:p>505:0.000 </text:p>
          </table:table-cell>
          <table:table-cell table:style-name="ce28"/>
          <table:table-cell table:style-name="ce29" table:formula="of:=COM.MICROSOFT.CONCAT([.X49];[.W49];[.V49];[.U49];[.T49];[.S49];[.R49];[.Q49];[.P49];[.O49];[.N49];[.M49];[.L49];[.K49];[.J49];[.I49];[.H49];[.G49];[.F49];[.E49];[.D49];)" office:value-type="string" office:string-value="505:0.000 510:0.000 515:0.000 520:0.000 525:0.000 530:0.000 535:0.000 540:0.000 545:0.000 550:0.000 555:0.000 560:0.000 565:0.000 570:0.000 575:0.000 580:0.000 585:0.000 590:0.000 595:0.000 600:0.000 605:0.000 " calcext:value-type="string">
            <text:p>505:0.000 510:0.000 515:0.000 520:0.000 525:0.000 530:0.000 535:0.000 540:0.000 545:0.000 550:0.000 555:0.000 560:0.000 565:0.000 570:0.000 575:0.000 580:0.000 585:0.000 590:0.000 595:0.000 600:0.000 605:0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3" office:value-type="string" calcext:value-type="string">
            <text:p>topspeed</text:p>
          </table:table-cell>
          <table:table-cell table:style-name="ce26" table:formula="of:=IF([.D19]=&quot;&quot;;&quot;&quot;;COM.MICROSOFT.CONCAT(TEXT([.D$1]*100+101*([.$B19]-1); &quot;000&quot;);&quot;:&quot;;TEXT([.D19];&quot;0.000&quot;);&quot; &quot;))" office:value-type="string" office:string-value="605:0.000 " calcext:value-type="string">
            <text:p>605:0.000 </text:p>
          </table:table-cell>
          <table:table-cell table:style-name="ce26" table:formula="of:=IF([.E19]=&quot;&quot;;&quot;&quot;;COM.MICROSOFT.CONCAT(TEXT([.E$1]*100+101*([.$B19]-1); &quot;000&quot;);&quot;:&quot;;TEXT([.E19];&quot;0.000&quot;);&quot; &quot;))" office:value-type="string" office:string-value="600:0.000 " calcext:value-type="string">
            <text:p>600:0.000 </text:p>
          </table:table-cell>
          <table:table-cell table:style-name="ce26" table:formula="of:=IF([.F19]=&quot;&quot;;&quot;&quot;;COM.MICROSOFT.CONCAT(TEXT([.F$1]*100+101*([.$B19]-1); &quot;000&quot;);&quot;:&quot;;TEXT([.F19];&quot;0.000&quot;);&quot; &quot;))" office:value-type="string" office:string-value="595:0.000 " calcext:value-type="string">
            <text:p>595:0.000 </text:p>
          </table:table-cell>
          <table:table-cell table:style-name="ce26" table:formula="of:=IF([.G19]=&quot;&quot;;&quot;&quot;;COM.MICROSOFT.CONCAT(TEXT([.G$1]*100+101*([.$B19]-1); &quot;000&quot;);&quot;:&quot;;TEXT([.G19];&quot;0.000&quot;);&quot; &quot;))" office:value-type="string" office:string-value="590:0.000 " calcext:value-type="string">
            <text:p>590:0.000 </text:p>
          </table:table-cell>
          <table:table-cell table:style-name="ce26" table:formula="of:=IF([.H19]=&quot;&quot;;&quot;&quot;;COM.MICROSOFT.CONCAT(TEXT([.H$1]*100+101*([.$B19]-1); &quot;000&quot;);&quot;:&quot;;TEXT([.H19];&quot;0.000&quot;);&quot; &quot;))" office:value-type="string" office:string-value="585:0.000 " calcext:value-type="string">
            <text:p>585:0.000 </text:p>
          </table:table-cell>
          <table:table-cell table:style-name="ce26" table:formula="of:=IF([.I19]=&quot;&quot;;&quot;&quot;;COM.MICROSOFT.CONCAT(TEXT([.I$1]*100+101*([.$B19]-1); &quot;000&quot;);&quot;:&quot;;TEXT([.I19];&quot;0.000&quot;);&quot; &quot;))" office:value-type="string" office:string-value="580:0.000 " calcext:value-type="string">
            <text:p>580:0.000 </text:p>
          </table:table-cell>
          <table:table-cell table:style-name="ce26" table:formula="of:=IF([.J19]=&quot;&quot;;&quot;&quot;;COM.MICROSOFT.CONCAT(TEXT([.J$1]*100+101*([.$B19]-1); &quot;000&quot;);&quot;:&quot;;TEXT([.J19];&quot;0.000&quot;);&quot; &quot;))" office:value-type="string" office:string-value="575:0.000 " calcext:value-type="string">
            <text:p>575:0.000 </text:p>
          </table:table-cell>
          <table:table-cell table:style-name="ce26" table:formula="of:=IF([.K19]=&quot;&quot;;&quot;&quot;;COM.MICROSOFT.CONCAT(TEXT([.K$1]*100+101*([.$B19]-1); &quot;000&quot;);&quot;:&quot;;TEXT([.K19];&quot;0.000&quot;);&quot; &quot;))" office:value-type="string" office:string-value="570:0.000 " calcext:value-type="string">
            <text:p>570:0.000 </text:p>
          </table:table-cell>
          <table:table-cell table:style-name="ce26" table:formula="of:=IF([.L19]=&quot;&quot;;&quot;&quot;;COM.MICROSOFT.CONCAT(TEXT([.L$1]*100+101*([.$B19]-1); &quot;000&quot;);&quot;:&quot;;TEXT([.L19];&quot;0.000&quot;);&quot; &quot;))" office:value-type="string" office:string-value="565:0.000 " calcext:value-type="string">
            <text:p>565:0.000 </text:p>
          </table:table-cell>
          <table:table-cell table:style-name="ce26" table:formula="of:=IF([.M19]=&quot;&quot;;&quot;&quot;;COM.MICROSOFT.CONCAT(TEXT([.M$1]*100+101*([.$B19]-1); &quot;000&quot;);&quot;:&quot;;TEXT([.M19];&quot;0.000&quot;);&quot; &quot;))" office:value-type="string" office:string-value="560:0.000 " calcext:value-type="string">
            <text:p>560:0.000 </text:p>
          </table:table-cell>
          <table:table-cell table:style-name="ce26" table:formula="of:=IF([.N19]=&quot;&quot;;&quot;&quot;;COM.MICROSOFT.CONCAT(TEXT([.N$1]*100+101*([.$B19]-1); &quot;000&quot;);&quot;:&quot;;TEXT([.N19];&quot;0.000&quot;);&quot; &quot;))" office:value-type="string" office:string-value="555:0.000 " calcext:value-type="string">
            <text:p>555:0.000 </text:p>
          </table:table-cell>
          <table:table-cell table:style-name="ce26" table:formula="of:=IF([.O19]=&quot;&quot;;&quot;&quot;;COM.MICROSOFT.CONCAT(TEXT([.O$1]*100+101*([.$B19]-1); &quot;000&quot;);&quot;:&quot;;TEXT([.O19];&quot;0.000&quot;);&quot; &quot;))" office:value-type="string" office:string-value="550:0.000 " calcext:value-type="string">
            <text:p>550:0.000 </text:p>
          </table:table-cell>
          <table:table-cell table:style-name="ce26" table:formula="of:=IF([.P19]=&quot;&quot;;&quot;&quot;;COM.MICROSOFT.CONCAT(TEXT([.P$1]*100+101*([.$B19]-1); &quot;000&quot;);&quot;:&quot;;TEXT([.P19];&quot;0.000&quot;);&quot; &quot;))" office:value-type="string" office:string-value="545:0.000 " calcext:value-type="string">
            <text:p>545:0.000 </text:p>
          </table:table-cell>
          <table:table-cell table:style-name="ce26" table:formula="of:=IF([.Q19]=&quot;&quot;;&quot;&quot;;COM.MICROSOFT.CONCAT(TEXT([.Q$1]*100+101*([.$B19]-1); &quot;000&quot;);&quot;:&quot;;TEXT([.Q19];&quot;0.000&quot;);&quot; &quot;))" office:value-type="string" office:string-value="540:0.000 " calcext:value-type="string">
            <text:p>540:0.000 </text:p>
          </table:table-cell>
          <table:table-cell table:style-name="ce26" table:formula="of:=IF([.R19]=&quot;&quot;;&quot;&quot;;COM.MICROSOFT.CONCAT(TEXT([.R$1]*100+101*([.$B19]-1); &quot;000&quot;);&quot;:&quot;;TEXT([.R19];&quot;0.000&quot;);&quot; &quot;))" office:value-type="string" office:string-value="535:0.000 " calcext:value-type="string">
            <text:p>535:0.000 </text:p>
          </table:table-cell>
          <table:table-cell table:style-name="ce26" table:formula="of:=IF([.S19]=&quot;&quot;;&quot;&quot;;COM.MICROSOFT.CONCAT(TEXT([.S$1]*100+101*([.$B19]-1); &quot;000&quot;);&quot;:&quot;;TEXT([.S19];&quot;0.000&quot;);&quot; &quot;))" office:value-type="string" office:string-value="530:0.000 " calcext:value-type="string">
            <text:p>530:0.000 </text:p>
          </table:table-cell>
          <table:table-cell table:style-name="ce26" table:formula="of:=IF([.T19]=&quot;&quot;;&quot;&quot;;COM.MICROSOFT.CONCAT(TEXT([.T$1]*100+101*([.$B19]-1); &quot;000&quot;);&quot;:&quot;;TEXT([.T19];&quot;0.000&quot;);&quot; &quot;))" office:value-type="string" office:string-value="525:0.000 " calcext:value-type="string">
            <text:p>525:0.000 </text:p>
          </table:table-cell>
          <table:table-cell table:style-name="ce26" table:formula="of:=IF([.U19]=&quot;&quot;;&quot;&quot;;COM.MICROSOFT.CONCAT(TEXT([.U$1]*100+101*([.$B19]-1); &quot;000&quot;);&quot;:&quot;;TEXT([.U19];&quot;0.000&quot;);&quot; &quot;))" office:value-type="string" office:string-value="520:0.000 " calcext:value-type="string">
            <text:p>520:0.000 </text:p>
          </table:table-cell>
          <table:table-cell table:style-name="ce26" table:formula="of:=IF([.V19]=&quot;&quot;;&quot;&quot;;COM.MICROSOFT.CONCAT(TEXT([.V$1]*100+101*([.$B19]-1); &quot;000&quot;);&quot;:&quot;;TEXT([.V19];&quot;0.000&quot;);&quot; &quot;))" office:value-type="string" office:string-value="515:0.000 " calcext:value-type="string">
            <text:p>515:0.000 </text:p>
          </table:table-cell>
          <table:table-cell table:style-name="ce26" table:formula="of:=IF([.W19]=&quot;&quot;;&quot;&quot;;COM.MICROSOFT.CONCAT(TEXT([.W$1]*100+101*([.$B19]-1); &quot;000&quot;);&quot;:&quot;;TEXT([.W19];&quot;0.000&quot;);&quot; &quot;))" office:value-type="string" office:string-value="510:0.000 " calcext:value-type="string">
            <text:p>510:0.000 </text:p>
          </table:table-cell>
          <table:table-cell table:style-name="ce26" table:formula="of:=IF([.X19]=&quot;&quot;;&quot;&quot;;COM.MICROSOFT.CONCAT(TEXT([.X$1]*100+101*([.$B19]-1); &quot;000&quot;);&quot;:&quot;;TEXT([.X19];&quot;0.000&quot;);&quot; &quot;))" office:value-type="string" office:string-value="505:0.000 " calcext:value-type="string">
            <text:p>505:0.000 </text:p>
          </table:table-cell>
          <table:table-cell table:style-name="ce28"/>
          <table:table-cell table:style-name="ce29" table:formula="of:=COM.MICROSOFT.CONCAT([.X50];[.W50];[.V50];[.U50];[.T50];[.S50];[.R50];[.Q50];[.P50];[.O50];[.N50];[.M50];[.L50];[.K50];[.J50];[.I50];[.H50];[.G50];[.F50];[.E50];[.D50];)" office:value-type="string" office:string-value="505:0.000 510:0.000 515:0.000 520:0.000 525:0.000 530:0.000 535:0.000 540:0.000 545:0.000 550:0.000 555:0.000 560:0.000 565:0.000 570:0.000 575:0.000 580:0.000 585:0.000 590:0.000 595:0.000 600:0.000 605:0.000 " calcext:value-type="string">
            <text:p>505:0.000 510:0.000 515:0.000 520:0.000 525:0.000 530:0.000 535:0.000 540:0.000 545:0.000 550:0.000 555:0.000 560:0.000 565:0.000 570:0.000 575:0.000 580:0.000 585:0.000 590:0.000 595:0.000 600:0.000 605:0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13" office:value-type="string" calcext:value-type="string">
            <text:p>turning</text:p>
          </table:table-cell>
          <table:table-cell table:style-name="ce26" table:formula="of:=IF([.D20]=&quot;&quot;;&quot;&quot;;COM.MICROSOFT.CONCAT(TEXT([.D$1]*100+101*([.$B20]-1); &quot;000&quot;);&quot;:&quot;;TEXT([.D20];&quot;0.000&quot;);&quot; &quot;))" office:value-type="string" office:string-value="706:0.000 " calcext:value-type="string">
            <text:p>706:0.000 </text:p>
          </table:table-cell>
          <table:table-cell table:style-name="ce26" table:formula="of:=IF([.E20]=&quot;&quot;;&quot;&quot;;COM.MICROSOFT.CONCAT(TEXT([.E$1]*100+101*([.$B20]-1); &quot;000&quot;);&quot;:&quot;;TEXT([.E20];&quot;0.000&quot;);&quot; &quot;))" office:value-type="string" office:string-value="701:0.000 " calcext:value-type="string">
            <text:p>701:0.000 </text:p>
          </table:table-cell>
          <table:table-cell table:style-name="ce26" table:formula="of:=IF([.F20]=&quot;&quot;;&quot;&quot;;COM.MICROSOFT.CONCAT(TEXT([.F$1]*100+101*([.$B20]-1); &quot;000&quot;);&quot;:&quot;;TEXT([.F20];&quot;0.000&quot;);&quot; &quot;))" office:value-type="string" office:string-value="696:0.000 " calcext:value-type="string">
            <text:p>696:0.000 </text:p>
          </table:table-cell>
          <table:table-cell table:style-name="ce26" table:formula="of:=IF([.G20]=&quot;&quot;;&quot;&quot;;COM.MICROSOFT.CONCAT(TEXT([.G$1]*100+101*([.$B20]-1); &quot;000&quot;);&quot;:&quot;;TEXT([.G20];&quot;0.000&quot;);&quot; &quot;))" office:value-type="string" office:string-value="691:0.000 " calcext:value-type="string">
            <text:p>691:0.000 </text:p>
          </table:table-cell>
          <table:table-cell table:style-name="ce26" table:formula="of:=IF([.H20]=&quot;&quot;;&quot;&quot;;COM.MICROSOFT.CONCAT(TEXT([.H$1]*100+101*([.$B20]-1); &quot;000&quot;);&quot;:&quot;;TEXT([.H20];&quot;0.000&quot;);&quot; &quot;))" office:value-type="string" office:string-value="686:0.000 " calcext:value-type="string">
            <text:p>686:0.000 </text:p>
          </table:table-cell>
          <table:table-cell table:style-name="ce26" table:formula="of:=IF([.I20]=&quot;&quot;;&quot;&quot;;COM.MICROSOFT.CONCAT(TEXT([.I$1]*100+101*([.$B20]-1); &quot;000&quot;);&quot;:&quot;;TEXT([.I20];&quot;0.000&quot;);&quot; &quot;))" office:value-type="string" office:string-value="681:0.000 " calcext:value-type="string">
            <text:p>681:0.000 </text:p>
          </table:table-cell>
          <table:table-cell table:style-name="ce26" table:formula="of:=IF([.J20]=&quot;&quot;;&quot;&quot;;COM.MICROSOFT.CONCAT(TEXT([.J$1]*100+101*([.$B20]-1); &quot;000&quot;);&quot;:&quot;;TEXT([.J20];&quot;0.000&quot;);&quot; &quot;))" office:value-type="string" office:string-value="676:0.000 " calcext:value-type="string">
            <text:p>676:0.000 </text:p>
          </table:table-cell>
          <table:table-cell table:style-name="ce26" table:formula="of:=IF([.K20]=&quot;&quot;;&quot;&quot;;COM.MICROSOFT.CONCAT(TEXT([.K$1]*100+101*([.$B20]-1); &quot;000&quot;);&quot;:&quot;;TEXT([.K20];&quot;0.000&quot;);&quot; &quot;))" office:value-type="string" office:string-value="671:0.000 " calcext:value-type="string">
            <text:p>671:0.000 </text:p>
          </table:table-cell>
          <table:table-cell table:style-name="ce26" table:formula="of:=IF([.L20]=&quot;&quot;;&quot;&quot;;COM.MICROSOFT.CONCAT(TEXT([.L$1]*100+101*([.$B20]-1); &quot;000&quot;);&quot;:&quot;;TEXT([.L20];&quot;0.000&quot;);&quot; &quot;))" office:value-type="string" office:string-value="666:0.000 " calcext:value-type="string">
            <text:p>666:0.000 </text:p>
          </table:table-cell>
          <table:table-cell table:style-name="ce26" table:formula="of:=IF([.M20]=&quot;&quot;;&quot;&quot;;COM.MICROSOFT.CONCAT(TEXT([.M$1]*100+101*([.$B20]-1); &quot;000&quot;);&quot;:&quot;;TEXT([.M20];&quot;0.000&quot;);&quot; &quot;))" office:value-type="string" office:string-value="661:0.000 " calcext:value-type="string">
            <text:p>661:0.000 </text:p>
          </table:table-cell>
          <table:table-cell table:style-name="ce26" table:formula="of:=IF([.N20]=&quot;&quot;;&quot;&quot;;COM.MICROSOFT.CONCAT(TEXT([.N$1]*100+101*([.$B20]-1); &quot;000&quot;);&quot;:&quot;;TEXT([.N20];&quot;0.000&quot;);&quot; &quot;))" office:value-type="string" office:string-value="656:0.000 " calcext:value-type="string">
            <text:p>656:0.000 </text:p>
          </table:table-cell>
          <table:table-cell table:style-name="ce26" table:formula="of:=IF([.O20]=&quot;&quot;;&quot;&quot;;COM.MICROSOFT.CONCAT(TEXT([.O$1]*100+101*([.$B20]-1); &quot;000&quot;);&quot;:&quot;;TEXT([.O20];&quot;0.000&quot;);&quot; &quot;))" office:value-type="string" office:string-value="651:0.000 " calcext:value-type="string">
            <text:p>651:0.000 </text:p>
          </table:table-cell>
          <table:table-cell table:style-name="ce26" table:formula="of:=IF([.P20]=&quot;&quot;;&quot;&quot;;COM.MICROSOFT.CONCAT(TEXT([.P$1]*100+101*([.$B20]-1); &quot;000&quot;);&quot;:&quot;;TEXT([.P20];&quot;0.000&quot;);&quot; &quot;))" office:value-type="string" office:string-value="646:0.000 " calcext:value-type="string">
            <text:p>646:0.000 </text:p>
          </table:table-cell>
          <table:table-cell table:style-name="ce26" table:formula="of:=IF([.Q20]=&quot;&quot;;&quot;&quot;;COM.MICROSOFT.CONCAT(TEXT([.Q$1]*100+101*([.$B20]-1); &quot;000&quot;);&quot;:&quot;;TEXT([.Q20];&quot;0.000&quot;);&quot; &quot;))" office:value-type="string" office:string-value="641:0.000 " calcext:value-type="string">
            <text:p>641:0.000 </text:p>
          </table:table-cell>
          <table:table-cell table:style-name="ce26" table:formula="of:=IF([.R20]=&quot;&quot;;&quot;&quot;;COM.MICROSOFT.CONCAT(TEXT([.R$1]*100+101*([.$B20]-1); &quot;000&quot;);&quot;:&quot;;TEXT([.R20];&quot;0.000&quot;);&quot; &quot;))" office:value-type="string" office:string-value="636:0.000 " calcext:value-type="string">
            <text:p>636:0.000 </text:p>
          </table:table-cell>
          <table:table-cell table:style-name="ce26" table:formula="of:=IF([.S20]=&quot;&quot;;&quot;&quot;;COM.MICROSOFT.CONCAT(TEXT([.S$1]*100+101*([.$B20]-1); &quot;000&quot;);&quot;:&quot;;TEXT([.S20];&quot;0.000&quot;);&quot; &quot;))" office:value-type="string" office:string-value="631:0.000 " calcext:value-type="string">
            <text:p>631:0.000 </text:p>
          </table:table-cell>
          <table:table-cell table:style-name="ce26" table:formula="of:=IF([.T20]=&quot;&quot;;&quot;&quot;;COM.MICROSOFT.CONCAT(TEXT([.T$1]*100+101*([.$B20]-1); &quot;000&quot;);&quot;:&quot;;TEXT([.T20];&quot;0.000&quot;);&quot; &quot;))" office:value-type="string" office:string-value="626:0.000 " calcext:value-type="string">
            <text:p>626:0.000 </text:p>
          </table:table-cell>
          <table:table-cell table:style-name="ce26" table:formula="of:=IF([.U20]=&quot;&quot;;&quot;&quot;;COM.MICROSOFT.CONCAT(TEXT([.U$1]*100+101*([.$B20]-1); &quot;000&quot;);&quot;:&quot;;TEXT([.U20];&quot;0.000&quot;);&quot; &quot;))" office:value-type="string" office:string-value="621:0.000 " calcext:value-type="string">
            <text:p>621:0.000 </text:p>
          </table:table-cell>
          <table:table-cell table:style-name="ce26" table:formula="of:=IF([.V20]=&quot;&quot;;&quot;&quot;;COM.MICROSOFT.CONCAT(TEXT([.V$1]*100+101*([.$B20]-1); &quot;000&quot;);&quot;:&quot;;TEXT([.V20];&quot;0.000&quot;);&quot; &quot;))" office:value-type="string" office:string-value="616:0.000 " calcext:value-type="string">
            <text:p>616:0.000 </text:p>
          </table:table-cell>
          <table:table-cell table:style-name="ce26" table:formula="of:=IF([.W20]=&quot;&quot;;&quot;&quot;;COM.MICROSOFT.CONCAT(TEXT([.W$1]*100+101*([.$B20]-1); &quot;000&quot;);&quot;:&quot;;TEXT([.W20];&quot;0.000&quot;);&quot; &quot;))" office:value-type="string" office:string-value="611:0.000 " calcext:value-type="string">
            <text:p>611:0.000 </text:p>
          </table:table-cell>
          <table:table-cell table:style-name="ce26" table:formula="of:=IF([.X20]=&quot;&quot;;&quot;&quot;;COM.MICROSOFT.CONCAT(TEXT([.X$1]*100+101*([.$B20]-1); &quot;000&quot;);&quot;:&quot;;TEXT([.X20];&quot;0.000&quot;);&quot; &quot;))" office:value-type="string" office:string-value="606:0.000 " calcext:value-type="string">
            <text:p>606:0.000 </text:p>
          </table:table-cell>
          <table:table-cell table:style-name="ce28"/>
          <table:table-cell table:style-name="ce29" table:formula="of:=COM.MICROSOFT.CONCAT([.X51];[.W51];[.V51];[.U51];[.T51];[.S51];[.R51];[.Q51];[.P51];[.O51];[.N51];[.M51];[.L51];[.K51];[.J51];[.I51];[.H51];[.G51];[.F51];[.E51];[.D51];)" office:value-type="string" office:string-value="606:0.000 611:0.000 616:0.000 621:0.000 626:0.000 631:0.000 636:0.000 641:0.000 646:0.000 651:0.000 656:0.000 661:0.000 666:0.000 671:0.000 676:0.000 681:0.000 686:0.000 691:0.000 696:0.000 701:0.000 706:0.000 " calcext:value-type="string">
            <text:p>606:0.000 611:0.000 616:0.000 621:0.000 626:0.000 631:0.000 636:0.000 641:0.000 646:0.000 651:0.000 656:0.000 661:0.000 666:0.000 671:0.000 676:0.000 681:0.000 686:0.000 691:0.000 696:0.000 701:0.000 706:0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13" office:value-type="string" calcext:value-type="string">
            <text:p>traction</text:p>
          </table:table-cell>
          <table:table-cell table:style-name="ce26" table:formula="of:=IF([.D21]=&quot;&quot;;&quot;&quot;;COM.MICROSOFT.CONCAT(TEXT([.D$1]*100+101*([.$B21]-1); &quot;000&quot;);&quot;:&quot;;TEXT([.D21];&quot;0.000&quot;);&quot; &quot;))" office:value-type="string" office:string-value="706:0.000 " calcext:value-type="string">
            <text:p>706:0.000 </text:p>
          </table:table-cell>
          <table:table-cell table:style-name="ce26" table:formula="of:=IF([.E21]=&quot;&quot;;&quot;&quot;;COM.MICROSOFT.CONCAT(TEXT([.E$1]*100+101*([.$B21]-1); &quot;000&quot;);&quot;:&quot;;TEXT([.E21];&quot;0.000&quot;);&quot; &quot;))" office:value-type="string" office:string-value="701:0.000 " calcext:value-type="string">
            <text:p>701:0.000 </text:p>
          </table:table-cell>
          <table:table-cell table:style-name="ce26" table:formula="of:=IF([.F21]=&quot;&quot;;&quot;&quot;;COM.MICROSOFT.CONCAT(TEXT([.F$1]*100+101*([.$B21]-1); &quot;000&quot;);&quot;:&quot;;TEXT([.F21];&quot;0.000&quot;);&quot; &quot;))" office:value-type="string" office:string-value="696:0.000 " calcext:value-type="string">
            <text:p>696:0.000 </text:p>
          </table:table-cell>
          <table:table-cell table:style-name="ce26" table:formula="of:=IF([.G21]=&quot;&quot;;&quot;&quot;;COM.MICROSOFT.CONCAT(TEXT([.G$1]*100+101*([.$B21]-1); &quot;000&quot;);&quot;:&quot;;TEXT([.G21];&quot;0.000&quot;);&quot; &quot;))" office:value-type="string" office:string-value="691:0.000 " calcext:value-type="string">
            <text:p>691:0.000 </text:p>
          </table:table-cell>
          <table:table-cell table:style-name="ce26" table:formula="of:=IF([.H21]=&quot;&quot;;&quot;&quot;;COM.MICROSOFT.CONCAT(TEXT([.H$1]*100+101*([.$B21]-1); &quot;000&quot;);&quot;:&quot;;TEXT([.H21];&quot;0.000&quot;);&quot; &quot;))" office:value-type="string" office:string-value="686:0.000 " calcext:value-type="string">
            <text:p>686:0.000 </text:p>
          </table:table-cell>
          <table:table-cell table:style-name="ce26" table:formula="of:=IF([.I21]=&quot;&quot;;&quot;&quot;;COM.MICROSOFT.CONCAT(TEXT([.I$1]*100+101*([.$B21]-1); &quot;000&quot;);&quot;:&quot;;TEXT([.I21];&quot;0.000&quot;);&quot; &quot;))" office:value-type="string" office:string-value="681:0.000 " calcext:value-type="string">
            <text:p>681:0.000 </text:p>
          </table:table-cell>
          <table:table-cell table:style-name="ce26" table:formula="of:=IF([.J21]=&quot;&quot;;&quot;&quot;;COM.MICROSOFT.CONCAT(TEXT([.J$1]*100+101*([.$B21]-1); &quot;000&quot;);&quot;:&quot;;TEXT([.J21];&quot;0.000&quot;);&quot; &quot;))" office:value-type="string" office:string-value="676:0.000 " calcext:value-type="string">
            <text:p>676:0.000 </text:p>
          </table:table-cell>
          <table:table-cell table:style-name="ce26" table:formula="of:=IF([.K21]=&quot;&quot;;&quot;&quot;;COM.MICROSOFT.CONCAT(TEXT([.K$1]*100+101*([.$B21]-1); &quot;000&quot;);&quot;:&quot;;TEXT([.K21];&quot;0.000&quot;);&quot; &quot;))" office:value-type="string" office:string-value="671:0.000 " calcext:value-type="string">
            <text:p>671:0.000 </text:p>
          </table:table-cell>
          <table:table-cell table:style-name="ce26" table:formula="of:=IF([.L21]=&quot;&quot;;&quot;&quot;;COM.MICROSOFT.CONCAT(TEXT([.L$1]*100+101*([.$B21]-1); &quot;000&quot;);&quot;:&quot;;TEXT([.L21];&quot;0.000&quot;);&quot; &quot;))" office:value-type="string" office:string-value="666:0.000 " calcext:value-type="string">
            <text:p>666:0.000 </text:p>
          </table:table-cell>
          <table:table-cell table:style-name="ce26" table:formula="of:=IF([.M21]=&quot;&quot;;&quot;&quot;;COM.MICROSOFT.CONCAT(TEXT([.M$1]*100+101*([.$B21]-1); &quot;000&quot;);&quot;:&quot;;TEXT([.M21];&quot;0.000&quot;);&quot; &quot;))" office:value-type="string" office:string-value="661:0.000 " calcext:value-type="string">
            <text:p>661:0.000 </text:p>
          </table:table-cell>
          <table:table-cell table:style-name="ce26" table:formula="of:=IF([.N21]=&quot;&quot;;&quot;&quot;;COM.MICROSOFT.CONCAT(TEXT([.N$1]*100+101*([.$B21]-1); &quot;000&quot;);&quot;:&quot;;TEXT([.N21];&quot;0.000&quot;);&quot; &quot;))" office:value-type="string" office:string-value="656:0.000 " calcext:value-type="string">
            <text:p>656:0.000 </text:p>
          </table:table-cell>
          <table:table-cell table:style-name="ce26" table:formula="of:=IF([.O21]=&quot;&quot;;&quot;&quot;;COM.MICROSOFT.CONCAT(TEXT([.O$1]*100+101*([.$B21]-1); &quot;000&quot;);&quot;:&quot;;TEXT([.O21];&quot;0.000&quot;);&quot; &quot;))" office:value-type="string" office:string-value="651:0.000 " calcext:value-type="string">
            <text:p>651:0.000 </text:p>
          </table:table-cell>
          <table:table-cell table:style-name="ce26" table:formula="of:=IF([.P21]=&quot;&quot;;&quot;&quot;;COM.MICROSOFT.CONCAT(TEXT([.P$1]*100+101*([.$B21]-1); &quot;000&quot;);&quot;:&quot;;TEXT([.P21];&quot;0.000&quot;);&quot; &quot;))" office:value-type="string" office:string-value="646:0.000 " calcext:value-type="string">
            <text:p>646:0.000 </text:p>
          </table:table-cell>
          <table:table-cell table:style-name="ce26" table:formula="of:=IF([.Q21]=&quot;&quot;;&quot;&quot;;COM.MICROSOFT.CONCAT(TEXT([.Q$1]*100+101*([.$B21]-1); &quot;000&quot;);&quot;:&quot;;TEXT([.Q21];&quot;0.000&quot;);&quot; &quot;))" office:value-type="string" office:string-value="641:0.000 " calcext:value-type="string">
            <text:p>641:0.000 </text:p>
          </table:table-cell>
          <table:table-cell table:style-name="ce26" table:formula="of:=IF([.R21]=&quot;&quot;;&quot;&quot;;COM.MICROSOFT.CONCAT(TEXT([.R$1]*100+101*([.$B21]-1); &quot;000&quot;);&quot;:&quot;;TEXT([.R21];&quot;0.000&quot;);&quot; &quot;))" office:value-type="string" office:string-value="636:0.000 " calcext:value-type="string">
            <text:p>636:0.000 </text:p>
          </table:table-cell>
          <table:table-cell table:style-name="ce26" table:formula="of:=IF([.S21]=&quot;&quot;;&quot;&quot;;COM.MICROSOFT.CONCAT(TEXT([.S$1]*100+101*([.$B21]-1); &quot;000&quot;);&quot;:&quot;;TEXT([.S21];&quot;0.000&quot;);&quot; &quot;))" office:value-type="string" office:string-value="631:0.000 " calcext:value-type="string">
            <text:p>631:0.000 </text:p>
          </table:table-cell>
          <table:table-cell table:style-name="ce26" table:formula="of:=IF([.T21]=&quot;&quot;;&quot;&quot;;COM.MICROSOFT.CONCAT(TEXT([.T$1]*100+101*([.$B21]-1); &quot;000&quot;);&quot;:&quot;;TEXT([.T21];&quot;0.000&quot;);&quot; &quot;))" office:value-type="string" office:string-value="626:0.000 " calcext:value-type="string">
            <text:p>626:0.000 </text:p>
          </table:table-cell>
          <table:table-cell table:style-name="ce26" table:formula="of:=IF([.U21]=&quot;&quot;;&quot;&quot;;COM.MICROSOFT.CONCAT(TEXT([.U$1]*100+101*([.$B21]-1); &quot;000&quot;);&quot;:&quot;;TEXT([.U21];&quot;0.000&quot;);&quot; &quot;))" office:value-type="string" office:string-value="621:0.000 " calcext:value-type="string">
            <text:p>621:0.000 </text:p>
          </table:table-cell>
          <table:table-cell table:style-name="ce26" table:formula="of:=IF([.V21]=&quot;&quot;;&quot;&quot;;COM.MICROSOFT.CONCAT(TEXT([.V$1]*100+101*([.$B21]-1); &quot;000&quot;);&quot;:&quot;;TEXT([.V21];&quot;0.000&quot;);&quot; &quot;))" office:value-type="string" office:string-value="616:0.000 " calcext:value-type="string">
            <text:p>616:0.000 </text:p>
          </table:table-cell>
          <table:table-cell table:style-name="ce26" table:formula="of:=IF([.W21]=&quot;&quot;;&quot;&quot;;COM.MICROSOFT.CONCAT(TEXT([.W$1]*100+101*([.$B21]-1); &quot;000&quot;);&quot;:&quot;;TEXT([.W21];&quot;0.000&quot;);&quot; &quot;))" office:value-type="string" office:string-value="611:0.000 " calcext:value-type="string">
            <text:p>611:0.000 </text:p>
          </table:table-cell>
          <table:table-cell table:style-name="ce26" table:formula="of:=IF([.X21]=&quot;&quot;;&quot;&quot;;COM.MICROSOFT.CONCAT(TEXT([.X$1]*100+101*([.$B21]-1); &quot;000&quot;);&quot;:&quot;;TEXT([.X21];&quot;0.000&quot;);&quot; &quot;))" office:value-type="string" office:string-value="606:0.000 " calcext:value-type="string">
            <text:p>606:0.000 </text:p>
          </table:table-cell>
          <table:table-cell table:style-name="ce28"/>
          <table:table-cell table:style-name="ce29" table:formula="of:=COM.MICROSOFT.CONCAT([.X52];[.W52];[.V52];[.U52];[.T52];[.S52];[.R52];[.Q52];[.P52];[.O52];[.N52];[.M52];[.L52];[.K52];[.J52];[.I52];[.H52];[.G52];[.F52];[.E52];[.D52];)" office:value-type="string" office:string-value="606:0.000 611:0.000 616:0.000 621:0.000 626:0.000 631:0.000 636:0.000 641:0.000 646:0.000 651:0.000 656:0.000 661:0.000 666:0.000 671:0.000 676:0.000 681:0.000 686:0.000 691:0.000 696:0.000 701:0.000 706:0.000 " calcext:value-type="string">
            <text:p>606:0.000 611:0.000 616:0.000 621:0.000 626:0.000 631:0.000 636:0.000 641:0.000 646:0.000 651:0.000 656:0.000 661:0.000 666:0.000 671:0.000 676:0.000 681:0.000 686:0.000 691:0.000 696:0.000 701:0.000 706:0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13" office:value-type="string" calcext:value-type="string">
            <text:p>topspeed</text:p>
          </table:table-cell>
          <table:table-cell table:style-name="ce26" table:formula="of:=IF([.D22]=&quot;&quot;;&quot;&quot;;COM.MICROSOFT.CONCAT(TEXT([.D$1]*100+101*([.$B22]-1); &quot;000&quot;);&quot;:&quot;;TEXT([.D22];&quot;0.000&quot;);&quot; &quot;))" office:value-type="string" office:string-value="706:0.000 " calcext:value-type="string">
            <text:p>706:0.000 </text:p>
          </table:table-cell>
          <table:table-cell table:style-name="ce26" table:formula="of:=IF([.E22]=&quot;&quot;;&quot;&quot;;COM.MICROSOFT.CONCAT(TEXT([.E$1]*100+101*([.$B22]-1); &quot;000&quot;);&quot;:&quot;;TEXT([.E22];&quot;0.000&quot;);&quot; &quot;))" office:value-type="string" office:string-value="701:0.000 " calcext:value-type="string">
            <text:p>701:0.000 </text:p>
          </table:table-cell>
          <table:table-cell table:style-name="ce26" table:formula="of:=IF([.F22]=&quot;&quot;;&quot;&quot;;COM.MICROSOFT.CONCAT(TEXT([.F$1]*100+101*([.$B22]-1); &quot;000&quot;);&quot;:&quot;;TEXT([.F22];&quot;0.000&quot;);&quot; &quot;))" office:value-type="string" office:string-value="696:0.000 " calcext:value-type="string">
            <text:p>696:0.000 </text:p>
          </table:table-cell>
          <table:table-cell table:style-name="ce26" table:formula="of:=IF([.G22]=&quot;&quot;;&quot;&quot;;COM.MICROSOFT.CONCAT(TEXT([.G$1]*100+101*([.$B22]-1); &quot;000&quot;);&quot;:&quot;;TEXT([.G22];&quot;0.000&quot;);&quot; &quot;))" office:value-type="string" office:string-value="691:0.000 " calcext:value-type="string">
            <text:p>691:0.000 </text:p>
          </table:table-cell>
          <table:table-cell table:style-name="ce26" table:formula="of:=IF([.H22]=&quot;&quot;;&quot;&quot;;COM.MICROSOFT.CONCAT(TEXT([.H$1]*100+101*([.$B22]-1); &quot;000&quot;);&quot;:&quot;;TEXT([.H22];&quot;0.000&quot;);&quot; &quot;))" office:value-type="string" office:string-value="686:0.000 " calcext:value-type="string">
            <text:p>686:0.000 </text:p>
          </table:table-cell>
          <table:table-cell table:style-name="ce26" table:formula="of:=IF([.I22]=&quot;&quot;;&quot;&quot;;COM.MICROSOFT.CONCAT(TEXT([.I$1]*100+101*([.$B22]-1); &quot;000&quot;);&quot;:&quot;;TEXT([.I22];&quot;0.000&quot;);&quot; &quot;))" office:value-type="string" office:string-value="681:0.000 " calcext:value-type="string">
            <text:p>681:0.000 </text:p>
          </table:table-cell>
          <table:table-cell table:style-name="ce26" table:formula="of:=IF([.J22]=&quot;&quot;;&quot;&quot;;COM.MICROSOFT.CONCAT(TEXT([.J$1]*100+101*([.$B22]-1); &quot;000&quot;);&quot;:&quot;;TEXT([.J22];&quot;0.000&quot;);&quot; &quot;))" office:value-type="string" office:string-value="676:0.000 " calcext:value-type="string">
            <text:p>676:0.000 </text:p>
          </table:table-cell>
          <table:table-cell table:style-name="ce26" table:formula="of:=IF([.K22]=&quot;&quot;;&quot;&quot;;COM.MICROSOFT.CONCAT(TEXT([.K$1]*100+101*([.$B22]-1); &quot;000&quot;);&quot;:&quot;;TEXT([.K22];&quot;0.000&quot;);&quot; &quot;))" office:value-type="string" office:string-value="671:0.000 " calcext:value-type="string">
            <text:p>671:0.000 </text:p>
          </table:table-cell>
          <table:table-cell table:style-name="ce26" table:formula="of:=IF([.L22]=&quot;&quot;;&quot;&quot;;COM.MICROSOFT.CONCAT(TEXT([.L$1]*100+101*([.$B22]-1); &quot;000&quot;);&quot;:&quot;;TEXT([.L22];&quot;0.000&quot;);&quot; &quot;))" office:value-type="string" office:string-value="666:0.000 " calcext:value-type="string">
            <text:p>666:0.000 </text:p>
          </table:table-cell>
          <table:table-cell table:style-name="ce26" table:formula="of:=IF([.M22]=&quot;&quot;;&quot;&quot;;COM.MICROSOFT.CONCAT(TEXT([.M$1]*100+101*([.$B22]-1); &quot;000&quot;);&quot;:&quot;;TEXT([.M22];&quot;0.000&quot;);&quot; &quot;))" office:value-type="string" office:string-value="661:0.000 " calcext:value-type="string">
            <text:p>661:0.000 </text:p>
          </table:table-cell>
          <table:table-cell table:style-name="ce26" table:formula="of:=IF([.N22]=&quot;&quot;;&quot;&quot;;COM.MICROSOFT.CONCAT(TEXT([.N$1]*100+101*([.$B22]-1); &quot;000&quot;);&quot;:&quot;;TEXT([.N22];&quot;0.000&quot;);&quot; &quot;))" office:value-type="string" office:string-value="656:0.000 " calcext:value-type="string">
            <text:p>656:0.000 </text:p>
          </table:table-cell>
          <table:table-cell table:style-name="ce26" table:formula="of:=IF([.O22]=&quot;&quot;;&quot;&quot;;COM.MICROSOFT.CONCAT(TEXT([.O$1]*100+101*([.$B22]-1); &quot;000&quot;);&quot;:&quot;;TEXT([.O22];&quot;0.000&quot;);&quot; &quot;))" office:value-type="string" office:string-value="651:0.000 " calcext:value-type="string">
            <text:p>651:0.000 </text:p>
          </table:table-cell>
          <table:table-cell table:style-name="ce26" table:formula="of:=IF([.P22]=&quot;&quot;;&quot;&quot;;COM.MICROSOFT.CONCAT(TEXT([.P$1]*100+101*([.$B22]-1); &quot;000&quot;);&quot;:&quot;;TEXT([.P22];&quot;0.000&quot;);&quot; &quot;))" office:value-type="string" office:string-value="646:0.000 " calcext:value-type="string">
            <text:p>646:0.000 </text:p>
          </table:table-cell>
          <table:table-cell table:style-name="ce26" table:formula="of:=IF([.Q22]=&quot;&quot;;&quot;&quot;;COM.MICROSOFT.CONCAT(TEXT([.Q$1]*100+101*([.$B22]-1); &quot;000&quot;);&quot;:&quot;;TEXT([.Q22];&quot;0.000&quot;);&quot; &quot;))" office:value-type="string" office:string-value="641:0.000 " calcext:value-type="string">
            <text:p>641:0.000 </text:p>
          </table:table-cell>
          <table:table-cell table:style-name="ce26" table:formula="of:=IF([.R22]=&quot;&quot;;&quot;&quot;;COM.MICROSOFT.CONCAT(TEXT([.R$1]*100+101*([.$B22]-1); &quot;000&quot;);&quot;:&quot;;TEXT([.R22];&quot;0.000&quot;);&quot; &quot;))" office:value-type="string" office:string-value="636:0.000 " calcext:value-type="string">
            <text:p>636:0.000 </text:p>
          </table:table-cell>
          <table:table-cell table:style-name="ce26" table:formula="of:=IF([.S22]=&quot;&quot;;&quot;&quot;;COM.MICROSOFT.CONCAT(TEXT([.S$1]*100+101*([.$B22]-1); &quot;000&quot;);&quot;:&quot;;TEXT([.S22];&quot;0.000&quot;);&quot; &quot;))" office:value-type="string" office:string-value="631:0.000 " calcext:value-type="string">
            <text:p>631:0.000 </text:p>
          </table:table-cell>
          <table:table-cell table:style-name="ce26" table:formula="of:=IF([.T22]=&quot;&quot;;&quot;&quot;;COM.MICROSOFT.CONCAT(TEXT([.T$1]*100+101*([.$B22]-1); &quot;000&quot;);&quot;:&quot;;TEXT([.T22];&quot;0.000&quot;);&quot; &quot;))" office:value-type="string" office:string-value="626:0.000 " calcext:value-type="string">
            <text:p>626:0.000 </text:p>
          </table:table-cell>
          <table:table-cell table:style-name="ce26" table:formula="of:=IF([.U22]=&quot;&quot;;&quot;&quot;;COM.MICROSOFT.CONCAT(TEXT([.U$1]*100+101*([.$B22]-1); &quot;000&quot;);&quot;:&quot;;TEXT([.U22];&quot;0.000&quot;);&quot; &quot;))" office:value-type="string" office:string-value="621:0.000 " calcext:value-type="string">
            <text:p>621:0.000 </text:p>
          </table:table-cell>
          <table:table-cell table:style-name="ce26" table:formula="of:=IF([.V22]=&quot;&quot;;&quot;&quot;;COM.MICROSOFT.CONCAT(TEXT([.V$1]*100+101*([.$B22]-1); &quot;000&quot;);&quot;:&quot;;TEXT([.V22];&quot;0.000&quot;);&quot; &quot;))" office:value-type="string" office:string-value="616:0.000 " calcext:value-type="string">
            <text:p>616:0.000 </text:p>
          </table:table-cell>
          <table:table-cell table:style-name="ce26" table:formula="of:=IF([.W22]=&quot;&quot;;&quot;&quot;;COM.MICROSOFT.CONCAT(TEXT([.W$1]*100+101*([.$B22]-1); &quot;000&quot;);&quot;:&quot;;TEXT([.W22];&quot;0.000&quot;);&quot; &quot;))" office:value-type="string" office:string-value="611:0.000 " calcext:value-type="string">
            <text:p>611:0.000 </text:p>
          </table:table-cell>
          <table:table-cell table:style-name="ce26" table:formula="of:=IF([.X22]=&quot;&quot;;&quot;&quot;;COM.MICROSOFT.CONCAT(TEXT([.X$1]*100+101*([.$B22]-1); &quot;000&quot;);&quot;:&quot;;TEXT([.X22];&quot;0.000&quot;);&quot; &quot;))" office:value-type="string" office:string-value="606:0.000 " calcext:value-type="string">
            <text:p>606:0.000 </text:p>
          </table:table-cell>
          <table:table-cell table:style-name="ce28"/>
          <table:table-cell table:style-name="ce29" table:formula="of:=COM.MICROSOFT.CONCAT([.X53];[.W53];[.V53];[.U53];[.T53];[.S53];[.R53];[.Q53];[.P53];[.O53];[.N53];[.M53];[.L53];[.K53];[.J53];[.I53];[.H53];[.G53];[.F53];[.E53];[.D53];)" office:value-type="string" office:string-value="606:0.000 611:0.000 616:0.000 621:0.000 626:0.000 631:0.000 636:0.000 641:0.000 646:0.000 651:0.000 656:0.000 661:0.000 666:0.000 671:0.000 676:0.000 681:0.000 686:0.000 691:0.000 696:0.000 701:0.000 706:0.000 " calcext:value-type="string">
            <text:p>606:0.000 611:0.000 616:0.000 621:0.000 626:0.000 631:0.000 636:0.000 641:0.000 646:0.000 651:0.000 656:0.000 661:0.000 666:0.000 671:0.000 676:0.000 681:0.000 686:0.000 691:0.000 696:0.000 701:0.000 706:0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2"/>
          <table:table-cell table:style-name="ce13" office:value-type="string" calcext:value-type="string">
            <text:p>turning</text:p>
          </table:table-cell>
          <table:table-cell table:style-name="ce26" table:formula="of:=IF([.D23]=&quot;&quot;;&quot;&quot;;COM.MICROSOFT.CONCAT(TEXT([.D$1]*100+101*([.$B23]-1); &quot;000&quot;);&quot;:&quot;;TEXT([.D23];&quot;0.000&quot;);&quot; &quot;))" office:value-type="string" office:string-value="807:0.000 " calcext:value-type="string">
            <text:p>807:0.000 </text:p>
          </table:table-cell>
          <table:table-cell table:style-name="ce26" table:formula="of:=IF([.E23]=&quot;&quot;;&quot;&quot;;COM.MICROSOFT.CONCAT(TEXT([.E$1]*100+101*([.$B23]-1); &quot;000&quot;);&quot;:&quot;;TEXT([.E23];&quot;0.000&quot;);&quot; &quot;))" office:value-type="string" office:string-value="802:0.000 " calcext:value-type="string">
            <text:p>802:0.000 </text:p>
          </table:table-cell>
          <table:table-cell table:style-name="ce26" table:formula="of:=IF([.F23]=&quot;&quot;;&quot;&quot;;COM.MICROSOFT.CONCAT(TEXT([.F$1]*100+101*([.$B23]-1); &quot;000&quot;);&quot;:&quot;;TEXT([.F23];&quot;0.000&quot;);&quot; &quot;))" office:value-type="string" office:string-value="797:0.000 " calcext:value-type="string">
            <text:p>797:0.000 </text:p>
          </table:table-cell>
          <table:table-cell table:style-name="ce26" table:formula="of:=IF([.G23]=&quot;&quot;;&quot;&quot;;COM.MICROSOFT.CONCAT(TEXT([.G$1]*100+101*([.$B23]-1); &quot;000&quot;);&quot;:&quot;;TEXT([.G23];&quot;0.000&quot;);&quot; &quot;))" office:value-type="string" office:string-value="792:0.000 " calcext:value-type="string">
            <text:p>792:0.000 </text:p>
          </table:table-cell>
          <table:table-cell table:style-name="ce26" table:formula="of:=IF([.H23]=&quot;&quot;;&quot;&quot;;COM.MICROSOFT.CONCAT(TEXT([.H$1]*100+101*([.$B23]-1); &quot;000&quot;);&quot;:&quot;;TEXT([.H23];&quot;0.000&quot;);&quot; &quot;))" office:value-type="string" office:string-value="787:0.000 " calcext:value-type="string">
            <text:p>787:0.000 </text:p>
          </table:table-cell>
          <table:table-cell table:style-name="ce26" table:formula="of:=IF([.I23]=&quot;&quot;;&quot;&quot;;COM.MICROSOFT.CONCAT(TEXT([.I$1]*100+101*([.$B23]-1); &quot;000&quot;);&quot;:&quot;;TEXT([.I23];&quot;0.000&quot;);&quot; &quot;))" office:value-type="string" office:string-value="782:0.000 " calcext:value-type="string">
            <text:p>782:0.000 </text:p>
          </table:table-cell>
          <table:table-cell table:style-name="ce26" table:formula="of:=IF([.J23]=&quot;&quot;;&quot;&quot;;COM.MICROSOFT.CONCAT(TEXT([.J$1]*100+101*([.$B23]-1); &quot;000&quot;);&quot;:&quot;;TEXT([.J23];&quot;0.000&quot;);&quot; &quot;))" office:value-type="string" office:string-value="777:0.000 " calcext:value-type="string">
            <text:p>777:0.000 </text:p>
          </table:table-cell>
          <table:table-cell table:style-name="ce26" table:formula="of:=IF([.K23]=&quot;&quot;;&quot;&quot;;COM.MICROSOFT.CONCAT(TEXT([.K$1]*100+101*([.$B23]-1); &quot;000&quot;);&quot;:&quot;;TEXT([.K23];&quot;0.000&quot;);&quot; &quot;))" office:value-type="string" office:string-value="772:0.000 " calcext:value-type="string">
            <text:p>772:0.000 </text:p>
          </table:table-cell>
          <table:table-cell table:style-name="ce26" table:formula="of:=IF([.L23]=&quot;&quot;;&quot;&quot;;COM.MICROSOFT.CONCAT(TEXT([.L$1]*100+101*([.$B23]-1); &quot;000&quot;);&quot;:&quot;;TEXT([.L23];&quot;0.000&quot;);&quot; &quot;))" office:value-type="string" office:string-value="767:0.000 " calcext:value-type="string">
            <text:p>767:0.000 </text:p>
          </table:table-cell>
          <table:table-cell table:style-name="ce26" table:formula="of:=IF([.M23]=&quot;&quot;;&quot;&quot;;COM.MICROSOFT.CONCAT(TEXT([.M$1]*100+101*([.$B23]-1); &quot;000&quot;);&quot;:&quot;;TEXT([.M23];&quot;0.000&quot;);&quot; &quot;))" office:value-type="string" office:string-value="762:0.000 " calcext:value-type="string">
            <text:p>762:0.000 </text:p>
          </table:table-cell>
          <table:table-cell table:style-name="ce26" table:formula="of:=IF([.N23]=&quot;&quot;;&quot;&quot;;COM.MICROSOFT.CONCAT(TEXT([.N$1]*100+101*([.$B23]-1); &quot;000&quot;);&quot;:&quot;;TEXT([.N23];&quot;0.000&quot;);&quot; &quot;))" office:value-type="string" office:string-value="757:0.000 " calcext:value-type="string">
            <text:p>757:0.000 </text:p>
          </table:table-cell>
          <table:table-cell table:style-name="ce26" table:formula="of:=IF([.O23]=&quot;&quot;;&quot;&quot;;COM.MICROSOFT.CONCAT(TEXT([.O$1]*100+101*([.$B23]-1); &quot;000&quot;);&quot;:&quot;;TEXT([.O23];&quot;0.000&quot;);&quot; &quot;))" office:value-type="string" office:string-value="752:0.000 " calcext:value-type="string">
            <text:p>752:0.000 </text:p>
          </table:table-cell>
          <table:table-cell table:style-name="ce26" table:formula="of:=IF([.P23]=&quot;&quot;;&quot;&quot;;COM.MICROSOFT.CONCAT(TEXT([.P$1]*100+101*([.$B23]-1); &quot;000&quot;);&quot;:&quot;;TEXT([.P23];&quot;0.000&quot;);&quot; &quot;))" office:value-type="string" office:string-value="747:0.000 " calcext:value-type="string">
            <text:p>747:0.000 </text:p>
          </table:table-cell>
          <table:table-cell table:style-name="ce26" table:formula="of:=IF([.Q23]=&quot;&quot;;&quot;&quot;;COM.MICROSOFT.CONCAT(TEXT([.Q$1]*100+101*([.$B23]-1); &quot;000&quot;);&quot;:&quot;;TEXT([.Q23];&quot;0.000&quot;);&quot; &quot;))" office:value-type="string" office:string-value="742:0.000 " calcext:value-type="string">
            <text:p>742:0.000 </text:p>
          </table:table-cell>
          <table:table-cell table:style-name="ce26" table:formula="of:=IF([.R23]=&quot;&quot;;&quot;&quot;;COM.MICROSOFT.CONCAT(TEXT([.R$1]*100+101*([.$B23]-1); &quot;000&quot;);&quot;:&quot;;TEXT([.R23];&quot;0.000&quot;);&quot; &quot;))" office:value-type="string" office:string-value="737:0.000 " calcext:value-type="string">
            <text:p>737:0.000 </text:p>
          </table:table-cell>
          <table:table-cell table:style-name="ce26" table:formula="of:=IF([.S23]=&quot;&quot;;&quot;&quot;;COM.MICROSOFT.CONCAT(TEXT([.S$1]*100+101*([.$B23]-1); &quot;000&quot;);&quot;:&quot;;TEXT([.S23];&quot;0.000&quot;);&quot; &quot;))" office:value-type="string" office:string-value="732:0.000 " calcext:value-type="string">
            <text:p>732:0.000 </text:p>
          </table:table-cell>
          <table:table-cell table:style-name="ce26" table:formula="of:=IF([.T23]=&quot;&quot;;&quot;&quot;;COM.MICROSOFT.CONCAT(TEXT([.T$1]*100+101*([.$B23]-1); &quot;000&quot;);&quot;:&quot;;TEXT([.T23];&quot;0.000&quot;);&quot; &quot;))" office:value-type="string" office:string-value="727:0.000 " calcext:value-type="string">
            <text:p>727:0.000 </text:p>
          </table:table-cell>
          <table:table-cell table:style-name="ce26" table:formula="of:=IF([.U23]=&quot;&quot;;&quot;&quot;;COM.MICROSOFT.CONCAT(TEXT([.U$1]*100+101*([.$B23]-1); &quot;000&quot;);&quot;:&quot;;TEXT([.U23];&quot;0.000&quot;);&quot; &quot;))" office:value-type="string" office:string-value="722:0.000 " calcext:value-type="string">
            <text:p>722:0.000 </text:p>
          </table:table-cell>
          <table:table-cell table:style-name="ce26" table:formula="of:=IF([.V23]=&quot;&quot;;&quot;&quot;;COM.MICROSOFT.CONCAT(TEXT([.V$1]*100+101*([.$B23]-1); &quot;000&quot;);&quot;:&quot;;TEXT([.V23];&quot;0.000&quot;);&quot; &quot;))" office:value-type="string" office:string-value="717:0.000 " calcext:value-type="string">
            <text:p>717:0.000 </text:p>
          </table:table-cell>
          <table:table-cell table:style-name="ce26" table:formula="of:=IF([.W23]=&quot;&quot;;&quot;&quot;;COM.MICROSOFT.CONCAT(TEXT([.W$1]*100+101*([.$B23]-1); &quot;000&quot;);&quot;:&quot;;TEXT([.W23];&quot;0.000&quot;);&quot; &quot;))" office:value-type="string" office:string-value="712:0.000 " calcext:value-type="string">
            <text:p>712:0.000 </text:p>
          </table:table-cell>
          <table:table-cell table:style-name="ce26" table:formula="of:=IF([.X23]=&quot;&quot;;&quot;&quot;;COM.MICROSOFT.CONCAT(TEXT([.X$1]*100+101*([.$B23]-1); &quot;000&quot;);&quot;:&quot;;TEXT([.X23];&quot;0.000&quot;);&quot; &quot;))" office:value-type="string" office:string-value="707:0.000 " calcext:value-type="string">
            <text:p>707:0.000 </text:p>
          </table:table-cell>
          <table:table-cell table:style-name="ce28"/>
          <table:table-cell table:style-name="ce29" table:formula="of:=COM.MICROSOFT.CONCAT([.X54];[.W54];[.V54];[.U54];[.T54];[.S54];[.R54];[.Q54];[.P54];[.O54];[.N54];[.M54];[.L54];[.K54];[.J54];[.I54];[.H54];[.G54];[.F54];[.E54];[.D54];)" office:value-type="string" office:string-value="707:0.000 712:0.000 717:0.000 722:0.000 727:0.000 732:0.000 737:0.000 742:0.000 747:0.000 752:0.000 757:0.000 762:0.000 767:0.000 772:0.000 777:0.000 782:0.000 787:0.000 792:0.000 797:0.000 802:0.000 807:0.000 " calcext:value-type="string">
            <text:p>707:0.000 712:0.000 717:0.000 722:0.000 727:0.000 732:0.000 737:0.000 742:0.000 747:0.000 752:0.000 757:0.000 762:0.000 767:0.000 772:0.000 777:0.000 782:0.000 787:0.000 792:0.000 797:0.000 802:0.000 807:0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2"/>
          <table:table-cell table:style-name="ce13" office:value-type="string" calcext:value-type="string">
            <text:p>traction</text:p>
          </table:table-cell>
          <table:table-cell table:style-name="ce26" table:formula="of:=IF([.D24]=&quot;&quot;;&quot;&quot;;COM.MICROSOFT.CONCAT(TEXT([.D$1]*100+101*([.$B24]-1); &quot;000&quot;);&quot;:&quot;;TEXT([.D24];&quot;0.000&quot;);&quot; &quot;))" office:value-type="string" office:string-value="807:0.000 " calcext:value-type="string">
            <text:p>807:0.000 </text:p>
          </table:table-cell>
          <table:table-cell table:style-name="ce26" table:formula="of:=IF([.E24]=&quot;&quot;;&quot;&quot;;COM.MICROSOFT.CONCAT(TEXT([.E$1]*100+101*([.$B24]-1); &quot;000&quot;);&quot;:&quot;;TEXT([.E24];&quot;0.000&quot;);&quot; &quot;))" office:value-type="string" office:string-value="802:0.000 " calcext:value-type="string">
            <text:p>802:0.000 </text:p>
          </table:table-cell>
          <table:table-cell table:style-name="ce26" table:formula="of:=IF([.F24]=&quot;&quot;;&quot;&quot;;COM.MICROSOFT.CONCAT(TEXT([.F$1]*100+101*([.$B24]-1); &quot;000&quot;);&quot;:&quot;;TEXT([.F24];&quot;0.000&quot;);&quot; &quot;))" office:value-type="string" office:string-value="797:0.000 " calcext:value-type="string">
            <text:p>797:0.000 </text:p>
          </table:table-cell>
          <table:table-cell table:style-name="ce26" table:formula="of:=IF([.G24]=&quot;&quot;;&quot;&quot;;COM.MICROSOFT.CONCAT(TEXT([.G$1]*100+101*([.$B24]-1); &quot;000&quot;);&quot;:&quot;;TEXT([.G24];&quot;0.000&quot;);&quot; &quot;))" office:value-type="string" office:string-value="792:0.000 " calcext:value-type="string">
            <text:p>792:0.000 </text:p>
          </table:table-cell>
          <table:table-cell table:style-name="ce26" table:formula="of:=IF([.H24]=&quot;&quot;;&quot;&quot;;COM.MICROSOFT.CONCAT(TEXT([.H$1]*100+101*([.$B24]-1); &quot;000&quot;);&quot;:&quot;;TEXT([.H24];&quot;0.000&quot;);&quot; &quot;))" office:value-type="string" office:string-value="787:0.000 " calcext:value-type="string">
            <text:p>787:0.000 </text:p>
          </table:table-cell>
          <table:table-cell table:style-name="ce26" table:formula="of:=IF([.I24]=&quot;&quot;;&quot;&quot;;COM.MICROSOFT.CONCAT(TEXT([.I$1]*100+101*([.$B24]-1); &quot;000&quot;);&quot;:&quot;;TEXT([.I24];&quot;0.000&quot;);&quot; &quot;))" office:value-type="string" office:string-value="782:0.000 " calcext:value-type="string">
            <text:p>782:0.000 </text:p>
          </table:table-cell>
          <table:table-cell table:style-name="ce26" table:formula="of:=IF([.J24]=&quot;&quot;;&quot;&quot;;COM.MICROSOFT.CONCAT(TEXT([.J$1]*100+101*([.$B24]-1); &quot;000&quot;);&quot;:&quot;;TEXT([.J24];&quot;0.000&quot;);&quot; &quot;))" office:value-type="string" office:string-value="777:0.000 " calcext:value-type="string">
            <text:p>777:0.000 </text:p>
          </table:table-cell>
          <table:table-cell table:style-name="ce26" table:formula="of:=IF([.K24]=&quot;&quot;;&quot;&quot;;COM.MICROSOFT.CONCAT(TEXT([.K$1]*100+101*([.$B24]-1); &quot;000&quot;);&quot;:&quot;;TEXT([.K24];&quot;0.000&quot;);&quot; &quot;))" office:value-type="string" office:string-value="772:0.000 " calcext:value-type="string">
            <text:p>772:0.000 </text:p>
          </table:table-cell>
          <table:table-cell table:style-name="ce26" table:formula="of:=IF([.L24]=&quot;&quot;;&quot;&quot;;COM.MICROSOFT.CONCAT(TEXT([.L$1]*100+101*([.$B24]-1); &quot;000&quot;);&quot;:&quot;;TEXT([.L24];&quot;0.000&quot;);&quot; &quot;))" office:value-type="string" office:string-value="767:0.000 " calcext:value-type="string">
            <text:p>767:0.000 </text:p>
          </table:table-cell>
          <table:table-cell table:style-name="ce26" table:formula="of:=IF([.M24]=&quot;&quot;;&quot;&quot;;COM.MICROSOFT.CONCAT(TEXT([.M$1]*100+101*([.$B24]-1); &quot;000&quot;);&quot;:&quot;;TEXT([.M24];&quot;0.000&quot;);&quot; &quot;))" office:value-type="string" office:string-value="762:0.000 " calcext:value-type="string">
            <text:p>762:0.000 </text:p>
          </table:table-cell>
          <table:table-cell table:style-name="ce26" table:formula="of:=IF([.N24]=&quot;&quot;;&quot;&quot;;COM.MICROSOFT.CONCAT(TEXT([.N$1]*100+101*([.$B24]-1); &quot;000&quot;);&quot;:&quot;;TEXT([.N24];&quot;0.000&quot;);&quot; &quot;))" office:value-type="string" office:string-value="757:0.000 " calcext:value-type="string">
            <text:p>757:0.000 </text:p>
          </table:table-cell>
          <table:table-cell table:style-name="ce26" table:formula="of:=IF([.O24]=&quot;&quot;;&quot;&quot;;COM.MICROSOFT.CONCAT(TEXT([.O$1]*100+101*([.$B24]-1); &quot;000&quot;);&quot;:&quot;;TEXT([.O24];&quot;0.000&quot;);&quot; &quot;))" office:value-type="string" office:string-value="752:0.000 " calcext:value-type="string">
            <text:p>752:0.000 </text:p>
          </table:table-cell>
          <table:table-cell table:style-name="ce26" table:formula="of:=IF([.P24]=&quot;&quot;;&quot;&quot;;COM.MICROSOFT.CONCAT(TEXT([.P$1]*100+101*([.$B24]-1); &quot;000&quot;);&quot;:&quot;;TEXT([.P24];&quot;0.000&quot;);&quot; &quot;))" office:value-type="string" office:string-value="747:0.000 " calcext:value-type="string">
            <text:p>747:0.000 </text:p>
          </table:table-cell>
          <table:table-cell table:style-name="ce26" table:formula="of:=IF([.Q24]=&quot;&quot;;&quot;&quot;;COM.MICROSOFT.CONCAT(TEXT([.Q$1]*100+101*([.$B24]-1); &quot;000&quot;);&quot;:&quot;;TEXT([.Q24];&quot;0.000&quot;);&quot; &quot;))" office:value-type="string" office:string-value="742:0.000 " calcext:value-type="string">
            <text:p>742:0.000 </text:p>
          </table:table-cell>
          <table:table-cell table:style-name="ce26" table:formula="of:=IF([.R24]=&quot;&quot;;&quot;&quot;;COM.MICROSOFT.CONCAT(TEXT([.R$1]*100+101*([.$B24]-1); &quot;000&quot;);&quot;:&quot;;TEXT([.R24];&quot;0.000&quot;);&quot; &quot;))" office:value-type="string" office:string-value="737:0.000 " calcext:value-type="string">
            <text:p>737:0.000 </text:p>
          </table:table-cell>
          <table:table-cell table:style-name="ce26" table:formula="of:=IF([.S24]=&quot;&quot;;&quot;&quot;;COM.MICROSOFT.CONCAT(TEXT([.S$1]*100+101*([.$B24]-1); &quot;000&quot;);&quot;:&quot;;TEXT([.S24];&quot;0.000&quot;);&quot; &quot;))" office:value-type="string" office:string-value="732:0.000 " calcext:value-type="string">
            <text:p>732:0.000 </text:p>
          </table:table-cell>
          <table:table-cell table:style-name="ce26" table:formula="of:=IF([.T24]=&quot;&quot;;&quot;&quot;;COM.MICROSOFT.CONCAT(TEXT([.T$1]*100+101*([.$B24]-1); &quot;000&quot;);&quot;:&quot;;TEXT([.T24];&quot;0.000&quot;);&quot; &quot;))" office:value-type="string" office:string-value="727:0.000 " calcext:value-type="string">
            <text:p>727:0.000 </text:p>
          </table:table-cell>
          <table:table-cell table:style-name="ce26" table:formula="of:=IF([.U24]=&quot;&quot;;&quot;&quot;;COM.MICROSOFT.CONCAT(TEXT([.U$1]*100+101*([.$B24]-1); &quot;000&quot;);&quot;:&quot;;TEXT([.U24];&quot;0.000&quot;);&quot; &quot;))" office:value-type="string" office:string-value="722:0.000 " calcext:value-type="string">
            <text:p>722:0.000 </text:p>
          </table:table-cell>
          <table:table-cell table:style-name="ce26" table:formula="of:=IF([.V24]=&quot;&quot;;&quot;&quot;;COM.MICROSOFT.CONCAT(TEXT([.V$1]*100+101*([.$B24]-1); &quot;000&quot;);&quot;:&quot;;TEXT([.V24];&quot;0.000&quot;);&quot; &quot;))" office:value-type="string" office:string-value="717:0.000 " calcext:value-type="string">
            <text:p>717:0.000 </text:p>
          </table:table-cell>
          <table:table-cell table:style-name="ce26" table:formula="of:=IF([.W24]=&quot;&quot;;&quot;&quot;;COM.MICROSOFT.CONCAT(TEXT([.W$1]*100+101*([.$B24]-1); &quot;000&quot;);&quot;:&quot;;TEXT([.W24];&quot;0.000&quot;);&quot; &quot;))" office:value-type="string" office:string-value="712:0.000 " calcext:value-type="string">
            <text:p>712:0.000 </text:p>
          </table:table-cell>
          <table:table-cell table:style-name="ce26" table:formula="of:=IF([.X24]=&quot;&quot;;&quot;&quot;;COM.MICROSOFT.CONCAT(TEXT([.X$1]*100+101*([.$B24]-1); &quot;000&quot;);&quot;:&quot;;TEXT([.X24];&quot;0.000&quot;);&quot; &quot;))" office:value-type="string" office:string-value="707:0.000 " calcext:value-type="string">
            <text:p>707:0.000 </text:p>
          </table:table-cell>
          <table:table-cell table:style-name="ce28"/>
          <table:table-cell table:style-name="ce29" table:formula="of:=COM.MICROSOFT.CONCAT([.X55];[.W55];[.V55];[.U55];[.T55];[.S55];[.R55];[.Q55];[.P55];[.O55];[.N55];[.M55];[.L55];[.K55];[.J55];[.I55];[.H55];[.G55];[.F55];[.E55];[.D55];)" office:value-type="string" office:string-value="707:0.000 712:0.000 717:0.000 722:0.000 727:0.000 732:0.000 737:0.000 742:0.000 747:0.000 752:0.000 757:0.000 762:0.000 767:0.000 772:0.000 777:0.000 782:0.000 787:0.000 792:0.000 797:0.000 802:0.000 807:0.000 " calcext:value-type="string">
            <text:p>707:0.000 712:0.000 717:0.000 722:0.000 727:0.000 732:0.000 737:0.000 742:0.000 747:0.000 752:0.000 757:0.000 762:0.000 767:0.000 772:0.000 777:0.000 782:0.000 787:0.000 792:0.000 797:0.000 802:0.000 807:0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2"/>
          <table:table-cell table:style-name="ce13" office:value-type="string" calcext:value-type="string">
            <text:p>topspeed</text:p>
          </table:table-cell>
          <table:table-cell table:style-name="ce26" table:formula="of:=IF([.D25]=&quot;&quot;;&quot;&quot;;COM.MICROSOFT.CONCAT(TEXT([.D$1]*100+101*([.$B25]-1); &quot;000&quot;);&quot;:&quot;;TEXT([.D25];&quot;0.000&quot;);&quot; &quot;))" office:value-type="string" office:string-value="807:0.000 " calcext:value-type="string">
            <text:p>807:0.000 </text:p>
          </table:table-cell>
          <table:table-cell table:style-name="ce26" table:formula="of:=IF([.E25]=&quot;&quot;;&quot;&quot;;COM.MICROSOFT.CONCAT(TEXT([.E$1]*100+101*([.$B25]-1); &quot;000&quot;);&quot;:&quot;;TEXT([.E25];&quot;0.000&quot;);&quot; &quot;))" office:value-type="string" office:string-value="802:0.000 " calcext:value-type="string">
            <text:p>802:0.000 </text:p>
          </table:table-cell>
          <table:table-cell table:style-name="ce26" table:formula="of:=IF([.F25]=&quot;&quot;;&quot;&quot;;COM.MICROSOFT.CONCAT(TEXT([.F$1]*100+101*([.$B25]-1); &quot;000&quot;);&quot;:&quot;;TEXT([.F25];&quot;0.000&quot;);&quot; &quot;))" office:value-type="string" office:string-value="797:0.000 " calcext:value-type="string">
            <text:p>797:0.000 </text:p>
          </table:table-cell>
          <table:table-cell table:style-name="ce26" table:formula="of:=IF([.G25]=&quot;&quot;;&quot;&quot;;COM.MICROSOFT.CONCAT(TEXT([.G$1]*100+101*([.$B25]-1); &quot;000&quot;);&quot;:&quot;;TEXT([.G25];&quot;0.000&quot;);&quot; &quot;))" office:value-type="string" office:string-value="792:0.000 " calcext:value-type="string">
            <text:p>792:0.000 </text:p>
          </table:table-cell>
          <table:table-cell table:style-name="ce26" table:formula="of:=IF([.H25]=&quot;&quot;;&quot;&quot;;COM.MICROSOFT.CONCAT(TEXT([.H$1]*100+101*([.$B25]-1); &quot;000&quot;);&quot;:&quot;;TEXT([.H25];&quot;0.000&quot;);&quot; &quot;))" office:value-type="string" office:string-value="787:0.000 " calcext:value-type="string">
            <text:p>787:0.000 </text:p>
          </table:table-cell>
          <table:table-cell table:style-name="ce26" table:formula="of:=IF([.I25]=&quot;&quot;;&quot;&quot;;COM.MICROSOFT.CONCAT(TEXT([.I$1]*100+101*([.$B25]-1); &quot;000&quot;);&quot;:&quot;;TEXT([.I25];&quot;0.000&quot;);&quot; &quot;))" office:value-type="string" office:string-value="782:0.000 " calcext:value-type="string">
            <text:p>782:0.000 </text:p>
          </table:table-cell>
          <table:table-cell table:style-name="ce26" table:formula="of:=IF([.J25]=&quot;&quot;;&quot;&quot;;COM.MICROSOFT.CONCAT(TEXT([.J$1]*100+101*([.$B25]-1); &quot;000&quot;);&quot;:&quot;;TEXT([.J25];&quot;0.000&quot;);&quot; &quot;))" office:value-type="string" office:string-value="777:0.000 " calcext:value-type="string">
            <text:p>777:0.000 </text:p>
          </table:table-cell>
          <table:table-cell table:style-name="ce26" table:formula="of:=IF([.K25]=&quot;&quot;;&quot;&quot;;COM.MICROSOFT.CONCAT(TEXT([.K$1]*100+101*([.$B25]-1); &quot;000&quot;);&quot;:&quot;;TEXT([.K25];&quot;0.000&quot;);&quot; &quot;))" office:value-type="string" office:string-value="772:0.000 " calcext:value-type="string">
            <text:p>772:0.000 </text:p>
          </table:table-cell>
          <table:table-cell table:style-name="ce26" table:formula="of:=IF([.L25]=&quot;&quot;;&quot;&quot;;COM.MICROSOFT.CONCAT(TEXT([.L$1]*100+101*([.$B25]-1); &quot;000&quot;);&quot;:&quot;;TEXT([.L25];&quot;0.000&quot;);&quot; &quot;))" office:value-type="string" office:string-value="767:0.000 " calcext:value-type="string">
            <text:p>767:0.000 </text:p>
          </table:table-cell>
          <table:table-cell table:style-name="ce26" table:formula="of:=IF([.M25]=&quot;&quot;;&quot;&quot;;COM.MICROSOFT.CONCAT(TEXT([.M$1]*100+101*([.$B25]-1); &quot;000&quot;);&quot;:&quot;;TEXT([.M25];&quot;0.000&quot;);&quot; &quot;))" office:value-type="string" office:string-value="762:0.000 " calcext:value-type="string">
            <text:p>762:0.000 </text:p>
          </table:table-cell>
          <table:table-cell table:style-name="ce26" table:formula="of:=IF([.N25]=&quot;&quot;;&quot;&quot;;COM.MICROSOFT.CONCAT(TEXT([.N$1]*100+101*([.$B25]-1); &quot;000&quot;);&quot;:&quot;;TEXT([.N25];&quot;0.000&quot;);&quot; &quot;))" office:value-type="string" office:string-value="757:0.000 " calcext:value-type="string">
            <text:p>757:0.000 </text:p>
          </table:table-cell>
          <table:table-cell table:style-name="ce26" table:formula="of:=IF([.O25]=&quot;&quot;;&quot;&quot;;COM.MICROSOFT.CONCAT(TEXT([.O$1]*100+101*([.$B25]-1); &quot;000&quot;);&quot;:&quot;;TEXT([.O25];&quot;0.000&quot;);&quot; &quot;))" office:value-type="string" office:string-value="752:0.000 " calcext:value-type="string">
            <text:p>752:0.000 </text:p>
          </table:table-cell>
          <table:table-cell table:style-name="ce26" table:formula="of:=IF([.P25]=&quot;&quot;;&quot;&quot;;COM.MICROSOFT.CONCAT(TEXT([.P$1]*100+101*([.$B25]-1); &quot;000&quot;);&quot;:&quot;;TEXT([.P25];&quot;0.000&quot;);&quot; &quot;))" office:value-type="string" office:string-value="747:0.000 " calcext:value-type="string">
            <text:p>747:0.000 </text:p>
          </table:table-cell>
          <table:table-cell table:style-name="ce26" table:formula="of:=IF([.Q25]=&quot;&quot;;&quot;&quot;;COM.MICROSOFT.CONCAT(TEXT([.Q$1]*100+101*([.$B25]-1); &quot;000&quot;);&quot;:&quot;;TEXT([.Q25];&quot;0.000&quot;);&quot; &quot;))" office:value-type="string" office:string-value="742:0.000 " calcext:value-type="string">
            <text:p>742:0.000 </text:p>
          </table:table-cell>
          <table:table-cell table:style-name="ce26" table:formula="of:=IF([.R25]=&quot;&quot;;&quot;&quot;;COM.MICROSOFT.CONCAT(TEXT([.R$1]*100+101*([.$B25]-1); &quot;000&quot;);&quot;:&quot;;TEXT([.R25];&quot;0.000&quot;);&quot; &quot;))" office:value-type="string" office:string-value="737:0.000 " calcext:value-type="string">
            <text:p>737:0.000 </text:p>
          </table:table-cell>
          <table:table-cell table:style-name="ce26" table:formula="of:=IF([.S25]=&quot;&quot;;&quot;&quot;;COM.MICROSOFT.CONCAT(TEXT([.S$1]*100+101*([.$B25]-1); &quot;000&quot;);&quot;:&quot;;TEXT([.S25];&quot;0.000&quot;);&quot; &quot;))" office:value-type="string" office:string-value="732:0.000 " calcext:value-type="string">
            <text:p>732:0.000 </text:p>
          </table:table-cell>
          <table:table-cell table:style-name="ce26" table:formula="of:=IF([.T25]=&quot;&quot;;&quot;&quot;;COM.MICROSOFT.CONCAT(TEXT([.T$1]*100+101*([.$B25]-1); &quot;000&quot;);&quot;:&quot;;TEXT([.T25];&quot;0.000&quot;);&quot; &quot;))" office:value-type="string" office:string-value="727:0.000 " calcext:value-type="string">
            <text:p>727:0.000 </text:p>
          </table:table-cell>
          <table:table-cell table:style-name="ce26" table:formula="of:=IF([.U25]=&quot;&quot;;&quot;&quot;;COM.MICROSOFT.CONCAT(TEXT([.U$1]*100+101*([.$B25]-1); &quot;000&quot;);&quot;:&quot;;TEXT([.U25];&quot;0.000&quot;);&quot; &quot;))" office:value-type="string" office:string-value="722:0.000 " calcext:value-type="string">
            <text:p>722:0.000 </text:p>
          </table:table-cell>
          <table:table-cell table:style-name="ce26" table:formula="of:=IF([.V25]=&quot;&quot;;&quot;&quot;;COM.MICROSOFT.CONCAT(TEXT([.V$1]*100+101*([.$B25]-1); &quot;000&quot;);&quot;:&quot;;TEXT([.V25];&quot;0.000&quot;);&quot; &quot;))" office:value-type="string" office:string-value="717:0.000 " calcext:value-type="string">
            <text:p>717:0.000 </text:p>
          </table:table-cell>
          <table:table-cell table:style-name="ce26" table:formula="of:=IF([.W25]=&quot;&quot;;&quot;&quot;;COM.MICROSOFT.CONCAT(TEXT([.W$1]*100+101*([.$B25]-1); &quot;000&quot;);&quot;:&quot;;TEXT([.W25];&quot;0.000&quot;);&quot; &quot;))" office:value-type="string" office:string-value="712:0.000 " calcext:value-type="string">
            <text:p>712:0.000 </text:p>
          </table:table-cell>
          <table:table-cell table:style-name="ce26" table:formula="of:=IF([.X25]=&quot;&quot;;&quot;&quot;;COM.MICROSOFT.CONCAT(TEXT([.X$1]*100+101*([.$B25]-1); &quot;000&quot;);&quot;:&quot;;TEXT([.X25];&quot;0.000&quot;);&quot; &quot;))" office:value-type="string" office:string-value="707:0.000 " calcext:value-type="string">
            <text:p>707:0.000 </text:p>
          </table:table-cell>
          <table:table-cell table:style-name="ce28"/>
          <table:table-cell table:style-name="ce29" table:formula="of:=COM.MICROSOFT.CONCAT([.X56];[.W56];[.V56];[.U56];[.T56];[.S56];[.R56];[.Q56];[.P56];[.O56];[.N56];[.M56];[.L56];[.K56];[.J56];[.I56];[.H56];[.G56];[.F56];[.E56];[.D56];)" office:value-type="string" office:string-value="707:0.000 712:0.000 717:0.000 722:0.000 727:0.000 732:0.000 737:0.000 742:0.000 747:0.000 752:0.000 757:0.000 762:0.000 767:0.000 772:0.000 777:0.000 782:0.000 787:0.000 792:0.000 797:0.000 802:0.000 807:0.000 " calcext:value-type="string">
            <text:p>707:0.000 712:0.000 717:0.000 722:0.000 727:0.000 732:0.000 737:0.000 742:0.000 747:0.000 752:0.000 757:0.000 762:0.000 767:0.000 772:0.000 777:0.000 782:0.000 787:0.000 792:0.000 797:0.000 802:0.000 807:0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/>
          <table:table-cell table:style-name="ce13" office:value-type="string" calcext:value-type="string">
            <text:p>turning</text:p>
          </table:table-cell>
          <table:table-cell table:style-name="ce26" table:formula="of:=IF([.D26]=&quot;&quot;;&quot;&quot;;COM.MICROSOFT.CONCAT(TEXT([.D$1]*100+101*([.$B26]-1); &quot;000&quot;);&quot;:&quot;;TEXT([.D26];&quot;0.000&quot;);&quot; &quot;))" office:value-type="string" office:string-value="908:0.000 " calcext:value-type="string">
            <text:p>908:0.000 </text:p>
          </table:table-cell>
          <table:table-cell table:style-name="ce26" table:formula="of:=IF([.E26]=&quot;&quot;;&quot;&quot;;COM.MICROSOFT.CONCAT(TEXT([.E$1]*100+101*([.$B26]-1); &quot;000&quot;);&quot;:&quot;;TEXT([.E26];&quot;0.000&quot;);&quot; &quot;))" office:value-type="string" office:string-value="903:0.000 " calcext:value-type="string">
            <text:p>903:0.000 </text:p>
          </table:table-cell>
          <table:table-cell table:style-name="ce26" table:formula="of:=IF([.F26]=&quot;&quot;;&quot;&quot;;COM.MICROSOFT.CONCAT(TEXT([.F$1]*100+101*([.$B26]-1); &quot;000&quot;);&quot;:&quot;;TEXT([.F26];&quot;0.000&quot;);&quot; &quot;))" office:value-type="string" office:string-value="898:0.000 " calcext:value-type="string">
            <text:p>898:0.000 </text:p>
          </table:table-cell>
          <table:table-cell table:style-name="ce26" table:formula="of:=IF([.G26]=&quot;&quot;;&quot;&quot;;COM.MICROSOFT.CONCAT(TEXT([.G$1]*100+101*([.$B26]-1); &quot;000&quot;);&quot;:&quot;;TEXT([.G26];&quot;0.000&quot;);&quot; &quot;))" office:value-type="string" office:string-value="893:0.000 " calcext:value-type="string">
            <text:p>893:0.000 </text:p>
          </table:table-cell>
          <table:table-cell table:style-name="ce26" table:formula="of:=IF([.H26]=&quot;&quot;;&quot;&quot;;COM.MICROSOFT.CONCAT(TEXT([.H$1]*100+101*([.$B26]-1); &quot;000&quot;);&quot;:&quot;;TEXT([.H26];&quot;0.000&quot;);&quot; &quot;))" office:value-type="string" office:string-value="888:0.000 " calcext:value-type="string">
            <text:p>888:0.000 </text:p>
          </table:table-cell>
          <table:table-cell table:style-name="ce26" table:formula="of:=IF([.I26]=&quot;&quot;;&quot;&quot;;COM.MICROSOFT.CONCAT(TEXT([.I$1]*100+101*([.$B26]-1); &quot;000&quot;);&quot;:&quot;;TEXT([.I26];&quot;0.000&quot;);&quot; &quot;))" office:value-type="string" office:string-value="883:0.000 " calcext:value-type="string">
            <text:p>883:0.000 </text:p>
          </table:table-cell>
          <table:table-cell table:style-name="ce26" table:formula="of:=IF([.J26]=&quot;&quot;;&quot;&quot;;COM.MICROSOFT.CONCAT(TEXT([.J$1]*100+101*([.$B26]-1); &quot;000&quot;);&quot;:&quot;;TEXT([.J26];&quot;0.000&quot;);&quot; &quot;))" office:value-type="string" office:string-value="878:0.000 " calcext:value-type="string">
            <text:p>878:0.000 </text:p>
          </table:table-cell>
          <table:table-cell table:style-name="ce26" table:formula="of:=IF([.K26]=&quot;&quot;;&quot;&quot;;COM.MICROSOFT.CONCAT(TEXT([.K$1]*100+101*([.$B26]-1); &quot;000&quot;);&quot;:&quot;;TEXT([.K26];&quot;0.000&quot;);&quot; &quot;))" office:value-type="string" office:string-value="873:0.000 " calcext:value-type="string">
            <text:p>873:0.000 </text:p>
          </table:table-cell>
          <table:table-cell table:style-name="ce26" table:formula="of:=IF([.L26]=&quot;&quot;;&quot;&quot;;COM.MICROSOFT.CONCAT(TEXT([.L$1]*100+101*([.$B26]-1); &quot;000&quot;);&quot;:&quot;;TEXT([.L26];&quot;0.000&quot;);&quot; &quot;))" office:value-type="string" office:string-value="868:0.000 " calcext:value-type="string">
            <text:p>868:0.000 </text:p>
          </table:table-cell>
          <table:table-cell table:style-name="ce26" table:formula="of:=IF([.M26]=&quot;&quot;;&quot;&quot;;COM.MICROSOFT.CONCAT(TEXT([.M$1]*100+101*([.$B26]-1); &quot;000&quot;);&quot;:&quot;;TEXT([.M26];&quot;0.000&quot;);&quot; &quot;))" office:value-type="string" office:string-value="863:0.000 " calcext:value-type="string">
            <text:p>863:0.000 </text:p>
          </table:table-cell>
          <table:table-cell table:style-name="ce26" table:formula="of:=IF([.N26]=&quot;&quot;;&quot;&quot;;COM.MICROSOFT.CONCAT(TEXT([.N$1]*100+101*([.$B26]-1); &quot;000&quot;);&quot;:&quot;;TEXT([.N26];&quot;0.000&quot;);&quot; &quot;))" office:value-type="string" office:string-value="858:0.000 " calcext:value-type="string">
            <text:p>858:0.000 </text:p>
          </table:table-cell>
          <table:table-cell table:style-name="ce26" table:formula="of:=IF([.O26]=&quot;&quot;;&quot;&quot;;COM.MICROSOFT.CONCAT(TEXT([.O$1]*100+101*([.$B26]-1); &quot;000&quot;);&quot;:&quot;;TEXT([.O26];&quot;0.000&quot;);&quot; &quot;))" office:value-type="string" office:string-value="853:0.000 " calcext:value-type="string">
            <text:p>853:0.000 </text:p>
          </table:table-cell>
          <table:table-cell table:style-name="ce26" table:formula="of:=IF([.P26]=&quot;&quot;;&quot;&quot;;COM.MICROSOFT.CONCAT(TEXT([.P$1]*100+101*([.$B26]-1); &quot;000&quot;);&quot;:&quot;;TEXT([.P26];&quot;0.000&quot;);&quot; &quot;))" office:value-type="string" office:string-value="848:0.000 " calcext:value-type="string">
            <text:p>848:0.000 </text:p>
          </table:table-cell>
          <table:table-cell table:style-name="ce26" table:formula="of:=IF([.Q26]=&quot;&quot;;&quot;&quot;;COM.MICROSOFT.CONCAT(TEXT([.Q$1]*100+101*([.$B26]-1); &quot;000&quot;);&quot;:&quot;;TEXT([.Q26];&quot;0.000&quot;);&quot; &quot;))" office:value-type="string" office:string-value="843:0.000 " calcext:value-type="string">
            <text:p>843:0.000 </text:p>
          </table:table-cell>
          <table:table-cell table:style-name="ce26" table:formula="of:=IF([.R26]=&quot;&quot;;&quot;&quot;;COM.MICROSOFT.CONCAT(TEXT([.R$1]*100+101*([.$B26]-1); &quot;000&quot;);&quot;:&quot;;TEXT([.R26];&quot;0.000&quot;);&quot; &quot;))" office:value-type="string" office:string-value="838:0.000 " calcext:value-type="string">
            <text:p>838:0.000 </text:p>
          </table:table-cell>
          <table:table-cell table:style-name="ce26" table:formula="of:=IF([.S26]=&quot;&quot;;&quot;&quot;;COM.MICROSOFT.CONCAT(TEXT([.S$1]*100+101*([.$B26]-1); &quot;000&quot;);&quot;:&quot;;TEXT([.S26];&quot;0.000&quot;);&quot; &quot;))" office:value-type="string" office:string-value="833:0.000 " calcext:value-type="string">
            <text:p>833:0.000 </text:p>
          </table:table-cell>
          <table:table-cell table:style-name="ce26" table:formula="of:=IF([.T26]=&quot;&quot;;&quot;&quot;;COM.MICROSOFT.CONCAT(TEXT([.T$1]*100+101*([.$B26]-1); &quot;000&quot;);&quot;:&quot;;TEXT([.T26];&quot;0.000&quot;);&quot; &quot;))" office:value-type="string" office:string-value="828:0.000 " calcext:value-type="string">
            <text:p>828:0.000 </text:p>
          </table:table-cell>
          <table:table-cell table:style-name="ce26" table:formula="of:=IF([.U26]=&quot;&quot;;&quot;&quot;;COM.MICROSOFT.CONCAT(TEXT([.U$1]*100+101*([.$B26]-1); &quot;000&quot;);&quot;:&quot;;TEXT([.U26];&quot;0.000&quot;);&quot; &quot;))" office:value-type="string" office:string-value="823:0.000 " calcext:value-type="string">
            <text:p>823:0.000 </text:p>
          </table:table-cell>
          <table:table-cell table:style-name="ce26" table:formula="of:=IF([.V26]=&quot;&quot;;&quot;&quot;;COM.MICROSOFT.CONCAT(TEXT([.V$1]*100+101*([.$B26]-1); &quot;000&quot;);&quot;:&quot;;TEXT([.V26];&quot;0.000&quot;);&quot; &quot;))" office:value-type="string" office:string-value="818:0.000 " calcext:value-type="string">
            <text:p>818:0.000 </text:p>
          </table:table-cell>
          <table:table-cell table:style-name="ce26" table:formula="of:=IF([.W26]=&quot;&quot;;&quot;&quot;;COM.MICROSOFT.CONCAT(TEXT([.W$1]*100+101*([.$B26]-1); &quot;000&quot;);&quot;:&quot;;TEXT([.W26];&quot;0.000&quot;);&quot; &quot;))" office:value-type="string" office:string-value="813:0.000 " calcext:value-type="string">
            <text:p>813:0.000 </text:p>
          </table:table-cell>
          <table:table-cell table:style-name="ce26" table:formula="of:=IF([.X26]=&quot;&quot;;&quot;&quot;;COM.MICROSOFT.CONCAT(TEXT([.X$1]*100+101*([.$B26]-1); &quot;000&quot;);&quot;:&quot;;TEXT([.X26];&quot;0.000&quot;);&quot; &quot;))" office:value-type="string" office:string-value="808:0.000 " calcext:value-type="string">
            <text:p>808:0.000 </text:p>
          </table:table-cell>
          <table:table-cell table:style-name="ce28"/>
          <table:table-cell table:style-name="ce29" table:formula="of:=COM.MICROSOFT.CONCAT([.X57];[.W57];[.V57];[.U57];[.T57];[.S57];[.R57];[.Q57];[.P57];[.O57];[.N57];[.M57];[.L57];[.K57];[.J57];[.I57];[.H57];[.G57];[.F57];[.E57];[.D57];)" office:value-type="string" office:string-value="808:0.000 813:0.000 818:0.000 823:0.000 828:0.000 833:0.000 838:0.000 843:0.000 848:0.000 853:0.000 858:0.000 863:0.000 868:0.000 873:0.000 878:0.000 883:0.000 888:0.000 893:0.000 898:0.000 903:0.000 908:0.000 " calcext:value-type="string">
            <text:p>808:0.000 813:0.000 818:0.000 823:0.000 828:0.000 833:0.000 838:0.000 843:0.000 848:0.000 853:0.000 858:0.000 863:0.000 868:0.000 873:0.000 878:0.000 883:0.000 888:0.000 893:0.000 898:0.000 903:0.000 908:0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/>
          <table:table-cell table:style-name="ce13" office:value-type="string" calcext:value-type="string">
            <text:p>traction</text:p>
          </table:table-cell>
          <table:table-cell table:style-name="ce26" table:formula="of:=IF([.D27]=&quot;&quot;;&quot;&quot;;COM.MICROSOFT.CONCAT(TEXT([.D$1]*100+101*([.$B27]-1); &quot;000&quot;);&quot;:&quot;;TEXT([.D27];&quot;0.000&quot;);&quot; &quot;))" office:value-type="string" office:string-value="908:0.000 " calcext:value-type="string">
            <text:p>908:0.000 </text:p>
          </table:table-cell>
          <table:table-cell table:style-name="ce26" table:formula="of:=IF([.E27]=&quot;&quot;;&quot;&quot;;COM.MICROSOFT.CONCAT(TEXT([.E$1]*100+101*([.$B27]-1); &quot;000&quot;);&quot;:&quot;;TEXT([.E27];&quot;0.000&quot;);&quot; &quot;))" office:value-type="string" office:string-value="903:0.000 " calcext:value-type="string">
            <text:p>903:0.000 </text:p>
          </table:table-cell>
          <table:table-cell table:style-name="ce26" table:formula="of:=IF([.F27]=&quot;&quot;;&quot;&quot;;COM.MICROSOFT.CONCAT(TEXT([.F$1]*100+101*([.$B27]-1); &quot;000&quot;);&quot;:&quot;;TEXT([.F27];&quot;0.000&quot;);&quot; &quot;))" office:value-type="string" office:string-value="898:0.000 " calcext:value-type="string">
            <text:p>898:0.000 </text:p>
          </table:table-cell>
          <table:table-cell table:style-name="ce26" table:formula="of:=IF([.G27]=&quot;&quot;;&quot;&quot;;COM.MICROSOFT.CONCAT(TEXT([.G$1]*100+101*([.$B27]-1); &quot;000&quot;);&quot;:&quot;;TEXT([.G27];&quot;0.000&quot;);&quot; &quot;))" office:value-type="string" office:string-value="893:0.000 " calcext:value-type="string">
            <text:p>893:0.000 </text:p>
          </table:table-cell>
          <table:table-cell table:style-name="ce26" table:formula="of:=IF([.H27]=&quot;&quot;;&quot;&quot;;COM.MICROSOFT.CONCAT(TEXT([.H$1]*100+101*([.$B27]-1); &quot;000&quot;);&quot;:&quot;;TEXT([.H27];&quot;0.000&quot;);&quot; &quot;))" office:value-type="string" office:string-value="888:0.000 " calcext:value-type="string">
            <text:p>888:0.000 </text:p>
          </table:table-cell>
          <table:table-cell table:style-name="ce26" table:formula="of:=IF([.I27]=&quot;&quot;;&quot;&quot;;COM.MICROSOFT.CONCAT(TEXT([.I$1]*100+101*([.$B27]-1); &quot;000&quot;);&quot;:&quot;;TEXT([.I27];&quot;0.000&quot;);&quot; &quot;))" office:value-type="string" office:string-value="883:0.000 " calcext:value-type="string">
            <text:p>883:0.000 </text:p>
          </table:table-cell>
          <table:table-cell table:style-name="ce26" table:formula="of:=IF([.J27]=&quot;&quot;;&quot;&quot;;COM.MICROSOFT.CONCAT(TEXT([.J$1]*100+101*([.$B27]-1); &quot;000&quot;);&quot;:&quot;;TEXT([.J27];&quot;0.000&quot;);&quot; &quot;))" office:value-type="string" office:string-value="878:0.000 " calcext:value-type="string">
            <text:p>878:0.000 </text:p>
          </table:table-cell>
          <table:table-cell table:style-name="ce26" table:formula="of:=IF([.K27]=&quot;&quot;;&quot;&quot;;COM.MICROSOFT.CONCAT(TEXT([.K$1]*100+101*([.$B27]-1); &quot;000&quot;);&quot;:&quot;;TEXT([.K27];&quot;0.000&quot;);&quot; &quot;))" office:value-type="string" office:string-value="873:0.000 " calcext:value-type="string">
            <text:p>873:0.000 </text:p>
          </table:table-cell>
          <table:table-cell table:style-name="ce26" table:formula="of:=IF([.L27]=&quot;&quot;;&quot;&quot;;COM.MICROSOFT.CONCAT(TEXT([.L$1]*100+101*([.$B27]-1); &quot;000&quot;);&quot;:&quot;;TEXT([.L27];&quot;0.000&quot;);&quot; &quot;))" office:value-type="string" office:string-value="868:0.000 " calcext:value-type="string">
            <text:p>868:0.000 </text:p>
          </table:table-cell>
          <table:table-cell table:style-name="ce26" table:formula="of:=IF([.M27]=&quot;&quot;;&quot;&quot;;COM.MICROSOFT.CONCAT(TEXT([.M$1]*100+101*([.$B27]-1); &quot;000&quot;);&quot;:&quot;;TEXT([.M27];&quot;0.000&quot;);&quot; &quot;))" office:value-type="string" office:string-value="863:0.000 " calcext:value-type="string">
            <text:p>863:0.000 </text:p>
          </table:table-cell>
          <table:table-cell table:style-name="ce26" table:formula="of:=IF([.N27]=&quot;&quot;;&quot;&quot;;COM.MICROSOFT.CONCAT(TEXT([.N$1]*100+101*([.$B27]-1); &quot;000&quot;);&quot;:&quot;;TEXT([.N27];&quot;0.000&quot;);&quot; &quot;))" office:value-type="string" office:string-value="858:0.000 " calcext:value-type="string">
            <text:p>858:0.000 </text:p>
          </table:table-cell>
          <table:table-cell table:style-name="ce26" table:formula="of:=IF([.O27]=&quot;&quot;;&quot;&quot;;COM.MICROSOFT.CONCAT(TEXT([.O$1]*100+101*([.$B27]-1); &quot;000&quot;);&quot;:&quot;;TEXT([.O27];&quot;0.000&quot;);&quot; &quot;))" office:value-type="string" office:string-value="853:0.000 " calcext:value-type="string">
            <text:p>853:0.000 </text:p>
          </table:table-cell>
          <table:table-cell table:style-name="ce26" table:formula="of:=IF([.P27]=&quot;&quot;;&quot;&quot;;COM.MICROSOFT.CONCAT(TEXT([.P$1]*100+101*([.$B27]-1); &quot;000&quot;);&quot;:&quot;;TEXT([.P27];&quot;0.000&quot;);&quot; &quot;))" office:value-type="string" office:string-value="848:0.000 " calcext:value-type="string">
            <text:p>848:0.000 </text:p>
          </table:table-cell>
          <table:table-cell table:style-name="ce26" table:formula="of:=IF([.Q27]=&quot;&quot;;&quot;&quot;;COM.MICROSOFT.CONCAT(TEXT([.Q$1]*100+101*([.$B27]-1); &quot;000&quot;);&quot;:&quot;;TEXT([.Q27];&quot;0.000&quot;);&quot; &quot;))" office:value-type="string" office:string-value="843:0.000 " calcext:value-type="string">
            <text:p>843:0.000 </text:p>
          </table:table-cell>
          <table:table-cell table:style-name="ce26" table:formula="of:=IF([.R27]=&quot;&quot;;&quot;&quot;;COM.MICROSOFT.CONCAT(TEXT([.R$1]*100+101*([.$B27]-1); &quot;000&quot;);&quot;:&quot;;TEXT([.R27];&quot;0.000&quot;);&quot; &quot;))" office:value-type="string" office:string-value="838:0.000 " calcext:value-type="string">
            <text:p>838:0.000 </text:p>
          </table:table-cell>
          <table:table-cell table:style-name="ce26" table:formula="of:=IF([.S27]=&quot;&quot;;&quot;&quot;;COM.MICROSOFT.CONCAT(TEXT([.S$1]*100+101*([.$B27]-1); &quot;000&quot;);&quot;:&quot;;TEXT([.S27];&quot;0.000&quot;);&quot; &quot;))" office:value-type="string" office:string-value="833:0.000 " calcext:value-type="string">
            <text:p>833:0.000 </text:p>
          </table:table-cell>
          <table:table-cell table:style-name="ce26" table:formula="of:=IF([.T27]=&quot;&quot;;&quot;&quot;;COM.MICROSOFT.CONCAT(TEXT([.T$1]*100+101*([.$B27]-1); &quot;000&quot;);&quot;:&quot;;TEXT([.T27];&quot;0.000&quot;);&quot; &quot;))" office:value-type="string" office:string-value="828:0.000 " calcext:value-type="string">
            <text:p>828:0.000 </text:p>
          </table:table-cell>
          <table:table-cell table:style-name="ce26" table:formula="of:=IF([.U27]=&quot;&quot;;&quot;&quot;;COM.MICROSOFT.CONCAT(TEXT([.U$1]*100+101*([.$B27]-1); &quot;000&quot;);&quot;:&quot;;TEXT([.U27];&quot;0.000&quot;);&quot; &quot;))" office:value-type="string" office:string-value="823:0.000 " calcext:value-type="string">
            <text:p>823:0.000 </text:p>
          </table:table-cell>
          <table:table-cell table:style-name="ce26" table:formula="of:=IF([.V27]=&quot;&quot;;&quot;&quot;;COM.MICROSOFT.CONCAT(TEXT([.V$1]*100+101*([.$B27]-1); &quot;000&quot;);&quot;:&quot;;TEXT([.V27];&quot;0.000&quot;);&quot; &quot;))" office:value-type="string" office:string-value="818:0.000 " calcext:value-type="string">
            <text:p>818:0.000 </text:p>
          </table:table-cell>
          <table:table-cell table:style-name="ce26" table:formula="of:=IF([.W27]=&quot;&quot;;&quot;&quot;;COM.MICROSOFT.CONCAT(TEXT([.W$1]*100+101*([.$B27]-1); &quot;000&quot;);&quot;:&quot;;TEXT([.W27];&quot;0.000&quot;);&quot; &quot;))" office:value-type="string" office:string-value="813:0.000 " calcext:value-type="string">
            <text:p>813:0.000 </text:p>
          </table:table-cell>
          <table:table-cell table:style-name="ce26" table:formula="of:=IF([.X27]=&quot;&quot;;&quot;&quot;;COM.MICROSOFT.CONCAT(TEXT([.X$1]*100+101*([.$B27]-1); &quot;000&quot;);&quot;:&quot;;TEXT([.X27];&quot;0.000&quot;);&quot; &quot;))" office:value-type="string" office:string-value="808:0.000 " calcext:value-type="string">
            <text:p>808:0.000 </text:p>
          </table:table-cell>
          <table:table-cell table:style-name="ce28"/>
          <table:table-cell table:style-name="ce29" table:formula="of:=COM.MICROSOFT.CONCAT([.X58];[.W58];[.V58];[.U58];[.T58];[.S58];[.R58];[.Q58];[.P58];[.O58];[.N58];[.M58];[.L58];[.K58];[.J58];[.I58];[.H58];[.G58];[.F58];[.E58];[.D58];)" office:value-type="string" office:string-value="808:0.000 813:0.000 818:0.000 823:0.000 828:0.000 833:0.000 838:0.000 843:0.000 848:0.000 853:0.000 858:0.000 863:0.000 868:0.000 873:0.000 878:0.000 883:0.000 888:0.000 893:0.000 898:0.000 903:0.000 908:0.000 " calcext:value-type="string">
            <text:p>808:0.000 813:0.000 818:0.000 823:0.000 828:0.000 833:0.000 838:0.000 843:0.000 848:0.000 853:0.000 858:0.000 863:0.000 868:0.000 873:0.000 878:0.000 883:0.000 888:0.000 893:0.000 898:0.000 903:0.000 908:0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/>
          <table:table-cell table:style-name="ce13" office:value-type="string" calcext:value-type="string">
            <text:p>topspeed</text:p>
          </table:table-cell>
          <table:table-cell table:style-name="ce26" table:formula="of:=IF([.D28]=&quot;&quot;;&quot;&quot;;COM.MICROSOFT.CONCAT(TEXT([.D$1]*100+101*([.$B28]-1); &quot;000&quot;);&quot;:&quot;;TEXT([.D28];&quot;0.000&quot;);&quot; &quot;))" office:value-type="string" office:string-value="908:0.000 " calcext:value-type="string">
            <text:p>908:0.000 </text:p>
          </table:table-cell>
          <table:table-cell table:style-name="ce26" table:formula="of:=IF([.E28]=&quot;&quot;;&quot;&quot;;COM.MICROSOFT.CONCAT(TEXT([.E$1]*100+101*([.$B28]-1); &quot;000&quot;);&quot;:&quot;;TEXT([.E28];&quot;0.000&quot;);&quot; &quot;))" office:value-type="string" office:string-value="903:0.000 " calcext:value-type="string">
            <text:p>903:0.000 </text:p>
          </table:table-cell>
          <table:table-cell table:style-name="ce26" table:formula="of:=IF([.F28]=&quot;&quot;;&quot;&quot;;COM.MICROSOFT.CONCAT(TEXT([.F$1]*100+101*([.$B28]-1); &quot;000&quot;);&quot;:&quot;;TEXT([.F28];&quot;0.000&quot;);&quot; &quot;))" office:value-type="string" office:string-value="898:0.000 " calcext:value-type="string">
            <text:p>898:0.000 </text:p>
          </table:table-cell>
          <table:table-cell table:style-name="ce26" table:formula="of:=IF([.G28]=&quot;&quot;;&quot;&quot;;COM.MICROSOFT.CONCAT(TEXT([.G$1]*100+101*([.$B28]-1); &quot;000&quot;);&quot;:&quot;;TEXT([.G28];&quot;0.000&quot;);&quot; &quot;))" office:value-type="string" office:string-value="893:0.000 " calcext:value-type="string">
            <text:p>893:0.000 </text:p>
          </table:table-cell>
          <table:table-cell table:style-name="ce26" table:formula="of:=IF([.H28]=&quot;&quot;;&quot;&quot;;COM.MICROSOFT.CONCAT(TEXT([.H$1]*100+101*([.$B28]-1); &quot;000&quot;);&quot;:&quot;;TEXT([.H28];&quot;0.000&quot;);&quot; &quot;))" office:value-type="string" office:string-value="888:0.000 " calcext:value-type="string">
            <text:p>888:0.000 </text:p>
          </table:table-cell>
          <table:table-cell table:style-name="ce26" table:formula="of:=IF([.I28]=&quot;&quot;;&quot;&quot;;COM.MICROSOFT.CONCAT(TEXT([.I$1]*100+101*([.$B28]-1); &quot;000&quot;);&quot;:&quot;;TEXT([.I28];&quot;0.000&quot;);&quot; &quot;))" office:value-type="string" office:string-value="883:0.000 " calcext:value-type="string">
            <text:p>883:0.000 </text:p>
          </table:table-cell>
          <table:table-cell table:style-name="ce26" table:formula="of:=IF([.J28]=&quot;&quot;;&quot;&quot;;COM.MICROSOFT.CONCAT(TEXT([.J$1]*100+101*([.$B28]-1); &quot;000&quot;);&quot;:&quot;;TEXT([.J28];&quot;0.000&quot;);&quot; &quot;))" office:value-type="string" office:string-value="878:0.000 " calcext:value-type="string">
            <text:p>878:0.000 </text:p>
          </table:table-cell>
          <table:table-cell table:style-name="ce26" table:formula="of:=IF([.K28]=&quot;&quot;;&quot;&quot;;COM.MICROSOFT.CONCAT(TEXT([.K$1]*100+101*([.$B28]-1); &quot;000&quot;);&quot;:&quot;;TEXT([.K28];&quot;0.000&quot;);&quot; &quot;))" office:value-type="string" office:string-value="873:0.000 " calcext:value-type="string">
            <text:p>873:0.000 </text:p>
          </table:table-cell>
          <table:table-cell table:style-name="ce26" table:formula="of:=IF([.L28]=&quot;&quot;;&quot;&quot;;COM.MICROSOFT.CONCAT(TEXT([.L$1]*100+101*([.$B28]-1); &quot;000&quot;);&quot;:&quot;;TEXT([.L28];&quot;0.000&quot;);&quot; &quot;))" office:value-type="string" office:string-value="868:0.000 " calcext:value-type="string">
            <text:p>868:0.000 </text:p>
          </table:table-cell>
          <table:table-cell table:style-name="ce26" table:formula="of:=IF([.M28]=&quot;&quot;;&quot;&quot;;COM.MICROSOFT.CONCAT(TEXT([.M$1]*100+101*([.$B28]-1); &quot;000&quot;);&quot;:&quot;;TEXT([.M28];&quot;0.000&quot;);&quot; &quot;))" office:value-type="string" office:string-value="863:0.000 " calcext:value-type="string">
            <text:p>863:0.000 </text:p>
          </table:table-cell>
          <table:table-cell table:style-name="ce26" table:formula="of:=IF([.N28]=&quot;&quot;;&quot;&quot;;COM.MICROSOFT.CONCAT(TEXT([.N$1]*100+101*([.$B28]-1); &quot;000&quot;);&quot;:&quot;;TEXT([.N28];&quot;0.000&quot;);&quot; &quot;))" office:value-type="string" office:string-value="858:0.000 " calcext:value-type="string">
            <text:p>858:0.000 </text:p>
          </table:table-cell>
          <table:table-cell table:style-name="ce26" table:formula="of:=IF([.O28]=&quot;&quot;;&quot;&quot;;COM.MICROSOFT.CONCAT(TEXT([.O$1]*100+101*([.$B28]-1); &quot;000&quot;);&quot;:&quot;;TEXT([.O28];&quot;0.000&quot;);&quot; &quot;))" office:value-type="string" office:string-value="853:0.000 " calcext:value-type="string">
            <text:p>853:0.000 </text:p>
          </table:table-cell>
          <table:table-cell table:style-name="ce26" table:formula="of:=IF([.P28]=&quot;&quot;;&quot;&quot;;COM.MICROSOFT.CONCAT(TEXT([.P$1]*100+101*([.$B28]-1); &quot;000&quot;);&quot;:&quot;;TEXT([.P28];&quot;0.000&quot;);&quot; &quot;))" office:value-type="string" office:string-value="848:0.000 " calcext:value-type="string">
            <text:p>848:0.000 </text:p>
          </table:table-cell>
          <table:table-cell table:style-name="ce26" table:formula="of:=IF([.Q28]=&quot;&quot;;&quot;&quot;;COM.MICROSOFT.CONCAT(TEXT([.Q$1]*100+101*([.$B28]-1); &quot;000&quot;);&quot;:&quot;;TEXT([.Q28];&quot;0.000&quot;);&quot; &quot;))" office:value-type="string" office:string-value="843:0.000 " calcext:value-type="string">
            <text:p>843:0.000 </text:p>
          </table:table-cell>
          <table:table-cell table:style-name="ce26" table:formula="of:=IF([.R28]=&quot;&quot;;&quot;&quot;;COM.MICROSOFT.CONCAT(TEXT([.R$1]*100+101*([.$B28]-1); &quot;000&quot;);&quot;:&quot;;TEXT([.R28];&quot;0.000&quot;);&quot; &quot;))" office:value-type="string" office:string-value="838:0.000 " calcext:value-type="string">
            <text:p>838:0.000 </text:p>
          </table:table-cell>
          <table:table-cell table:style-name="ce26" table:formula="of:=IF([.S28]=&quot;&quot;;&quot;&quot;;COM.MICROSOFT.CONCAT(TEXT([.S$1]*100+101*([.$B28]-1); &quot;000&quot;);&quot;:&quot;;TEXT([.S28];&quot;0.000&quot;);&quot; &quot;))" office:value-type="string" office:string-value="833:0.000 " calcext:value-type="string">
            <text:p>833:0.000 </text:p>
          </table:table-cell>
          <table:table-cell table:style-name="ce26" table:formula="of:=IF([.T28]=&quot;&quot;;&quot;&quot;;COM.MICROSOFT.CONCAT(TEXT([.T$1]*100+101*([.$B28]-1); &quot;000&quot;);&quot;:&quot;;TEXT([.T28];&quot;0.000&quot;);&quot; &quot;))" office:value-type="string" office:string-value="828:0.000 " calcext:value-type="string">
            <text:p>828:0.000 </text:p>
          </table:table-cell>
          <table:table-cell table:style-name="ce26" table:formula="of:=IF([.U28]=&quot;&quot;;&quot;&quot;;COM.MICROSOFT.CONCAT(TEXT([.U$1]*100+101*([.$B28]-1); &quot;000&quot;);&quot;:&quot;;TEXT([.U28];&quot;0.000&quot;);&quot; &quot;))" office:value-type="string" office:string-value="823:0.000 " calcext:value-type="string">
            <text:p>823:0.000 </text:p>
          </table:table-cell>
          <table:table-cell table:style-name="ce26" table:formula="of:=IF([.V28]=&quot;&quot;;&quot;&quot;;COM.MICROSOFT.CONCAT(TEXT([.V$1]*100+101*([.$B28]-1); &quot;000&quot;);&quot;:&quot;;TEXT([.V28];&quot;0.000&quot;);&quot; &quot;))" office:value-type="string" office:string-value="818:0.000 " calcext:value-type="string">
            <text:p>818:0.000 </text:p>
          </table:table-cell>
          <table:table-cell table:style-name="ce26" table:formula="of:=IF([.W28]=&quot;&quot;;&quot;&quot;;COM.MICROSOFT.CONCAT(TEXT([.W$1]*100+101*([.$B28]-1); &quot;000&quot;);&quot;:&quot;;TEXT([.W28];&quot;0.000&quot;);&quot; &quot;))" office:value-type="string" office:string-value="813:0.000 " calcext:value-type="string">
            <text:p>813:0.000 </text:p>
          </table:table-cell>
          <table:table-cell table:style-name="ce26" table:formula="of:=IF([.X28]=&quot;&quot;;&quot;&quot;;COM.MICROSOFT.CONCAT(TEXT([.X$1]*100+101*([.$B28]-1); &quot;000&quot;);&quot;:&quot;;TEXT([.X28];&quot;0.000&quot;);&quot; &quot;))" office:value-type="string" office:string-value="808:0.000 " calcext:value-type="string">
            <text:p>808:0.000 </text:p>
          </table:table-cell>
          <table:table-cell table:style-name="ce28"/>
          <table:table-cell table:style-name="ce29" table:formula="of:=COM.MICROSOFT.CONCAT([.X59];[.W59];[.V59];[.U59];[.T59];[.S59];[.R59];[.Q59];[.P59];[.O59];[.N59];[.M59];[.L59];[.K59];[.J59];[.I59];[.H59];[.G59];[.F59];[.E59];[.D59];)" office:value-type="string" office:string-value="808:0.000 813:0.000 818:0.000 823:0.000 828:0.000 833:0.000 838:0.000 843:0.000 848:0.000 853:0.000 858:0.000 863:0.000 868:0.000 873:0.000 878:0.000 883:0.000 888:0.000 893:0.000 898:0.000 903:0.000 908:0.000 " calcext:value-type="string">
            <text:p>808:0.000 813:0.000 818:0.000 823:0.000 828:0.000 833:0.000 838:0.000 843:0.000 848:0.000 853:0.000 858:0.000 863:0.000 868:0.000 873:0.000 878:0.000 883:0.000 888:0.000 893:0.000 898:0.000 903:0.000 908:0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/>
          <table:table-cell table:style-name="ce13" office:value-type="string" calcext:value-type="string">
            <text:p>turning</text:p>
          </table:table-cell>
          <table:table-cell table:style-name="ce26" table:formula="of:=IF([.D29]=&quot;&quot;;&quot;&quot;;COM.MICROSOFT.CONCAT(TEXT([.D$1]*100+101*([.$B29]-1); &quot;000&quot;);&quot;:&quot;;TEXT([.D29];&quot;0.000&quot;);&quot; &quot;))" office:value-type="string" office:string-value="1009:1.000 " calcext:value-type="string">
            <text:p>1009:1.000 </text:p>
          </table:table-cell>
          <table:table-cell table:style-name="ce26" table:formula="of:=IF([.E29]=&quot;&quot;;&quot;&quot;;COM.MICROSOFT.CONCAT(TEXT([.E$1]*100+101*([.$B29]-1); &quot;000&quot;);&quot;:&quot;;TEXT([.E29];&quot;0.000&quot;);&quot; &quot;))" office:value-type="string" office:string-value="1004:1.000 " calcext:value-type="string">
            <text:p>1004:1.000 </text:p>
          </table:table-cell>
          <table:table-cell table:style-name="ce26" table:formula="of:=IF([.F29]=&quot;&quot;;&quot;&quot;;COM.MICROSOFT.CONCAT(TEXT([.F$1]*100+101*([.$B29]-1); &quot;000&quot;);&quot;:&quot;;TEXT([.F29];&quot;0.000&quot;);&quot; &quot;))" office:value-type="string" office:string-value="999:1.000 " calcext:value-type="string">
            <text:p>999:1.000 </text:p>
          </table:table-cell>
          <table:table-cell table:style-name="ce26" table:formula="of:=IF([.G29]=&quot;&quot;;&quot;&quot;;COM.MICROSOFT.CONCAT(TEXT([.G$1]*100+101*([.$B29]-1); &quot;000&quot;);&quot;:&quot;;TEXT([.G29];&quot;0.000&quot;);&quot; &quot;))" office:value-type="string" office:string-value="994:1.000 " calcext:value-type="string">
            <text:p>994:1.000 </text:p>
          </table:table-cell>
          <table:table-cell table:style-name="ce26" table:formula="of:=IF([.H29]=&quot;&quot;;&quot;&quot;;COM.MICROSOFT.CONCAT(TEXT([.H$1]*100+101*([.$B29]-1); &quot;000&quot;);&quot;:&quot;;TEXT([.H29];&quot;0.000&quot;);&quot; &quot;))" office:value-type="string" office:string-value="989:1.000 " calcext:value-type="string">
            <text:p>989:1.000 </text:p>
          </table:table-cell>
          <table:table-cell table:style-name="ce26" table:formula="of:=IF([.I29]=&quot;&quot;;&quot;&quot;;COM.MICROSOFT.CONCAT(TEXT([.I$1]*100+101*([.$B29]-1); &quot;000&quot;);&quot;:&quot;;TEXT([.I29];&quot;0.000&quot;);&quot; &quot;))" office:value-type="string" office:string-value="984:1.000 " calcext:value-type="string">
            <text:p>984:1.000 </text:p>
          </table:table-cell>
          <table:table-cell table:style-name="ce26" table:formula="of:=IF([.J29]=&quot;&quot;;&quot;&quot;;COM.MICROSOFT.CONCAT(TEXT([.J$1]*100+101*([.$B29]-1); &quot;000&quot;);&quot;:&quot;;TEXT([.J29];&quot;0.000&quot;);&quot; &quot;))" office:value-type="string" office:string-value="979:1.000 " calcext:value-type="string">
            <text:p>979:1.000 </text:p>
          </table:table-cell>
          <table:table-cell table:style-name="ce26" table:formula="of:=IF([.K29]=&quot;&quot;;&quot;&quot;;COM.MICROSOFT.CONCAT(TEXT([.K$1]*100+101*([.$B29]-1); &quot;000&quot;);&quot;:&quot;;TEXT([.K29];&quot;0.000&quot;);&quot; &quot;))" office:value-type="string" office:string-value="974:1.000 " calcext:value-type="string">
            <text:p>974:1.000 </text:p>
          </table:table-cell>
          <table:table-cell table:style-name="ce26" table:formula="of:=IF([.L29]=&quot;&quot;;&quot;&quot;;COM.MICROSOFT.CONCAT(TEXT([.L$1]*100+101*([.$B29]-1); &quot;000&quot;);&quot;:&quot;;TEXT([.L29];&quot;0.000&quot;);&quot; &quot;))" office:value-type="string" office:string-value="969:1.000 " calcext:value-type="string">
            <text:p>969:1.000 </text:p>
          </table:table-cell>
          <table:table-cell table:style-name="ce26" table:formula="of:=IF([.M29]=&quot;&quot;;&quot;&quot;;COM.MICROSOFT.CONCAT(TEXT([.M$1]*100+101*([.$B29]-1); &quot;000&quot;);&quot;:&quot;;TEXT([.M29];&quot;0.000&quot;);&quot; &quot;))" office:value-type="string" office:string-value="964:1.000 " calcext:value-type="string">
            <text:p>964:1.000 </text:p>
          </table:table-cell>
          <table:table-cell table:style-name="ce26" table:formula="of:=IF([.N29]=&quot;&quot;;&quot;&quot;;COM.MICROSOFT.CONCAT(TEXT([.N$1]*100+101*([.$B29]-1); &quot;000&quot;);&quot;:&quot;;TEXT([.N29];&quot;0.000&quot;);&quot; &quot;))" office:value-type="string" office:string-value="959:1.000 " calcext:value-type="string">
            <text:p>959:1.000 </text:p>
          </table:table-cell>
          <table:table-cell table:style-name="ce26" table:formula="of:=IF([.O29]=&quot;&quot;;&quot;&quot;;COM.MICROSOFT.CONCAT(TEXT([.O$1]*100+101*([.$B29]-1); &quot;000&quot;);&quot;:&quot;;TEXT([.O29];&quot;0.000&quot;);&quot; &quot;))" office:value-type="string" office:string-value="954:1.000 " calcext:value-type="string">
            <text:p>954:1.000 </text:p>
          </table:table-cell>
          <table:table-cell table:style-name="ce26" table:formula="of:=IF([.P29]=&quot;&quot;;&quot;&quot;;COM.MICROSOFT.CONCAT(TEXT([.P$1]*100+101*([.$B29]-1); &quot;000&quot;);&quot;:&quot;;TEXT([.P29];&quot;0.000&quot;);&quot; &quot;))" office:value-type="string" office:string-value="949:1.000 " calcext:value-type="string">
            <text:p>949:1.000 </text:p>
          </table:table-cell>
          <table:table-cell table:style-name="ce26" table:formula="of:=IF([.Q29]=&quot;&quot;;&quot;&quot;;COM.MICROSOFT.CONCAT(TEXT([.Q$1]*100+101*([.$B29]-1); &quot;000&quot;);&quot;:&quot;;TEXT([.Q29];&quot;0.000&quot;);&quot; &quot;))" office:value-type="string" office:string-value="944:1.000 " calcext:value-type="string">
            <text:p>944:1.000 </text:p>
          </table:table-cell>
          <table:table-cell table:style-name="ce26" table:formula="of:=IF([.R29]=&quot;&quot;;&quot;&quot;;COM.MICROSOFT.CONCAT(TEXT([.R$1]*100+101*([.$B29]-1); &quot;000&quot;);&quot;:&quot;;TEXT([.R29];&quot;0.000&quot;);&quot; &quot;))" office:value-type="string" office:string-value="939:1.000 " calcext:value-type="string">
            <text:p>939:1.000 </text:p>
          </table:table-cell>
          <table:table-cell table:style-name="ce26" table:formula="of:=IF([.S29]=&quot;&quot;;&quot;&quot;;COM.MICROSOFT.CONCAT(TEXT([.S$1]*100+101*([.$B29]-1); &quot;000&quot;);&quot;:&quot;;TEXT([.S29];&quot;0.000&quot;);&quot; &quot;))" office:value-type="string" office:string-value="934:1.000 " calcext:value-type="string">
            <text:p>934:1.000 </text:p>
          </table:table-cell>
          <table:table-cell table:style-name="ce26" table:formula="of:=IF([.T29]=&quot;&quot;;&quot;&quot;;COM.MICROSOFT.CONCAT(TEXT([.T$1]*100+101*([.$B29]-1); &quot;000&quot;);&quot;:&quot;;TEXT([.T29];&quot;0.000&quot;);&quot; &quot;))" office:value-type="string" office:string-value="929:1.000 " calcext:value-type="string">
            <text:p>929:1.000 </text:p>
          </table:table-cell>
          <table:table-cell table:style-name="ce26" table:formula="of:=IF([.U29]=&quot;&quot;;&quot;&quot;;COM.MICROSOFT.CONCAT(TEXT([.U$1]*100+101*([.$B29]-1); &quot;000&quot;);&quot;:&quot;;TEXT([.U29];&quot;0.000&quot;);&quot; &quot;))" office:value-type="string" office:string-value="924:1.000 " calcext:value-type="string">
            <text:p>924:1.000 </text:p>
          </table:table-cell>
          <table:table-cell table:style-name="ce26" table:formula="of:=IF([.V29]=&quot;&quot;;&quot;&quot;;COM.MICROSOFT.CONCAT(TEXT([.V$1]*100+101*([.$B29]-1); &quot;000&quot;);&quot;:&quot;;TEXT([.V29];&quot;0.000&quot;);&quot; &quot;))" office:value-type="string" office:string-value="919:1.000 " calcext:value-type="string">
            <text:p>919:1.000 </text:p>
          </table:table-cell>
          <table:table-cell table:style-name="ce26" table:formula="of:=IF([.W29]=&quot;&quot;;&quot;&quot;;COM.MICROSOFT.CONCAT(TEXT([.W$1]*100+101*([.$B29]-1); &quot;000&quot;);&quot;:&quot;;TEXT([.W29];&quot;0.000&quot;);&quot; &quot;))" office:value-type="string" office:string-value="914:1.000 " calcext:value-type="string">
            <text:p>914:1.000 </text:p>
          </table:table-cell>
          <table:table-cell table:style-name="ce26" table:formula="of:=IF([.X29]=&quot;&quot;;&quot;&quot;;COM.MICROSOFT.CONCAT(TEXT([.X$1]*100+101*([.$B29]-1); &quot;000&quot;);&quot;:&quot;;TEXT([.X29];&quot;0.000&quot;);&quot; &quot;))" office:value-type="string" office:string-value="909:1.000 " calcext:value-type="string">
            <text:p>909:1.000 </text:p>
          </table:table-cell>
          <table:table-cell table:style-name="ce28"/>
          <table:table-cell table:style-name="ce29" table:formula="of:=COM.MICROSOFT.CONCAT([.X60];[.W60];[.V60];[.U60];[.T60];[.S60];[.R60];[.Q60];[.P60];[.O60];[.N60];[.M60];[.L60];[.K60];[.J60];[.I60];[.H60];[.G60];[.F60];[.E60];[.D60];)" office:value-type="string" office:string-value="909:1.000 914:1.000 919:1.000 924:1.000 929:1.000 934:1.000 939:1.000 944:1.000 949:1.000 954:1.000 959:1.000 964:1.000 969:1.000 974:1.000 979:1.000 984:1.000 989:1.000 994:1.000 999:1.000 1004:1.000 1009:1.000 " calcext:value-type="string">
            <text:p>909:1.000 914:1.000 919:1.000 924:1.000 929:1.000 934:1.000 939:1.000 944:1.000 949:1.000 954:1.000 959:1.000 964:1.000 969:1.000 974:1.000 979:1.000 984:1.000 989:1.000 994:1.000 999:1.000 1004:1.000 1009:1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/>
          <table:table-cell table:style-name="ce13" office:value-type="string" calcext:value-type="string">
            <text:p>traction</text:p>
          </table:table-cell>
          <table:table-cell table:style-name="ce26" table:formula="of:=IF([.D30]=&quot;&quot;;&quot;&quot;;COM.MICROSOFT.CONCAT(TEXT([.D$1]*100+101*([.$B30]-1); &quot;000&quot;);&quot;:&quot;;TEXT([.D30];&quot;0.000&quot;);&quot; &quot;))" office:value-type="string" office:string-value="1009:1.000 " calcext:value-type="string">
            <text:p>1009:1.000 </text:p>
          </table:table-cell>
          <table:table-cell table:style-name="ce26" table:formula="of:=IF([.E30]=&quot;&quot;;&quot;&quot;;COM.MICROSOFT.CONCAT(TEXT([.E$1]*100+101*([.$B30]-1); &quot;000&quot;);&quot;:&quot;;TEXT([.E30];&quot;0.000&quot;);&quot; &quot;))" office:value-type="string" office:string-value="1004:1.000 " calcext:value-type="string">
            <text:p>1004:1.000 </text:p>
          </table:table-cell>
          <table:table-cell table:style-name="ce26" table:formula="of:=IF([.F30]=&quot;&quot;;&quot;&quot;;COM.MICROSOFT.CONCAT(TEXT([.F$1]*100+101*([.$B30]-1); &quot;000&quot;);&quot;:&quot;;TEXT([.F30];&quot;0.000&quot;);&quot; &quot;))" office:value-type="string" office:string-value="999:1.000 " calcext:value-type="string">
            <text:p>999:1.000 </text:p>
          </table:table-cell>
          <table:table-cell table:style-name="ce26" table:formula="of:=IF([.G30]=&quot;&quot;;&quot;&quot;;COM.MICROSOFT.CONCAT(TEXT([.G$1]*100+101*([.$B30]-1); &quot;000&quot;);&quot;:&quot;;TEXT([.G30];&quot;0.000&quot;);&quot; &quot;))" office:value-type="string" office:string-value="994:1.000 " calcext:value-type="string">
            <text:p>994:1.000 </text:p>
          </table:table-cell>
          <table:table-cell table:style-name="ce26" table:formula="of:=IF([.H30]=&quot;&quot;;&quot;&quot;;COM.MICROSOFT.CONCAT(TEXT([.H$1]*100+101*([.$B30]-1); &quot;000&quot;);&quot;:&quot;;TEXT([.H30];&quot;0.000&quot;);&quot; &quot;))" office:value-type="string" office:string-value="989:1.000 " calcext:value-type="string">
            <text:p>989:1.000 </text:p>
          </table:table-cell>
          <table:table-cell table:style-name="ce26" table:formula="of:=IF([.I30]=&quot;&quot;;&quot;&quot;;COM.MICROSOFT.CONCAT(TEXT([.I$1]*100+101*([.$B30]-1); &quot;000&quot;);&quot;:&quot;;TEXT([.I30];&quot;0.000&quot;);&quot; &quot;))" office:value-type="string" office:string-value="984:1.000 " calcext:value-type="string">
            <text:p>984:1.000 </text:p>
          </table:table-cell>
          <table:table-cell table:style-name="ce26" table:formula="of:=IF([.J30]=&quot;&quot;;&quot;&quot;;COM.MICROSOFT.CONCAT(TEXT([.J$1]*100+101*([.$B30]-1); &quot;000&quot;);&quot;:&quot;;TEXT([.J30];&quot;0.000&quot;);&quot; &quot;))" office:value-type="string" office:string-value="979:1.000 " calcext:value-type="string">
            <text:p>979:1.000 </text:p>
          </table:table-cell>
          <table:table-cell table:style-name="ce26" table:formula="of:=IF([.K30]=&quot;&quot;;&quot;&quot;;COM.MICROSOFT.CONCAT(TEXT([.K$1]*100+101*([.$B30]-1); &quot;000&quot;);&quot;:&quot;;TEXT([.K30];&quot;0.000&quot;);&quot; &quot;))" office:value-type="string" office:string-value="974:1.000 " calcext:value-type="string">
            <text:p>974:1.000 </text:p>
          </table:table-cell>
          <table:table-cell table:style-name="ce26" table:formula="of:=IF([.L30]=&quot;&quot;;&quot;&quot;;COM.MICROSOFT.CONCAT(TEXT([.L$1]*100+101*([.$B30]-1); &quot;000&quot;);&quot;:&quot;;TEXT([.L30];&quot;0.000&quot;);&quot; &quot;))" office:value-type="string" office:string-value="969:1.000 " calcext:value-type="string">
            <text:p>969:1.000 </text:p>
          </table:table-cell>
          <table:table-cell table:style-name="ce26" table:formula="of:=IF([.M30]=&quot;&quot;;&quot;&quot;;COM.MICROSOFT.CONCAT(TEXT([.M$1]*100+101*([.$B30]-1); &quot;000&quot;);&quot;:&quot;;TEXT([.M30];&quot;0.000&quot;);&quot; &quot;))" office:value-type="string" office:string-value="964:1.000 " calcext:value-type="string">
            <text:p>964:1.000 </text:p>
          </table:table-cell>
          <table:table-cell table:style-name="ce26" table:formula="of:=IF([.N30]=&quot;&quot;;&quot;&quot;;COM.MICROSOFT.CONCAT(TEXT([.N$1]*100+101*([.$B30]-1); &quot;000&quot;);&quot;:&quot;;TEXT([.N30];&quot;0.000&quot;);&quot; &quot;))" office:value-type="string" office:string-value="959:1.000 " calcext:value-type="string">
            <text:p>959:1.000 </text:p>
          </table:table-cell>
          <table:table-cell table:style-name="ce26" table:formula="of:=IF([.O30]=&quot;&quot;;&quot;&quot;;COM.MICROSOFT.CONCAT(TEXT([.O$1]*100+101*([.$B30]-1); &quot;000&quot;);&quot;:&quot;;TEXT([.O30];&quot;0.000&quot;);&quot; &quot;))" office:value-type="string" office:string-value="954:1.000 " calcext:value-type="string">
            <text:p>954:1.000 </text:p>
          </table:table-cell>
          <table:table-cell table:style-name="ce26" table:formula="of:=IF([.P30]=&quot;&quot;;&quot;&quot;;COM.MICROSOFT.CONCAT(TEXT([.P$1]*100+101*([.$B30]-1); &quot;000&quot;);&quot;:&quot;;TEXT([.P30];&quot;0.000&quot;);&quot; &quot;))" office:value-type="string" office:string-value="949:1.000 " calcext:value-type="string">
            <text:p>949:1.000 </text:p>
          </table:table-cell>
          <table:table-cell table:style-name="ce26" table:formula="of:=IF([.Q30]=&quot;&quot;;&quot;&quot;;COM.MICROSOFT.CONCAT(TEXT([.Q$1]*100+101*([.$B30]-1); &quot;000&quot;);&quot;:&quot;;TEXT([.Q30];&quot;0.000&quot;);&quot; &quot;))" office:value-type="string" office:string-value="944:1.000 " calcext:value-type="string">
            <text:p>944:1.000 </text:p>
          </table:table-cell>
          <table:table-cell table:style-name="ce26" table:formula="of:=IF([.R30]=&quot;&quot;;&quot;&quot;;COM.MICROSOFT.CONCAT(TEXT([.R$1]*100+101*([.$B30]-1); &quot;000&quot;);&quot;:&quot;;TEXT([.R30];&quot;0.000&quot;);&quot; &quot;))" office:value-type="string" office:string-value="939:1.000 " calcext:value-type="string">
            <text:p>939:1.000 </text:p>
          </table:table-cell>
          <table:table-cell table:style-name="ce26" table:formula="of:=IF([.S30]=&quot;&quot;;&quot;&quot;;COM.MICROSOFT.CONCAT(TEXT([.S$1]*100+101*([.$B30]-1); &quot;000&quot;);&quot;:&quot;;TEXT([.S30];&quot;0.000&quot;);&quot; &quot;))" office:value-type="string" office:string-value="934:1.000 " calcext:value-type="string">
            <text:p>934:1.000 </text:p>
          </table:table-cell>
          <table:table-cell table:style-name="ce26" table:formula="of:=IF([.T30]=&quot;&quot;;&quot;&quot;;COM.MICROSOFT.CONCAT(TEXT([.T$1]*100+101*([.$B30]-1); &quot;000&quot;);&quot;:&quot;;TEXT([.T30];&quot;0.000&quot;);&quot; &quot;))" office:value-type="string" office:string-value="929:1.000 " calcext:value-type="string">
            <text:p>929:1.000 </text:p>
          </table:table-cell>
          <table:table-cell table:style-name="ce26" table:formula="of:=IF([.U30]=&quot;&quot;;&quot;&quot;;COM.MICROSOFT.CONCAT(TEXT([.U$1]*100+101*([.$B30]-1); &quot;000&quot;);&quot;:&quot;;TEXT([.U30];&quot;0.000&quot;);&quot; &quot;))" office:value-type="string" office:string-value="924:1.000 " calcext:value-type="string">
            <text:p>924:1.000 </text:p>
          </table:table-cell>
          <table:table-cell table:style-name="ce26" table:formula="of:=IF([.V30]=&quot;&quot;;&quot;&quot;;COM.MICROSOFT.CONCAT(TEXT([.V$1]*100+101*([.$B30]-1); &quot;000&quot;);&quot;:&quot;;TEXT([.V30];&quot;0.000&quot;);&quot; &quot;))" office:value-type="string" office:string-value="919:1.000 " calcext:value-type="string">
            <text:p>919:1.000 </text:p>
          </table:table-cell>
          <table:table-cell table:style-name="ce26" table:formula="of:=IF([.W30]=&quot;&quot;;&quot;&quot;;COM.MICROSOFT.CONCAT(TEXT([.W$1]*100+101*([.$B30]-1); &quot;000&quot;);&quot;:&quot;;TEXT([.W30];&quot;0.000&quot;);&quot; &quot;))" office:value-type="string" office:string-value="914:1.000 " calcext:value-type="string">
            <text:p>914:1.000 </text:p>
          </table:table-cell>
          <table:table-cell table:style-name="ce26" table:formula="of:=IF([.X30]=&quot;&quot;;&quot;&quot;;COM.MICROSOFT.CONCAT(TEXT([.X$1]*100+101*([.$B30]-1); &quot;000&quot;);&quot;:&quot;;TEXT([.X30];&quot;0.000&quot;);&quot; &quot;))" office:value-type="string" office:string-value="909:1.000 " calcext:value-type="string">
            <text:p>909:1.000 </text:p>
          </table:table-cell>
          <table:table-cell table:style-name="ce28"/>
          <table:table-cell table:style-name="ce29" table:formula="of:=COM.MICROSOFT.CONCAT([.X61];[.W61];[.V61];[.U61];[.T61];[.S61];[.R61];[.Q61];[.P61];[.O61];[.N61];[.M61];[.L61];[.K61];[.J61];[.I61];[.H61];[.G61];[.F61];[.E61];[.D61];)" office:value-type="string" office:string-value="909:1.000 914:1.000 919:1.000 924:1.000 929:1.000 934:1.000 939:1.000 944:1.000 949:1.000 954:1.000 959:1.000 964:1.000 969:1.000 974:1.000 979:1.000 984:1.000 989:1.000 994:1.000 999:1.000 1004:1.000 1009:1.000 " calcext:value-type="string">
            <text:p>909:1.000 914:1.000 919:1.000 924:1.000 929:1.000 934:1.000 939:1.000 944:1.000 949:1.000 954:1.000 959:1.000 964:1.000 969:1.000 974:1.000 979:1.000 984:1.000 989:1.000 994:1.000 999:1.000 1004:1.000 1009:1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/>
          <table:table-cell table:style-name="ce13" office:value-type="string" calcext:value-type="string">
            <text:p>topspeed</text:p>
          </table:table-cell>
          <table:table-cell table:style-name="ce26" table:formula="of:=IF([.D31]=&quot;&quot;;&quot;&quot;;COM.MICROSOFT.CONCAT(TEXT([.D$1]*100+101*([.$B31]-1); &quot;000&quot;);&quot;:&quot;;TEXT([.D31];&quot;0.000&quot;);&quot; &quot;))" office:value-type="string" office:string-value="1009:1.000 " calcext:value-type="string">
            <text:p>1009:1.000 </text:p>
          </table:table-cell>
          <table:table-cell table:style-name="ce26" table:formula="of:=IF([.E31]=&quot;&quot;;&quot;&quot;;COM.MICROSOFT.CONCAT(TEXT([.E$1]*100+101*([.$B31]-1); &quot;000&quot;);&quot;:&quot;;TEXT([.E31];&quot;0.000&quot;);&quot; &quot;))" office:value-type="string" office:string-value="1004:1.000 " calcext:value-type="string">
            <text:p>1004:1.000 </text:p>
          </table:table-cell>
          <table:table-cell table:style-name="ce26" table:formula="of:=IF([.F31]=&quot;&quot;;&quot;&quot;;COM.MICROSOFT.CONCAT(TEXT([.F$1]*100+101*([.$B31]-1); &quot;000&quot;);&quot;:&quot;;TEXT([.F31];&quot;0.000&quot;);&quot; &quot;))" office:value-type="string" office:string-value="999:1.000 " calcext:value-type="string">
            <text:p>999:1.000 </text:p>
          </table:table-cell>
          <table:table-cell table:style-name="ce26" table:formula="of:=IF([.G31]=&quot;&quot;;&quot;&quot;;COM.MICROSOFT.CONCAT(TEXT([.G$1]*100+101*([.$B31]-1); &quot;000&quot;);&quot;:&quot;;TEXT([.G31];&quot;0.000&quot;);&quot; &quot;))" office:value-type="string" office:string-value="994:1.000 " calcext:value-type="string">
            <text:p>994:1.000 </text:p>
          </table:table-cell>
          <table:table-cell table:style-name="ce26" table:formula="of:=IF([.H31]=&quot;&quot;;&quot;&quot;;COM.MICROSOFT.CONCAT(TEXT([.H$1]*100+101*([.$B31]-1); &quot;000&quot;);&quot;:&quot;;TEXT([.H31];&quot;0.000&quot;);&quot; &quot;))" office:value-type="string" office:string-value="989:1.000 " calcext:value-type="string">
            <text:p>989:1.000 </text:p>
          </table:table-cell>
          <table:table-cell table:style-name="ce26" table:formula="of:=IF([.I31]=&quot;&quot;;&quot;&quot;;COM.MICROSOFT.CONCAT(TEXT([.I$1]*100+101*([.$B31]-1); &quot;000&quot;);&quot;:&quot;;TEXT([.I31];&quot;0.000&quot;);&quot; &quot;))" office:value-type="string" office:string-value="984:1.000 " calcext:value-type="string">
            <text:p>984:1.000 </text:p>
          </table:table-cell>
          <table:table-cell table:style-name="ce26" table:formula="of:=IF([.J31]=&quot;&quot;;&quot;&quot;;COM.MICROSOFT.CONCAT(TEXT([.J$1]*100+101*([.$B31]-1); &quot;000&quot;);&quot;:&quot;;TEXT([.J31];&quot;0.000&quot;);&quot; &quot;))" office:value-type="string" office:string-value="979:1.000 " calcext:value-type="string">
            <text:p>979:1.000 </text:p>
          </table:table-cell>
          <table:table-cell table:style-name="ce26" table:formula="of:=IF([.K31]=&quot;&quot;;&quot;&quot;;COM.MICROSOFT.CONCAT(TEXT([.K$1]*100+101*([.$B31]-1); &quot;000&quot;);&quot;:&quot;;TEXT([.K31];&quot;0.000&quot;);&quot; &quot;))" office:value-type="string" office:string-value="974:1.000 " calcext:value-type="string">
            <text:p>974:1.000 </text:p>
          </table:table-cell>
          <table:table-cell table:style-name="ce26" table:formula="of:=IF([.L31]=&quot;&quot;;&quot;&quot;;COM.MICROSOFT.CONCAT(TEXT([.L$1]*100+101*([.$B31]-1); &quot;000&quot;);&quot;:&quot;;TEXT([.L31];&quot;0.000&quot;);&quot; &quot;))" office:value-type="string" office:string-value="969:1.000 " calcext:value-type="string">
            <text:p>969:1.000 </text:p>
          </table:table-cell>
          <table:table-cell table:style-name="ce26" table:formula="of:=IF([.M31]=&quot;&quot;;&quot;&quot;;COM.MICROSOFT.CONCAT(TEXT([.M$1]*100+101*([.$B31]-1); &quot;000&quot;);&quot;:&quot;;TEXT([.M31];&quot;0.000&quot;);&quot; &quot;))" office:value-type="string" office:string-value="964:1.000 " calcext:value-type="string">
            <text:p>964:1.000 </text:p>
          </table:table-cell>
          <table:table-cell table:style-name="ce26" table:formula="of:=IF([.N31]=&quot;&quot;;&quot;&quot;;COM.MICROSOFT.CONCAT(TEXT([.N$1]*100+101*([.$B31]-1); &quot;000&quot;);&quot;:&quot;;TEXT([.N31];&quot;0.000&quot;);&quot; &quot;))" office:value-type="string" office:string-value="959:1.000 " calcext:value-type="string">
            <text:p>959:1.000 </text:p>
          </table:table-cell>
          <table:table-cell table:style-name="ce26" table:formula="of:=IF([.O31]=&quot;&quot;;&quot;&quot;;COM.MICROSOFT.CONCAT(TEXT([.O$1]*100+101*([.$B31]-1); &quot;000&quot;);&quot;:&quot;;TEXT([.O31];&quot;0.000&quot;);&quot; &quot;))" office:value-type="string" office:string-value="954:1.000 " calcext:value-type="string">
            <text:p>954:1.000 </text:p>
          </table:table-cell>
          <table:table-cell table:style-name="ce26" table:formula="of:=IF([.P31]=&quot;&quot;;&quot;&quot;;COM.MICROSOFT.CONCAT(TEXT([.P$1]*100+101*([.$B31]-1); &quot;000&quot;);&quot;:&quot;;TEXT([.P31];&quot;0.000&quot;);&quot; &quot;))" office:value-type="string" office:string-value="949:1.000 " calcext:value-type="string">
            <text:p>949:1.000 </text:p>
          </table:table-cell>
          <table:table-cell table:style-name="ce26" table:formula="of:=IF([.Q31]=&quot;&quot;;&quot;&quot;;COM.MICROSOFT.CONCAT(TEXT([.Q$1]*100+101*([.$B31]-1); &quot;000&quot;);&quot;:&quot;;TEXT([.Q31];&quot;0.000&quot;);&quot; &quot;))" office:value-type="string" office:string-value="944:1.000 " calcext:value-type="string">
            <text:p>944:1.000 </text:p>
          </table:table-cell>
          <table:table-cell table:style-name="ce26" table:formula="of:=IF([.R31]=&quot;&quot;;&quot;&quot;;COM.MICROSOFT.CONCAT(TEXT([.R$1]*100+101*([.$B31]-1); &quot;000&quot;);&quot;:&quot;;TEXT([.R31];&quot;0.000&quot;);&quot; &quot;))" office:value-type="string" office:string-value="939:1.000 " calcext:value-type="string">
            <text:p>939:1.000 </text:p>
          </table:table-cell>
          <table:table-cell table:style-name="ce26" table:formula="of:=IF([.S31]=&quot;&quot;;&quot;&quot;;COM.MICROSOFT.CONCAT(TEXT([.S$1]*100+101*([.$B31]-1); &quot;000&quot;);&quot;:&quot;;TEXT([.S31];&quot;0.000&quot;);&quot; &quot;))" office:value-type="string" office:string-value="934:1.000 " calcext:value-type="string">
            <text:p>934:1.000 </text:p>
          </table:table-cell>
          <table:table-cell table:style-name="ce26" table:formula="of:=IF([.T31]=&quot;&quot;;&quot;&quot;;COM.MICROSOFT.CONCAT(TEXT([.T$1]*100+101*([.$B31]-1); &quot;000&quot;);&quot;:&quot;;TEXT([.T31];&quot;0.000&quot;);&quot; &quot;))" office:value-type="string" office:string-value="929:1.000 " calcext:value-type="string">
            <text:p>929:1.000 </text:p>
          </table:table-cell>
          <table:table-cell table:style-name="ce26" table:formula="of:=IF([.U31]=&quot;&quot;;&quot;&quot;;COM.MICROSOFT.CONCAT(TEXT([.U$1]*100+101*([.$B31]-1); &quot;000&quot;);&quot;:&quot;;TEXT([.U31];&quot;0.000&quot;);&quot; &quot;))" office:value-type="string" office:string-value="924:1.000 " calcext:value-type="string">
            <text:p>924:1.000 </text:p>
          </table:table-cell>
          <table:table-cell table:style-name="ce26" table:formula="of:=IF([.V31]=&quot;&quot;;&quot;&quot;;COM.MICROSOFT.CONCAT(TEXT([.V$1]*100+101*([.$B31]-1); &quot;000&quot;);&quot;:&quot;;TEXT([.V31];&quot;0.000&quot;);&quot; &quot;))" office:value-type="string" office:string-value="919:1.000 " calcext:value-type="string">
            <text:p>919:1.000 </text:p>
          </table:table-cell>
          <table:table-cell table:style-name="ce26" table:formula="of:=IF([.W31]=&quot;&quot;;&quot;&quot;;COM.MICROSOFT.CONCAT(TEXT([.W$1]*100+101*([.$B31]-1); &quot;000&quot;);&quot;:&quot;;TEXT([.W31];&quot;0.000&quot;);&quot; &quot;))" office:value-type="string" office:string-value="914:1.000 " calcext:value-type="string">
            <text:p>914:1.000 </text:p>
          </table:table-cell>
          <table:table-cell table:style-name="ce26" table:formula="of:=IF([.X31]=&quot;&quot;;&quot;&quot;;COM.MICROSOFT.CONCAT(TEXT([.X$1]*100+101*([.$B31]-1); &quot;000&quot;);&quot;:&quot;;TEXT([.X31];&quot;0.000&quot;);&quot; &quot;))" office:value-type="string" office:string-value="909:1.000 " calcext:value-type="string">
            <text:p>909:1.000 </text:p>
          </table:table-cell>
          <table:table-cell table:style-name="ce28"/>
          <table:table-cell table:style-name="ce29" table:formula="of:=COM.MICROSOFT.CONCAT([.X62];[.W62];[.V62];[.U62];[.T62];[.S62];[.R62];[.Q62];[.P62];[.O62];[.N62];[.M62];[.L62];[.K62];[.J62];[.I62];[.H62];[.G62];[.F62];[.E62];[.D62];)" office:value-type="string" office:string-value="909:1.000 914:1.000 919:1.000 924:1.000 929:1.000 934:1.000 939:1.000 944:1.000 949:1.000 954:1.000 959:1.000 964:1.000 969:1.000 974:1.000 979:1.000 984:1.000 989:1.000 994:1.000 999:1.000 1004:1.000 1009:1.000 " calcext:value-type="string">
            <text:p>909:1.000 914:1.000 919:1.000 924:1.000 929:1.000 934:1.000 939:1.000 944:1.000 949:1.000 954:1.000 959:1.000 964:1.000 969:1.000 974:1.000 979:1.000 984:1.000 989:1.000 994:1.000 999:1.000 1004:1.000 1009:1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number-columns-repeated="2"/>
          <table:table-cell table:style-name="ce13" office:value-type="string" calcext:value-type="string">
            <text:p>turning</text:p>
          </table:table-cell>
          <table:table-cell table:style-name="ce27" table:formula="of:=COM.MICROSOFT.CONCAT([.Z33];[.Z36];[.Z39];[.Z42];[.Z45];[.Z48];[.Z51];[.Z54];[.Z57];[.Z60];[.Z63])" office:value-type="string" office:string-value="000:0.300 030:0.350 040:0.500 050:0.600 060:0.850 070:0.900 085:0.920 090:0.980 095:1.100 100:1.200 101:0.300 131:0.350 141:0.500 151:0.600 161:0.850 171:0.900 186:0.920 191:0.980 196:1.100 201:1.200 202:0.300 232:0.350 242:0.400 252:0.500 262:0.550 272:0.650 287:0.850 292:0.950 297:0.980 302:1.000 303:0.300 333:0.350 343:0.400 353:0.450 363:0.500 373:0.600 388:0.780 393:0.830 398:0.930 403:0.850 404:0.300 434:0.350 444:0.400 454:0.450 464:0.500 474:0.600 489:0.780 494:0.830 499:0.930 504:0.850 505:0.000 510:0.000 515:0.000 520:0.000 525:0.000 530:0.000 535:0.000 540:0.000 545:0.000 550:0.000 555:0.000 560:0.000 565:0.000 570:0.000 575:0.000 580:0.000 585:0.000 590:0.000 595:0.000 600:0.000 605:0.000 606:0.000 611:0.000 616:0.000 621:0.000 626:0.000 631:0.000 636:0.000 641:0.000 646:0.000 651:0.000 656:0.000 661:0.000 666:0.000 671:0.000 676:0.000 681:0.000 686:0.000 691:0.000 696:0.000 701:0.000 706:0.000 707:0.000 712:0.000 717:0.000 722:0.000 727:0.000 732:0.000 737:0.000 742:0.000 747:0.000 752:0.000 757:0.000 762:0.000 767:0.000 772:0.000 777:0.000 782:0.000 787:0.000 792:0.000 797:0.000 802:0.000 807:0.000 808:0.000 813:0.000 818:0.000 823:0.000 828:0.000 833:0.000 838:0.000 843:0.000 848:0.000 853:0.000 858:0.000 863:0.000 868:0.000 873:0.000 878:0.000 883:0.000 888:0.000 893:0.000 898:0.000 903:0.000 908:0.000 909:1.000 914:1.000 919:1.000 924:1.000 929:1.000 934:1.000 939:1.000 944:1.000 949:1.000 954:1.000 959:1.000 964:1.000 969:1.000 974:1.000 979:1.000 984:1.000 989:1.000 994:1.000 999:1.000 1004:1.000 1009:1.000 " calcext:value-type="string">
            <text:p>000:0.300 030:0.350 040:0.500 050:0.600 060:0.850 070:0.900 085:0.920 090:0.980 095:1.100 100:1.200 101:0.300 131:0.350 141:0.500 151:0.600 161:0.850 171:0.900 186:0.920 191:0.980 196:1.100 201:1.200 202:0.300 232:0.350 242:0.400 252:0.500 262:0.550 272:0.650 287:0.850 292:0.950 297:0.980 302:1.000 303:0.300 333:0.350 343:0.400 353:0.450 363:0.500 373:0.600 388:0.780 393:0.830 398:0.930 403:0.850 404:0.300 434:0.350 444:0.400 454:0.450 464:0.500 474:0.600 489:0.780 494:0.830 499:0.930 504:0.850 505:0.000 510:0.000 515:0.000 520:0.000 525:0.000 530:0.000 535:0.000 540:0.000 545:0.000 550:0.000 555:0.000 560:0.000 565:0.000 570:0.000 575:0.000 580:0.000 585:0.000 590:0.000 595:0.000 600:0.000 605:0.000 606:0.000 611:0.000 616:0.000 621:0.000 626:0.000 631:0.000 636:0.000 641:0.000 646:0.000 651:0.000 656:0.000 661:0.000 666:0.000 671:0.000 676:0.000 681:0.000 686:0.000 691:0.000 696:0.000 701:0.000 706:0.000 707:0.000 712:0.000 717:0.000 722:0.000 727:0.000 732:0.000 737:0.000 742:0.000 747:0.000 752:0.000 757:0.000 762:0.000 767:0.000 772:0.000 777:0.000 782:0.000 787:0.000 792:0.000 797:0.000 802:0.000 807:0.000 808:0.000 813:0.000 818:0.000 823:0.000 828:0.000 833:0.000 838:0.000 843:0.000 848:0.000 853:0.000 858:0.000 863:0.000 868:0.000 873:0.000 878:0.000 883:0.000 888:0.000 893:0.000 898:0.000 903:0.000 908:0.000 909:1.000 914:1.000 919:1.000 924:1.000 929:1.000 934:1.000 939:1.000 944:1.000 949:1.000 954:1.000 959:1.000 964:1.000 969:1.000 974:1.000 979:1.000 984:1.000 989:1.000 994:1.000 999:1.000 1004:1.000 1009:1.000 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3" office:value-type="string" calcext:value-type="string">
            <text:p>traction</text:p>
          </table:table-cell>
          <table:table-cell table:style-name="ce27" table:formula="of:=COM.MICROSOFT.CONCAT([.Z34];[.Z37];[.Z40];[.Z43];[.Z46];[.Z49];[.Z52];[.Z55];[.Z58];[.Z61];[.Z64])" office:value-type="string" office:string-value="000:0.200 030:0.300 040:0.400 050:0.500 060:0.650 070:0.850 080:0.900 090:0.950 095:1.500 100:1.200 101:0.200 131:0.300 141:0.400 151:0.500 161:0.650 171:0.850 181:0.900 191:0.950 196:1.500 201:1.200 202:0.200 232:0.300 242:0.400 252:0.500 262:0.600 272:0.800 282:0.850 292:0.950 297:1.000 302:1.000 303:0.200 333:0.350 343:0.400 353:0.530 363:0.670 373:0.750 383:0.800 393:0.800 398:0.900 403:0.850 404:0.200 434:0.350 444:0.400 454:0.530 464:0.670 474:0.750 484:0.800 494:0.800 499:0.900 504:0.850 505:0.000 510:0.000 515:0.000 520:0.000 525:0.000 530:0.000 535:0.000 540:0.000 545:0.000 550:0.000 555:0.000 560:0.000 565:0.000 570:0.000 575:0.000 580:0.000 585:0.000 590:0.000 595:0.000 600:0.000 605:0.000 606:0.000 611:0.000 616:0.000 621:0.000 626:0.000 631:0.000 636:0.000 641:0.000 646:0.000 651:0.000 656:0.000 661:0.000 666:0.000 671:0.000 676:0.000 681:0.000 686:0.000 691:0.000 696:0.000 701:0.000 706:0.000 707:0.000 712:0.000 717:0.000 722:0.000 727:0.000 732:0.000 737:0.000 742:0.000 747:0.000 752:0.000 757:0.000 762:0.000 767:0.000 772:0.000 777:0.000 782:0.000 787:0.000 792:0.000 797:0.000 802:0.000 807:0.000 808:0.000 813:0.000 818:0.000 823:0.000 828:0.000 833:0.000 838:0.000 843:0.000 848:0.000 853:0.000 858:0.000 863:0.000 868:0.000 873:0.000 878:0.000 883:0.000 888:0.000 893:0.000 898:0.000 903:0.000 908:0.000 909:1.000 914:1.000 919:1.000 924:1.000 929:1.000 934:1.000 939:1.000 944:1.000 949:1.000 954:1.000 959:1.000 964:1.000 969:1.000 974:1.000 979:1.000 984:1.000 989:1.000 994:1.000 999:1.000 1004:1.000 1009:1.000 " calcext:value-type="string">
            <text:p>000:0.200 030:0.300 040:0.400 050:0.500 060:0.650 070:0.850 080:0.900 090:0.950 095:1.500 100:1.200 101:0.200 131:0.300 141:0.400 151:0.500 161:0.650 171:0.850 181:0.900 191:0.950 196:1.500 201:1.200 202:0.200 232:0.300 242:0.400 252:0.500 262:0.600 272:0.800 282:0.850 292:0.950 297:1.000 302:1.000 303:0.200 333:0.350 343:0.400 353:0.530 363:0.670 373:0.750 383:0.800 393:0.800 398:0.900 403:0.850 404:0.200 434:0.350 444:0.400 454:0.530 464:0.670 474:0.750 484:0.800 494:0.800 499:0.900 504:0.850 505:0.000 510:0.000 515:0.000 520:0.000 525:0.000 530:0.000 535:0.000 540:0.000 545:0.000 550:0.000 555:0.000 560:0.000 565:0.000 570:0.000 575:0.000 580:0.000 585:0.000 590:0.000 595:0.000 600:0.000 605:0.000 606:0.000 611:0.000 616:0.000 621:0.000 626:0.000 631:0.000 636:0.000 641:0.000 646:0.000 651:0.000 656:0.000 661:0.000 666:0.000 671:0.000 676:0.000 681:0.000 686:0.000 691:0.000 696:0.000 701:0.000 706:0.000 707:0.000 712:0.000 717:0.000 722:0.000 727:0.000 732:0.000 737:0.000 742:0.000 747:0.000 752:0.000 757:0.000 762:0.000 767:0.000 772:0.000 777:0.000 782:0.000 787:0.000 792:0.000 797:0.000 802:0.000 807:0.000 808:0.000 813:0.000 818:0.000 823:0.000 828:0.000 833:0.000 838:0.000 843:0.000 848:0.000 853:0.000 858:0.000 863:0.000 868:0.000 873:0.000 878:0.000 883:0.000 888:0.000 893:0.000 898:0.000 903:0.000 908:0.000 909:1.000 914:1.000 919:1.000 924:1.000 929:1.000 934:1.000 939:1.000 944:1.000 949:1.000 954:1.000 959:1.000 964:1.000 969:1.000 974:1.000 979:1.000 984:1.000 989:1.000 994:1.000 999:1.000 1004:1.000 1009:1.000 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3" office:value-type="string" calcext:value-type="string">
            <text:p>topspeed</text:p>
          </table:table-cell>
          <table:table-cell table:style-name="ce27" table:formula="of:=COM.MICROSOFT.CONCAT([.Z35];[.Z38];[.Z41];[.Z44];[.Z47];[.Z50];[.Z53];[.Z56];[.Z59];[.Z62];[.Z65])" office:value-type="string" office:string-value="000:0.400 050:0.450 060:0.750 080:0.870 090:1.050 100:1.200 101:0.400 151:0.450 161:0.750 181:0.870 191:1.050 201:1.200 202:0.500 252:0.500 262:0.700 282:0.850 292:0.900 302:1.000 303:0.400 353:0.600 363:0.650 383:0.750 393:0.800 403:0.800 404:0.400 454:0.600 464:0.650 484:0.750 494:0.800 504:0.800 505:0.000 510:0.000 515:0.000 520:0.000 525:0.000 530:0.000 535:0.000 540:0.000 545:0.000 550:0.000 555:0.000 560:0.000 565:0.000 570:0.000 575:0.000 580:0.000 585:0.000 590:0.000 595:0.000 600:0.000 605:0.000 606:0.000 611:0.000 616:0.000 621:0.000 626:0.000 631:0.000 636:0.000 641:0.000 646:0.000 651:0.000 656:0.000 661:0.000 666:0.000 671:0.000 676:0.000 681:0.000 686:0.000 691:0.000 696:0.000 701:0.000 706:0.000 707:0.000 712:0.000 717:0.000 722:0.000 727:0.000 732:0.000 737:0.000 742:0.000 747:0.000 752:0.000 757:0.000 762:0.000 767:0.000 772:0.000 777:0.000 782:0.000 787:0.000 792:0.000 797:0.000 802:0.000 807:0.000 808:0.000 813:0.000 818:0.000 823:0.000 828:0.000 833:0.000 838:0.000 843:0.000 848:0.000 853:0.000 858:0.000 863:0.000 868:0.000 873:0.000 878:0.000 883:0.000 888:0.000 893:0.000 898:0.000 903:0.000 908:0.000 909:1.000 914:1.000 919:1.000 924:1.000 929:1.000 934:1.000 939:1.000 944:1.000 949:1.000 954:1.000 959:1.000 964:1.000 969:1.000 974:1.000 979:1.000 984:1.000 989:1.000 994:1.000 999:1.000 1004:1.000 1009:1.000 " calcext:value-type="string">
            <text:p>000:0.400 050:0.450 060:0.750 080:0.870 090:1.050 100:1.200 101:0.400 151:0.450 161:0.750 181:0.870 191:1.050 201:1.200 202:0.500 252:0.500 262:0.700 282:0.850 292:0.900 302:1.000 303:0.400 353:0.600 363:0.650 383:0.750 393:0.800 403:0.800 404:0.400 454:0.600 464:0.650 484:0.750 494:0.800 504:0.800 505:0.000 510:0.000 515:0.000 520:0.000 525:0.000 530:0.000 535:0.000 540:0.000 545:0.000 550:0.000 555:0.000 560:0.000 565:0.000 570:0.000 575:0.000 580:0.000 585:0.000 590:0.000 595:0.000 600:0.000 605:0.000 606:0.000 611:0.000 616:0.000 621:0.000 626:0.000 631:0.000 636:0.000 641:0.000 646:0.000 651:0.000 656:0.000 661:0.000 666:0.000 671:0.000 676:0.000 681:0.000 686:0.000 691:0.000 696:0.000 701:0.000 706:0.000 707:0.000 712:0.000 717:0.000 722:0.000 727:0.000 732:0.000 737:0.000 742:0.000 747:0.000 752:0.000 757:0.000 762:0.000 767:0.000 772:0.000 777:0.000 782:0.000 787:0.000 792:0.000 797:0.000 802:0.000 807:0.000 808:0.000 813:0.000 818:0.000 823:0.000 828:0.000 833:0.000 838:0.000 843:0.000 848:0.000 853:0.000 858:0.000 863:0.000 868:0.000 873:0.000 878:0.000 883:0.000 888:0.000 893:0.000 898:0.000 903:0.000 908:0.000 909:1.000 914:1.000 919:1.000 924:1.000 929:1.000 934:1.000 939:1.000 944:1.000 949:1.000 954:1.000 959:1.000 964:1.000 969:1.000 974:1.000 979:1.000 984:1.000 989:1.000 994:1.000 999:1.000 1004:1.000 1009:1.000 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57" office:value-type="string" calcext:value-type="string" table:number-columns-spanned="9" table:number-rows-spanned="9">
            <text:p>The interpolation arrays in column D can be copy-pasted into the response curves of the kart_characteristics.xml file. However, <text:s/>keep in mind that there are more relevant per-compound values that don’t need to be automatically generated, like the degradation transfer, calculation modes. Make sure to check all are still reasonable after editing the response curves</text:p>
          </table:table-cell>
          <table:covered-table-cell table:number-columns-repeated="8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 table:number-rows-repeated="104850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ackup" table:style-name="ta1">
        <table:table-column table:style-name="co1" table:default-cell-style-name="Default"/>
        <table:table-column table:style-name="co4" table:default-cell-style-name="ce72"/>
        <table:table-column table:style-name="co5" table:default-cell-style-name="ce72"/>
        <table:table-column table:style-name="co4" table:default-cell-style-name="ce72"/>
        <table:table-column table:style-name="co6" table:number-columns-repeated="5" table:default-cell-style-name="ce75"/>
        <table:table-column table:style-name="co1" table:default-cell-style-name="ce75"/>
        <table:table-column table:style-name="co6" table:default-cell-style-name="ce75"/>
        <table:table-column table:style-name="co1" table:default-cell-style-name="ce75"/>
        <table:table-column table:style-name="co6" table:default-cell-style-name="ce75"/>
        <table:table-column table:style-name="co1" table:default-cell-style-name="ce75"/>
        <table:table-column table:style-name="co6" table:default-cell-style-name="ce75"/>
        <table:table-column table:style-name="co1" table:default-cell-style-name="ce75"/>
        <table:table-column table:style-name="co6" table:default-cell-style-name="ce75"/>
        <table:table-column table:style-name="co1" table:default-cell-style-name="ce75"/>
        <table:table-column table:style-name="co6" table:default-cell-style-name="ce75"/>
        <table:table-column table:style-name="co1" table:number-columns-repeated="5" table:default-cell-style-name="ce75"/>
        <table:table-column table:style-name="co6" table:default-cell-style-name="ce75"/>
        <table:table-row table:style-name="ro1">
          <table:table-cell office:value-type="string" calcext:value-type="string">
            <text:p>Original compounds before the auto generation tool was created</text:p>
          </table:table-cell>
          <table:table-cell table:style-name="Default" table:number-columns-repeated="24"/>
        </table:table-row>
        <table:table-row table:style-name="ro1">
          <table:table-cell/>
          <table:table-cell office:value-type="string" calcext:value-type="string">
            <text:p>SO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ning</text:p>
          </table:table-cell>
          <table:table-cell office:value-type="float" office:value="1.2" calcext:value-type="float">
            <text:p>1.20</text:p>
          </table:table-cell>
          <table:table-cell office:value-type="float" office:value="1.1" calcext:value-type="float">
            <text:p>1.10</text:p>
          </table:table-cell>
          <table:table-cell office:value-type="float" office:value="0.98" calcext:value-type="float">
            <text:p>0.98</text:p>
          </table:table-cell>
          <table:table-cell office:value-type="float" office:value="0.92" calcext:value-type="float">
            <text:p>0.92</text:p>
          </table:table-cell>
          <table:table-cell table:number-columns-repeated="2"/>
          <table:table-cell office:value-type="float" office:value="0.9" calcext:value-type="float">
            <text:p>0.90</text:p>
          </table:table-cell>
          <table:table-cell/>
          <table:table-cell office:value-type="float" office:value="0.85" calcext:value-type="float">
            <text:p>0.85</text:p>
          </table:table-cell>
          <table:table-cell/>
          <table:table-cell office:value-type="float" office:value="0.6" calcext:value-type="float">
            <text:p>0.60</text:p>
          </table:table-cell>
          <table:table-cell/>
          <table:table-cell office:value-type="float" office:value="0.5" calcext:value-type="float">
            <text:p>0.50</text:p>
          </table:table-cell>
          <table:table-cell/>
          <table:table-cell office:value-type="float" office:value="0.35" calcext:value-type="float">
            <text:p>0.35</text:p>
          </table:table-cell>
          <table:table-cell table:number-columns-repeated="5"/>
          <table:table-cell office:value-type="float" office:value="0.3" calcext:value-type="float">
            <text:p>0.30</text:p>
          </table:table-cell>
        </table:table-row>
        <table:table-row table:style-name="ro1">
          <table:table-cell/>
          <table:table-cell office:value-type="string" calcext:value-type="string">
            <text:p>SO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ction</text:p>
          </table:table-cell>
          <table:table-cell office:value-type="float" office:value="1.2" calcext:value-type="float">
            <text:p>1.20</text:p>
          </table:table-cell>
          <table:table-cell office:value-type="float" office:value="1.5" calcext:value-type="float">
            <text:p>1.50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float" office:value="0.9" calcext:value-type="float">
            <text:p>0.90</text:p>
          </table:table-cell>
          <table:table-cell/>
          <table:table-cell office:value-type="float" office:value="0.85" calcext:value-type="float">
            <text:p>0.85</text:p>
          </table:table-cell>
          <table:table-cell/>
          <table:table-cell office:value-type="float" office:value="0.65" calcext:value-type="float">
            <text:p>0.65</text:p>
          </table:table-cell>
          <table:table-cell/>
          <table:table-cell office:value-type="float" office:value="0.5" calcext:value-type="float">
            <text:p>0.50</text:p>
          </table:table-cell>
          <table:table-cell/>
          <table:table-cell office:value-type="float" office:value="0.4" calcext:value-type="float">
            <text:p>0.40</text:p>
          </table:table-cell>
          <table:table-cell/>
          <table:table-cell office:value-type="float" office:value="0.3" calcext:value-type="float">
            <text:p>0.30</text:p>
          </table:table-cell>
          <table:table-cell table:number-columns-repeated="5"/>
          <table:table-cell office:value-type="float" office:value="0.2" calcext:value-type="float">
            <text:p>0.20</text:p>
          </table:table-cell>
        </table:table-row>
        <table:table-row table:style-name="ro1">
          <table:table-cell/>
          <table:table-cell office:value-type="string" calcext:value-type="string">
            <text:p>SO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speed</text:p>
          </table:table-cell>
          <table:table-cell office:value-type="float" office:value="1.2" calcext:value-type="float">
            <text:p>1.20</text:p>
          </table:table-cell>
          <table:table-cell/>
          <table:table-cell office:value-type="float" office:value="1.05" calcext:value-type="float">
            <text:p>1.05</text:p>
          </table:table-cell>
          <table:table-cell/>
          <table:table-cell office:value-type="float" office:value="0.87" calcext:value-type="float">
            <text:p>0.87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9"/>
          <table:table-cell office:value-type="float" office:value="0.4" calcext:value-type="float">
            <text:p>0.40</text:p>
          </table:table-cell>
        </table:table-row>
        <table:table-row table:style-name="ro1">
          <table:table-cell/>
          <table:table-cell table:style-name="ce73" office:value-type="string" calcext:value-type="string">
            <text:p>MEDIUM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turning</text:p>
          </table:table-cell>
          <table:table-cell table:style-name="ce76" office:value-type="float" office:value="1" calcext:value-type="float">
            <text:p>1.00</text:p>
          </table:table-cell>
          <table:table-cell table:style-name="ce76" office:value-type="float" office:value="0.98" calcext:value-type="float">
            <text:p>0.98</text:p>
          </table:table-cell>
          <table:table-cell table:style-name="ce76" office:value-type="float" office:value="0.95" calcext:value-type="float">
            <text:p>0.95</text:p>
          </table:table-cell>
          <table:table-cell table:style-name="ce76" office:value-type="float" office:value="0.85" calcext:value-type="float">
            <text:p>0.85</text:p>
          </table:table-cell>
          <table:table-cell table:style-name="ce76" table:number-columns-repeated="2"/>
          <table:table-cell table:style-name="ce76" office:value-type="float" office:value="0.65" calcext:value-type="float">
            <text:p>0.65</text:p>
          </table:table-cell>
          <table:table-cell table:style-name="ce76"/>
          <table:table-cell table:style-name="ce76" office:value-type="float" office:value="0.55" calcext:value-type="float">
            <text:p>0.55</text:p>
          </table:table-cell>
          <table:table-cell table:style-name="ce76"/>
          <table:table-cell table:style-name="ce76" office:value-type="float" office:value="0.5" calcext:value-type="float">
            <text:p>0.50</text:p>
          </table:table-cell>
          <table:table-cell table:style-name="ce76"/>
          <table:table-cell table:style-name="ce76" office:value-type="float" office:value="0.4" calcext:value-type="float">
            <text:p>0.40</text:p>
          </table:table-cell>
          <table:table-cell table:style-name="ce76"/>
          <table:table-cell table:style-name="ce76" office:value-type="float" office:value="0.35" calcext:value-type="float">
            <text:p>0.35</text:p>
          </table:table-cell>
          <table:table-cell table:style-name="ce76" table:number-columns-repeated="5"/>
          <table:table-cell table:style-name="ce76" office:value-type="float" office:value="0.3" calcext:value-type="float">
            <text:p>0.30</text:p>
          </table:table-cell>
        </table:table-row>
        <table:table-row table:style-name="ro1">
          <table:table-cell/>
          <table:table-cell table:style-name="ce73" office:value-type="string" calcext:value-type="string">
            <text:p>MEDIUM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traction</text:p>
          </table:table-cell>
          <table:table-cell table:number-columns-repeated="2" table:style-name="ce76" office:value-type="float" office:value="1" calcext:value-type="float">
            <text:p>1.00</text:p>
          </table:table-cell>
          <table:table-cell table:style-name="ce76" office:value-type="float" office:value="0.95" calcext:value-type="float">
            <text:p>0.95</text:p>
          </table:table-cell>
          <table:table-cell table:style-name="ce76"/>
          <table:table-cell table:style-name="ce76" office:value-type="float" office:value="0.85" calcext:value-type="float">
            <text:p>0.85</text:p>
          </table:table-cell>
          <table:table-cell table:style-name="ce76"/>
          <table:table-cell table:style-name="ce76" office:value-type="float" office:value="0.8" calcext:value-type="float">
            <text:p>0.80</text:p>
          </table:table-cell>
          <table:table-cell table:style-name="ce76"/>
          <table:table-cell table:style-name="ce76" office:value-type="float" office:value="0.6" calcext:value-type="float">
            <text:p>0.60</text:p>
          </table:table-cell>
          <table:table-cell table:style-name="ce76"/>
          <table:table-cell table:style-name="ce76" office:value-type="float" office:value="0.5" calcext:value-type="float">
            <text:p>0.50</text:p>
          </table:table-cell>
          <table:table-cell table:style-name="ce76"/>
          <table:table-cell table:style-name="ce76" office:value-type="float" office:value="0.4" calcext:value-type="float">
            <text:p>0.40</text:p>
          </table:table-cell>
          <table:table-cell table:style-name="ce76"/>
          <table:table-cell table:style-name="ce76" office:value-type="float" office:value="0.3" calcext:value-type="float">
            <text:p>0.30</text:p>
          </table:table-cell>
          <table:table-cell table:style-name="ce76" table:number-columns-repeated="5"/>
          <table:table-cell table:style-name="ce76" office:value-type="float" office:value="0.2" calcext:value-type="float">
            <text:p>0.20</text:p>
          </table:table-cell>
        </table:table-row>
        <table:table-row table:style-name="ro1">
          <table:table-cell/>
          <table:table-cell table:style-name="ce73" office:value-type="string" calcext:value-type="string">
            <text:p>MEDIUM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topspeed</text:p>
          </table:table-cell>
          <table:table-cell table:style-name="ce76" office:value-type="float" office:value="1" calcext:value-type="float">
            <text:p>1.00</text:p>
          </table:table-cell>
          <table:table-cell table:style-name="ce76"/>
          <table:table-cell table:style-name="ce76" office:value-type="float" office:value="0.9" calcext:value-type="float">
            <text:p>0.90</text:p>
          </table:table-cell>
          <table:table-cell table:style-name="ce76"/>
          <table:table-cell table:style-name="ce76" office:value-type="float" office:value="0.85" calcext:value-type="float">
            <text:p>0.85</text:p>
          </table:table-cell>
          <table:table-cell table:style-name="ce76" table:number-columns-repeated="3"/>
          <table:table-cell table:style-name="ce76" office:value-type="float" office:value="0.7" calcext:value-type="float">
            <text:p>0.70</text:p>
          </table:table-cell>
          <table:table-cell table:style-name="ce76"/>
          <table:table-cell table:style-name="ce76" office:value-type="float" office:value="0.5" calcext:value-type="float">
            <text:p>0.50</text:p>
          </table:table-cell>
          <table:table-cell table:style-name="ce76" table:number-columns-repeated="9"/>
          <table:table-cell table:style-name="ce76" office:value-type="float" office:value="0.5" calcext:value-type="float">
            <text:p>0.50</text:p>
          </table:table-cell>
        </table:table-row>
        <table:table-row table:style-name="ro1">
          <table:table-cell/>
          <table:table-cell table:style-name="ce74" office:value-type="string" calcext:value-type="string">
            <text:p>HARD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turning</text:p>
          </table:table-cell>
          <table:table-cell table:style-name="ce77" office:value-type="float" office:value="0.85" calcext:value-type="float">
            <text:p>0.85</text:p>
          </table:table-cell>
          <table:table-cell table:style-name="ce77" office:value-type="float" office:value="0.93" calcext:value-type="float">
            <text:p>0.93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0.78" calcext:value-type="float">
            <text:p>0.78</text:p>
          </table:table-cell>
          <table:table-cell table:style-name="ce77" table:number-columns-repeated="2"/>
          <table:table-cell table:style-name="ce77" office:value-type="float" office:value="0.6" calcext:value-type="float">
            <text:p>0.60</text:p>
          </table:table-cell>
          <table:table-cell table:style-name="ce77"/>
          <table:table-cell table:style-name="ce77" office:value-type="float" office:value="0.5" calcext:value-type="float">
            <text:p>0.50</text:p>
          </table:table-cell>
          <table:table-cell table:style-name="ce77"/>
          <table:table-cell table:style-name="ce77" office:value-type="float" office:value="0.45" calcext:value-type="float">
            <text:p>0.45</text:p>
          </table:table-cell>
          <table:table-cell table:style-name="ce77"/>
          <table:table-cell table:style-name="ce77" office:value-type="float" office:value="0.4" calcext:value-type="float">
            <text:p>0.40</text:p>
          </table:table-cell>
          <table:table-cell table:style-name="ce77"/>
          <table:table-cell table:style-name="ce77" office:value-type="float" office:value="0.35" calcext:value-type="float">
            <text:p>0.35</text:p>
          </table:table-cell>
          <table:table-cell table:style-name="ce77" table:number-columns-repeated="5"/>
          <table:table-cell table:style-name="ce77" office:value-type="float" office:value="0.3" calcext:value-type="float">
            <text:p>0.30</text:p>
          </table:table-cell>
        </table:table-row>
        <table:table-row table:style-name="ro1">
          <table:table-cell/>
          <table:table-cell table:style-name="ce74" office:value-type="string" calcext:value-type="string">
            <text:p>HARD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traction</text:p>
          </table:table-cell>
          <table:table-cell table:style-name="ce77" office:value-type="float" office:value="0.85" calcext:value-type="float">
            <text:p>0.85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 office:value-type="float" office:value="0.8" calcext:value-type="float">
            <text:p>0.80</text:p>
          </table:table-cell>
          <table:table-cell table:style-name="ce77"/>
          <table:table-cell table:style-name="ce77" office:value-type="float" office:value="0.8" calcext:value-type="float">
            <text:p>0.80</text:p>
          </table:table-cell>
          <table:table-cell table:style-name="ce77"/>
          <table:table-cell table:style-name="ce77" office:value-type="float" office:value="0.75" calcext:value-type="float">
            <text:p>0.75</text:p>
          </table:table-cell>
          <table:table-cell table:style-name="ce77"/>
          <table:table-cell table:style-name="ce77" office:value-type="float" office:value="0.67" calcext:value-type="float">
            <text:p>0.67</text:p>
          </table:table-cell>
          <table:table-cell table:style-name="ce77"/>
          <table:table-cell table:style-name="ce77" office:value-type="float" office:value="0.53" calcext:value-type="float">
            <text:p>0.53</text:p>
          </table:table-cell>
          <table:table-cell table:style-name="ce77"/>
          <table:table-cell table:style-name="ce77" office:value-type="float" office:value="0.4" calcext:value-type="float">
            <text:p>0.40</text:p>
          </table:table-cell>
          <table:table-cell table:style-name="ce77"/>
          <table:table-cell table:style-name="ce77" office:value-type="float" office:value="0.35" calcext:value-type="float">
            <text:p>0.35</text:p>
          </table:table-cell>
          <table:table-cell table:style-name="ce77" table:number-columns-repeated="5"/>
          <table:table-cell table:style-name="ce77" office:value-type="float" office:value="0.2" calcext:value-type="float">
            <text:p>0.20</text:p>
          </table:table-cell>
        </table:table-row>
        <table:table-row table:style-name="ro1">
          <table:table-cell/>
          <table:table-cell table:style-name="ce74" office:value-type="string" calcext:value-type="string">
            <text:p>HARD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topspeed</text:p>
          </table:table-cell>
          <table:table-cell table:style-name="ce77" office:value-type="float" office:value="0.8" calcext:value-type="float">
            <text:p>0.80</text:p>
          </table:table-cell>
          <table:table-cell table:style-name="ce77"/>
          <table:table-cell table:style-name="ce77" office:value-type="float" office:value="0.8" calcext:value-type="float">
            <text:p>0.80</text:p>
          </table:table-cell>
          <table:table-cell table:style-name="ce77"/>
          <table:table-cell table:style-name="ce77" office:value-type="float" office:value="0.75" calcext:value-type="float">
            <text:p>0.75</text:p>
          </table:table-cell>
          <table:table-cell table:style-name="ce77" table:number-columns-repeated="3"/>
          <table:table-cell table:style-name="ce77" office:value-type="float" office:value="0.65" calcext:value-type="float">
            <text:p>0.65</text:p>
          </table:table-cell>
          <table:table-cell table:style-name="ce77"/>
          <table:table-cell table:style-name="ce77" office:value-type="float" office:value="0.6" calcext:value-type="float">
            <text:p>0.60</text:p>
          </table:table-cell>
          <table:table-cell table:style-name="ce77" table:number-columns-repeated="9"/>
          <table:table-cell table:style-name="ce77" office:value-type="float" office:value="0.4" calcext:value-type="float">
            <text:p>0.40</text:p>
          </table:table-cell>
        </table:table-row>
      </table:table>
      <table:named-expressions/>
      <table:database-ranges>
        <table:database-range table:name="__Anonymous_Sheet_DB__0" table:target-range-address="MAIN.A2:MAIN.X2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15:37:53.495832664</meta:creation-date>
    <dc:date>2024-09-20T21:22:39.825736201</dc:date>
    <meta:editing-duration>PT1H38M35S</meta:editing-duration>
    <meta:editing-cycles>17</meta:editing-cycles>
    <meta:generator>LibreOffice/7.4.7.2$Linux_X86_64 LibreOffice_project/40$Build-2</meta:generator>
    <meta:document-statistic meta:table-count="2" meta:cell-count="1419" meta:object-count="0"/>
  </office:meta>
</office:document-meta>
</file>